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3.662cm"/>
    </style:style>
    <style:style style:name="co42" style:family="table-column">
      <style:table-column-properties fo:break-before="auto" style:column-width="4.135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446cm"/>
    </style:style>
    <style:style style:name="co45" style:family="table-column">
      <style:table-column-properties fo:break-before="auto" style:column-width="6.992cm"/>
    </style:style>
    <style:style style:name="co46" style:family="table-column">
      <style:table-column-properties fo:break-before="auto" style:column-width="1.554cm"/>
    </style:style>
    <style:style style:name="co47" style:family="table-column">
      <style:table-column-properties fo:break-before="auto" style:column-width="2.08cm"/>
    </style:style>
    <style:style style:name="co48" style:family="table-column">
      <style:table-column-properties fo:break-before="auto" style:column-width="1.954cm"/>
    </style:style>
    <style:style style:name="co49" style:family="table-column">
      <style:table-column-properties fo:break-before="auto" style:column-width="1.386cm"/>
    </style:style>
    <style:style style:name="co50" style:family="table-column">
      <style:table-column-properties fo:break-before="auto" style:column-width="1.312cm"/>
    </style:style>
    <style:style style:name="co51" style:family="table-column">
      <style:table-column-properties fo:break-before="auto" style:column-width="1.928cm"/>
    </style:style>
    <style:style style:name="co52" style:family="table-column">
      <style:table-column-properties fo:break-before="auto" style:column-width="1.365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1.713cm"/>
    </style:style>
    <style:style style:name="co59" style:family="table-column">
      <style:table-column-properties fo:break-before="auto" style:column-width="2.025cm"/>
    </style:style>
    <style:style style:name="co60" style:family="table-column">
      <style:table-column-properties fo:break-before="auto" style:column-width="3.052cm"/>
    </style:style>
    <style:style style:name="co61" style:family="table-column">
      <style:table-column-properties fo:break-before="auto" style:column-width="14.8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342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788cm" fo:break-before="auto" style:use-optimal-row-height="true"/>
    </style:style>
    <style:style style:name="ro10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2.817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2.027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2.579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02cm solid #000000" fo:background-color="#ccffff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6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7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8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30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1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  <style:text-properties style:use-window-font-color="true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7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8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9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40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41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2" style:family="table-cell" style:parent-style-name="Default">
      <style:table-cell-properties fo:border="0.002cm solid #000000" style:vertical-align="middle"/>
    </style:style>
    <style:style style:name="ce43" style:family="table-cell" style:parent-style-name="Default">
      <style:table-cell-properties style:vertical-align="middle"/>
      <style:text-properties style:font-name="Arial" fo:font-size="10pt" fo:font-style="normal"/>
    </style:style>
    <style:style style:name="ce44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5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6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8" style:family="table-cell" style:parent-style-name="Default">
      <style:table-cell-properties fo:background-color="#ccffff" style:cell-protect="none" style:print-content="true" fo:border="0.002cm solid #000000" style:vertical-align="middle"/>
      <style:text-properties fo:font-size="9pt" style:font-size-asian="9pt" style:font-size-complex="9pt"/>
    </style:style>
    <style:style style:name="ce49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none" fo:border-left="none" fo:border-right="none" fo:border-top="0.088cm solid #000000"/>
    </style:style>
    <style:style style:name="ce51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52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3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4" style:family="table-cell" style:parent-style-name="Default">
      <style:table-cell-properties style:cell-protect="none" style:print-content="true" fo:border="0.002cm solid #000000"/>
    </style:style>
    <style:style style:name="ce55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8" style:family="table-cell" style:parent-style-name="Default">
      <style:table-cell-properties style:vertical-align="middle"/>
      <style:text-properties fo:color="#ff0000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61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5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7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71" style:family="table-cell" style:parent-style-name="Default">
      <style:table-cell-properties style:cell-protect="none" style:print-content="true" fo:border="0.002cm solid #000000" style:vertical-align="middle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5" style:family="table-cell" style:parent-style-name="Default" style:data-style-name="N119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6" style:family="table-cell" style:parent-style-name="Default" style:data-style-name="N154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7" style:family="table-cell" style:parent-style-name="Default" style:data-style-name="N134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1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2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83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5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8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9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90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9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6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8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9" style:family="table-cell" style:parent-style-name="Default">
      <style:table-cell-properties fo:border-bottom="none" fo:border-left="none" fo:border-right="0.088cm solid #000000" fo:border-top="0.088cm solid #000000"/>
    </style:style>
    <style:style style:name="ce110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122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3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6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1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5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6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7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4" style:family="table-cell" style:parent-style-name="Default" style:data-style-name="N133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5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8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9" style:family="table-cell" style:parent-style-name="Default">
      <style:table-cell-properties fo:border-bottom="0.002cm solid #000000" fo:background-color="transparent" fo:wrap-option="wrap" fo:border-left="0.002cm solid #000000" fo:border-right="0.088cm solid #000000" fo:border-top="0.088cm solid #000000" style:vertical-align="middle"/>
      <style:text-properties style:use-window-font-color="true"/>
    </style:style>
    <style:style style:name="ce160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61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162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63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64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5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7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8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9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7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1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7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7" style:family="table-cell" style:parent-style-name="Default">
      <style:table-cell-properties fo:background-color="transparent" style:vertical-align="middle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3" style:family="table-cell" style:parent-style-name="Default">
      <style:table-cell-properties style:vertical-align="middle"/>
      <style:text-properties fo:font-size="8pt"/>
    </style:style>
    <style:style style:name="ce184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6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8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90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1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92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3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6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7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9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200" style:family="table-cell" style:parent-style-name="Default">
      <style:table-cell-properties style:vertical-align="middle"/>
      <style:text-properties style:font-name="Arial" fo:font-size="8pt"/>
    </style:style>
    <style:style style:name="ce201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202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203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4" style:family="table-cell" style:parent-style-name="Default">
      <style:table-cell-properties style:vertical-align="middle"/>
      <style:text-properties style:font-name="Arial" fo:font-size="9pt"/>
    </style:style>
    <style:style style:name="ce20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0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10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1" style:family="table-cell" style:parent-style-name="Default">
      <style:table-cell-properties fo:border="0.035cm solid #000000" style:vertical-align="middle"/>
    </style:style>
    <style:style style:name="ce21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4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15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6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7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20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21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3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24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25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26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30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3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7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8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4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7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9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50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00" fo:font-size="9pt"/>
    </style:style>
    <style:style style:name="ce251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52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53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54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6" style:family="table-cell" style:parent-style-name="Default" style:data-style-name="N119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7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59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6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61" style:family="table-cell" style:parent-style-name="Default">
      <style:table-cell-properties style:vertical-align="middle"/>
      <style:text-properties fo:font-size="7pt"/>
    </style:style>
    <style:style style:name="ce26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64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8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75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7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79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80" style:family="table-cell" style:parent-style-name="Default" style:data-style-name="N160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8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3" style:family="table-cell" style:parent-style-name="Default">
      <style:table-cell-properties style:vertical-align="middle"/>
      <style:text-properties style:font-name="Arial" fo:font-size="7pt"/>
    </style:style>
    <style:style style:name="ce284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86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2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5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96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9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8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99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300" style:family="table-cell" style:parent-style-name="Default" style:data-style-name="N145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301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2" style:family="table-cell" style:parent-style-name="Default" style:data-style-name="N145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303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6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7" style:family="table-cell" style:parent-style-name="Default">
      <style:table-cell-properties fo:border="0.035cm solid #000000" style:vertical-align="middle"/>
      <style:text-properties fo:font-size="7pt" style:font-size-asian="7pt" style:font-size-complex="7pt"/>
    </style:style>
    <style:style style:name="ce30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0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1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6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20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21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22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3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2" style:family="table-cell" style:parent-style-name="Default">
      <style:table-cell-properties fo:background-color="transparent" style:vertical-align="middle"/>
      <style:text-properties fo:color="#ff0000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4" style:family="table-cell" style:parent-style-name="Default">
      <style:table-cell-properties style:vertical-align="middle"/>
      <style:text-properties style:use-window-font-color="true"/>
    </style:style>
    <style:style style:name="ce335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38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39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4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4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4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5" style:family="table-cell" style:parent-style-name="Default">
      <style:table-cell-properties fo:border-bottom="none" fo:border-left="0.088cm solid #000000" fo:border-right="0.088cm solid #000000" fo:border-top="none"/>
    </style:style>
    <style:style style:name="ce34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#e6e6e6" fo:border="0.002cm solid #000000"/>
    </style:style>
    <style:style style:name="ce3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0.5pt" style:font-size-asian="10.5pt" style:font-size-complex="10.5pt"/>
    </style:style>
    <style:style style:name="ce34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5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51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52" style:family="table-cell" style:parent-style-name="Default">
      <style:table-cell-properties fo:border="0.002cm solid #000000"/>
      <style:text-properties fo:font-size="9pt"/>
    </style:style>
    <style:style style:name="ce353" style:family="table-cell" style:parent-style-name="Default">
      <style:table-cell-properties fo:border="0.002cm solid #000000"/>
      <style:text-properties fo:color="#999999" fo:font-size="9pt"/>
    </style:style>
    <style:style style:name="ce354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55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56" style:family="table-cell" style:parent-style-name="Default">
      <style:table-cell-properties fo:border-bottom="0.088cm solid #000000" fo:border-left="none" fo:border-right="none" fo:border-top="none"/>
    </style:style>
    <style:style style:name="ce357" style:family="table-cell" style:parent-style-name="Default">
      <style:table-cell-properties fo:border="0.002cm solid #000000"/>
    </style:style>
    <style:style style:name="ce3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fo:border-left="none" fo:border-right="0.088cm solid #000000" fo:border-top="none"/>
    </style:style>
    <style:style style:name="ce360" style:family="table-cell" style:parent-style-name="Default">
      <style:table-cell-properties fo:border="0.002cm solid #000000"/>
      <style:text-properties fo:color="#999999"/>
    </style:style>
    <style:style style:name="ce3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2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3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4" style:family="table-cell" style:parent-style-name="Default" style:data-style-name="N159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5" style:family="table-cell" style:parent-style-name="Default" style:data-style-name="N119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7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71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372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73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7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7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76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7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999999"/>
    </style:style>
    <style:style style:name="ce3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8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90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9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9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="0.002cm solid #000000" style:vertical-align="middle"/>
      <style:text-properties fo:font-size="9pt" fo:font-weight="normal" style:font-size-asian="9pt" style:font-size-complex="9pt"/>
    </style:style>
    <style:style style:name="ce395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96" style:family="table-cell" style:parent-style-name="Default"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98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99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400" style:family="table-cell" style:parent-style-name="Default">
      <style:table-cell-properties fo:border="none"/>
    </style:style>
    <style:style style:name="ce401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402" style:family="table-cell" style:parent-style-name="Default" style:data-style-name="N153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40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1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1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4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2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4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27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28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31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2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4" style:family="table-cell" style:parent-style-name="Default" style:data-style-name="N133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5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36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7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/>
    </style:style>
    <style:style style:name="ce462" style:family="table-cell" style:parent-style-name="Default">
      <style:text-properties style:font-name="DejaVu Serif" fo:font-size="9pt"/>
    </style:style>
    <style:style style:name="ce463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font-name="DejaVu Serif" fo:font-size="9pt" fo:font-style="normal" fo:font-weight="bold"/>
    </style:style>
    <style:style style:name="ce473" style:family="table-cell" style:parent-style-name="Default" style:data-style-name="N100">
      <style:text-properties fo:font-weight="bold"/>
    </style:style>
    <style:style style:name="ce474" style:family="table-cell" style:parent-style-name="Default" style:data-style-name="N100">
      <style:text-properties fo:font-weight="normal" style:font-weight-asian="normal" style:font-weight-complex="normal"/>
    </style:style>
    <style:style style:name="ce47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8" style:family="table-cell" style:parent-style-name="Default" style:data-style-name="N100">
      <style:text-properties fo:font-weight="normal"/>
    </style:style>
    <style:style style:name="ce479" style:family="table-cell" style:parent-style-name="Default">
      <style:text-properties fo:font-weight="normal"/>
    </style:style>
    <style:style style:name="ce480" style:family="table-cell" style:parent-style-name="Default">
      <style:text-properties fo:font-weight="normal" style:font-weight-asian="normal" style:font-weight-complex="normal"/>
    </style:style>
    <style:style style:name="ce481" style:family="table-cell" style:parent-style-name="Default">
      <style:text-properties style:use-window-font-color="true" fo:font-weight="normal" style:font-weight-asian="normal" style:font-weight-complex="normal"/>
    </style:style>
    <style:style style:name="ce482" style:family="table-cell" style:parent-style-name="Default">
      <style:text-properties fo:font-weight="bold"/>
    </style:style>
    <style:style style:name="ce483" style:family="table-cell" style:parent-style-name="Default">
      <style:text-properties fo:color="#ff0000" fo:font-weight="normal"/>
    </style:style>
    <style:style style:name="ce48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516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6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7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4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7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7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81" style:family="table-cell" style:parent-style-name="Default">
      <style:text-properties style:use-window-font-color="true"/>
    </style:style>
    <style:style style:name="ce58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8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84" style:family="table-cell" style:parent-style-name="Default" style:data-style-name="N123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8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8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8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3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598" style:family="table-cell" style:parent-style-name="Default" style:data-style-name="N177">
      <style:table-cell-properties style:text-align-source="fix" style:repeat-content="false" fo:border="0.002cm solid #000000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3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 style:data-style-name="N184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2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61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6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622" style:family="table-cell" style:parent-style-name="Default">
      <style:table-cell-properties fo:border-bottom="none" fo:border-left="0.002cm solid #000000" fo:border-right="0.002cm solid #000000" fo:border-top="none"/>
    </style:style>
    <style:style style:name="ce6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4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625" style:family="table-cell" style:parent-style-name="Default" style:data-style-name="N14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119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7" style:family="table-cell" style:parent-style-name="Default" style:data-style-name="N162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8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29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0" style:family="table-cell" style:parent-style-name="Default" style:data-style-name="N145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1" style:family="table-cell" style:parent-style-name="Default" style:data-style-name="N15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3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4" style:family="table-cell" style:parent-style-name="Default" style:data-style-name="N15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35" style:family="table-cell" style:parent-style-name="Default" style:data-style-name="N15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 style:data-style-name="N18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7" style:family="table-cell" style:parent-style-name="Default" style:data-style-name="N13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none" fo:border-left="none" fo:border-right="none" fo:border-top="0.002cm solid #000000"/>
    </style:style>
    <style:style style:name="ce639" style:family="table-cell" style:parent-style-name="Default">
      <style:table-cell-properties fo:border-bottom="0.002cm solid #000000" fo:border-left="none" fo:border-right="none" fo:border-top="none"/>
    </style:style>
    <style:style style:name="ce64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44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648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49" style:family="table-cell" style:parent-style-name="Default">
      <style:table-cell-properties fo:border-bottom="none" fo:border-left="none" fo:border-right="0.002cm solid #000000" fo:border-top="0.002cm solid #000000"/>
    </style:style>
    <style:style style:name="ce650" style:family="table-cell" style:parent-style-name="Default">
      <style:table-cell-properties fo:border-bottom="none" fo:border-left="none" fo:border-right="0.002cm solid #000000" fo:border-top="none"/>
    </style:style>
    <style:style style:name="ce651" style:family="table-cell" style:parent-style-name="Default">
      <style:table-cell-properties fo:border-bottom="0.002cm solid #000000" fo:border-left="none" fo:border-right="0.002cm solid #000000" fo:border-top="none"/>
    </style:style>
    <style:style style:name="ce652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4" style:family="table-cell" style:parent-style-name="Default">
      <style:table-cell-properties fo:background-color="transparent"/>
      <style:text-properties style:use-window-font-color="true"/>
    </style:style>
    <style:style style:name="ce655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9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30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31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32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33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4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75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79"/>
          <table:covered-table-cell table:style-name="ce11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159"/>
          <table:table-cell table:style-name="ce174"/>
          <table:table-cell table:style-name="ce177" table:number-columns-repeated="4"/>
          <table:table-cell table:style-name="ce37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60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60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text:span text:style-name="T2"> </text:span>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161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45"/>
        </table:table-row>
        <table:table-row table:style-name="ro2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80"/>
          <table:covered-table-cell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162"/>
          <table:table-cell/>
          <table:table-cell table:style-name="Default"/>
          <table:table-cell table:number-columns-repeated="3"/>
          <table:table-cell table:style-name="ce37" table:number-columns-repeated="240"/>
        </table:table-row>
        <table:table-row table:style-name="ro3">
          <table:table-cell table:style-name="ce5" table:number-columns-spanned="11" table:number-rows-spanned="1"/>
          <table:covered-table-cell table:number-columns-repeated="9"/>
          <table:covered-table-cell table:style-name="ce163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2"/>
          <table:table-cell table:style-name="ce70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163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/>
          <table:table-cell/>
          <table:table-cell table:style-name="ce115" office:value-type="string" table:number-columns-spanned="3" table:number-rows-spanned="1">
            <text:p>Harci &amp; misztikus képz. max szintje</text:p>
          </table:table-cell>
          <table:covered-table-cell table:style-name="ce130"/>
          <table:covered-table-cell table:style-name="ce42"/>
          <table:table-cell table:style-name="ce145" table:content-validation-name="val46" table:formula="of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163"/>
          <table:table-cell table:number-columns-repeated="245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style-name="ce38"/>
          <table:covered-table-cell table:style-name="ce38"/>
          <table:covered-table-cell table:style-name="ce38"/>
          <table:table-cell table:style-name="ce81" table:content-validation-name="val46" table:formula="of:=[.$E$11]-([.$K$11]+[.$D$53]+[Harcértékek.E10]+[Mágia_Pszi.D3]+[Mágia_Pszi.F36])" office:value-type="float" office:value="600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style-name="ce39"/>
          <table:covered-table-cell table:style-name="ce39"/>
          <table:covered-table-cell table:style-name="ce39"/>
          <table:table-cell table:style-name="ce82" table:content-validation-name="val1" table:formula="of:=[$KP_tablazat.$K$7]+([.$D$8]*([.C22]+[.C23]+[$KP_tablazat.$K8]+[KP_tablazat.K9]))" office:value-type="float" office:value="600">
            <text:p>600</text:p>
          </table:table-cell>
          <table:table-cell/>
          <table:table-cell table:style-name="ce116" office:value-type="string" table:number-columns-spanned="4" table:number-rows-spanned="1">
            <text:p>Képzettségekre költött KP</text:p>
          </table:table-cell>
          <table:covered-table-cell table:style-name="ce131"/>
          <table:covered-table-cell table:style-name="ce131"/>
          <table:covered-table-cell table:style-name="ce131"/>
          <table:table-cell table:style-name="ce164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117"/>
          <table:table-cell table:number-columns-repeated="5"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2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style-name="ce10"/>
          <table:covered-table-cell table:style-name="ce10"/>
          <table:covered-table-cell table:style-name="ce10"/>
          <table:table-cell table:style-name="ce83" table:content-validation-name="val2" table:formula="of:=SUM([.K16:.K23])+SUM([.E32:.E42])+SUM([.E49:.E51])+[.K34]+[Harcértékek.E10]+[Mágia_Pszi.D3]" office:value-type="float" office:value="0">
            <text:p>0</text:p>
          </table:table-cell>
          <table:table-cell/>
          <table:table-cell table:style-name="ce19" office:value-type="string" table:number-columns-spanned="5" table:number-rows-spanned="1">
            <text:p>Képzettségek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85"/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style-name="ce10" table:content-validation-name="val11"/>
          <table:covered-table-cell table:style-name="ce10" table:content-validation-name="val11"/>
          <table:covered-table-cell table:style-name="ce10" table:content-validation-name="val11"/>
          <table:table-cell table:style-name="ce84" table:content-validation-name="val3" table:formula="of:=([$KP_tablazat.$K$7]+([.$D$8]*([.C22]+[$KP_tablazat.$K8])))" office:value-type="float" office:value="500">
            <text:p>500</text:p>
          </table:table-cell>
          <table:table-cell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2"/>
          <table:covered-table-cell table:style-name="ce142"/>
          <table:covered-table-cell table:style-name="ce7"/>
          <table:covered-table-cell table:style-name="ce88"/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19" office:value-type="string">
            <text:p>Harcmodor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5" office:value-type="string">
            <text:p>KP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2">
          <table:table-cell table:style-name="ce12" office:value-type="string" table:number-columns-spanned="5" table:number-rows-spanned="1">
            <text:p>Tulajdonságok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85"/>
          <table:table-cell/>
          <table:table-cell table:style-name="ce120" office:value-type="string">
            <text:p>Közelharc</text:p>
          </table:table-cell>
          <table:table-cell table:style-name="ce134" table:content-validation-name="val56"/>
          <table:table-cell table:style-name="ce134" table:content-validation-name="val57"/>
          <table:table-cell table:style-name="ce146" table:content-validation-name="val46" table:formula="of:=[.H16]+[.I16]" office:value-type="float" office:value="0">
            <text:p>0</text:p>
          </table:table-cell>
          <table:table-cell table:style-name="ce166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56" office:value-type="string" table:number-columns-spanned="2" table:number-rows-spanned="1">
            <text:p>Érték</text:p>
          </table:table-cell>
          <table:covered-table-cell table:style-name="ce42"/>
          <table:table-cell table:style-name="ce86" office:value-type="string">
            <text:p>Pont</text:p>
          </table:table-cell>
          <table:table-cell/>
          <table:table-cell table:style-name="ce120" office:value-type="string">
            <text:p>Kardvívás</text:p>
          </table:table-cell>
          <table:table-cell table:style-name="ce134" table:content-validation-name="val56"/>
          <table:table-cell table:style-name="ce134" table:content-validation-name="val57"/>
          <table:table-cell table:style-name="ce147" table:content-validation-name="val46" table:formula="of:=[.H17]+[.I17]" office:value-type="float" office:value="0">
            <text:p>0</text:p>
          </table:table-cell>
          <table:table-cell table:style-name="ce166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rő</text:p>
          </table:table-cell>
          <table:covered-table-cell table:style-name="ce42"/>
          <table:table-cell table:style-name="ce57" table:content-validation-name="val13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18];tulajdonsagok;2)" office:value-type="float" office:value="5">
            <text:p>5</text:p>
          </table:table-cell>
          <table:table-cell/>
          <table:table-cell table:style-name="ce120" office:value-type="string">
            <text:p>Pusztítás</text:p>
          </table:table-cell>
          <table:table-cell table:style-name="ce134" table:content-validation-name="val56"/>
          <table:table-cell table:style-name="ce134" table:content-validation-name="val57"/>
          <table:table-cell table:style-name="ce148" table:content-validation-name="val46" table:formula="of:=[.H18]+[.I18]" office:value-type="float" office:value="0">
            <text:p>0</text:p>
          </table:table-cell>
          <table:table-cell table:style-name="ce166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dzettség</text:p>
          </table:table-cell>
          <table:covered-table-cell table:style-name="ce42"/>
          <table:table-cell table:style-name="ce57" table:content-validation-name="val14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19];tulajdonsagok;2)" office:value-type="float" office:value="5">
            <text:p>5</text:p>
          </table:table-cell>
          <table:table-cell/>
          <table:table-cell table:style-name="ce120" office:value-type="string">
            <text:p>Lándzsavívás</text:p>
          </table:table-cell>
          <table:table-cell table:style-name="ce134" table:content-validation-name="val56"/>
          <table:table-cell table:style-name="ce134" table:content-validation-name="val57"/>
          <table:table-cell table:style-name="ce149" table:content-validation-name="val46" table:formula="of:=[.H19]+[.I19]" office:value-type="float" office:value="0">
            <text:p>0</text:p>
          </table:table-cell>
          <table:table-cell table:style-name="ce166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Ügyesség</text:p>
          </table:table-cell>
          <table:covered-table-cell table:style-name="ce42"/>
          <table:table-cell table:style-name="ce57" table:content-validation-name="val15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0];tulajdonsagok;2)" office:value-type="float" office:value="5">
            <text:p>5</text:p>
          </table:table-cell>
          <table:table-cell/>
          <table:table-cell table:style-name="ce120" office:value-type="string">
            <text:p>Hajítás</text:p>
          </table:table-cell>
          <table:table-cell table:style-name="ce134" table:content-validation-name="val57"/>
          <table:table-cell table:style-name="ce134" table:content-validation-name="val57"/>
          <table:table-cell table:style-name="ce150" table:content-validation-name="val46" table:formula="of:=[.H20]+[.I20]" office:value-type="float" office:value="0">
            <text:p>0</text:p>
          </table:table-cell>
          <table:table-cell table:style-name="ce166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Gyorsaság</text:p>
          </table:table-cell>
          <table:covered-table-cell table:style-name="ce42"/>
          <table:table-cell table:style-name="ce57" table:content-validation-name="val16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1];tulajdonsagok;2)" office:value-type="float" office:value="5">
            <text:p>5</text:p>
          </table:table-cell>
          <table:table-cell/>
          <table:table-cell table:style-name="ce120" office:value-type="string">
            <text:p>Íjászat</text:p>
          </table:table-cell>
          <table:table-cell table:style-name="ce134" table:content-validation-name="val57"/>
          <table:table-cell table:style-name="ce134" table:content-validation-name="val57"/>
          <table:table-cell table:style-name="ce151" table:content-validation-name="val46" table:formula="of:=[.H21]+[.I21]" office:value-type="float" office:value="0">
            <text:p>0</text:p>
          </table:table-cell>
          <table:table-cell table:style-name="ce166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Intelligencia</text:p>
          </table:table-cell>
          <table:covered-table-cell table:style-name="ce42"/>
          <table:table-cell table:style-name="ce57" table:content-validation-name="val17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2];tulajdonsagok;2)" office:value-type="float" office:value="5">
            <text:p>5</text:p>
          </table:table-cell>
          <table:table-cell/>
          <table:table-cell table:style-name="ce120" office:value-type="string">
            <text:p>Lövészet</text:p>
          </table:table-cell>
          <table:table-cell table:style-name="ce134" table:content-validation-name="val57"/>
          <table:table-cell table:style-name="ce134" table:content-validation-name="val57"/>
          <table:table-cell table:style-name="ce152" table:content-validation-name="val46" table:formula="of:=[.H22]+[.I22]" office:value-type="float" office:value="0">
            <text:p>0</text:p>
          </table:table-cell>
          <table:table-cell table:style-name="ce166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5"/>
          <table:table-cell table:number-columns-repeated="239"/>
        </table:table-row>
        <table:table-row table:style-name="ro1">
          <table:table-cell table:style-name="ce14" office:value-type="string" table:number-columns-spanned="2" table:number-rows-spanned="1">
            <text:p>Emlékezet</text:p>
          </table:table-cell>
          <table:covered-table-cell table:style-name="ce42"/>
          <table:table-cell table:style-name="ce57" table:content-validation-name="val18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3];tulajdonsagok;2)" office:value-type="float" office:value="5">
            <text:p>5</text:p>
          </table:table-cell>
          <table:table-cell/>
          <table:table-cell table:style-name="ce121" office:value-type="string">
            <text:p>Mágikus célzás</text:p>
          </table:table-cell>
          <table:table-cell table:style-name="ce134" table:content-validation-name="val57"/>
          <table:table-cell table:style-name="ce134" table:content-validation-name="val57"/>
          <table:table-cell table:style-name="ce153" table:content-validation-name="val46" table:formula="of:=[.H23]+[.I23]" office:value-type="float" office:value="0">
            <text:p>0</text:p>
          </table:table-cell>
          <table:table-cell table:style-name="ce166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175"/>
          <table:table-cell table:style-name="Default" table:number-columns-repeated="3"/>
          <table:table-cell table:style-name="ce174"/>
          <table:table-cell table:style-name="ce177" table:number-columns-repeated="239"/>
        </table:table-row>
        <table:table-row table:style-name="ro1">
          <table:table-cell table:style-name="ce14" office:value-type="string" table:number-columns-spanned="2" table:number-rows-spanned="1">
            <text:p>Önuralom</text:p>
          </table:table-cell>
          <table:covered-table-cell table:style-name="ce42"/>
          <table:table-cell table:style-name="ce57" table:content-validation-name="val19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4];tulajdonsagok;2)" office:value-type="float" office:value="5">
            <text:p>5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175"/>
          <table:table-cell table:style-name="Default" table:number-columns-repeated="3"/>
          <table:table-cell table:style-name="ce178" table:number-columns-repeated="238"/>
          <table:table-cell table:number-columns-repeated="2"/>
        </table:table-row>
        <table:table-row table:style-name="ro1">
          <table:table-cell table:style-name="ce14" office:value-type="string" table:number-columns-spanned="2" table:number-rows-spanned="1">
            <text:p>Fogékonyság</text:p>
          </table:table-cell>
          <table:covered-table-cell table:style-name="ce42"/>
          <table:table-cell table:style-name="ce57" table:content-validation-name="val20" office:value-type="float" office:value="0" table:number-columns-spanned="2" table:number-rows-spanned="1">
            <text:p>0</text:p>
          </table:table-cell>
          <table:covered-table-cell table:style-name="ce71" table:content-validation-name="val33"/>
          <table:table-cell table:style-name="ce87" table:content-validation-name="val47" table:formula="of:=VLOOKUP([.C25];tulajdonsagok;2)" office:value-type="float" office:value="5">
            <text:p>5</text:p>
          </table:table-cell>
          <table:table-cell/>
          <table:table-cell table:style-name="ce122" office:value-type="string" table:number-columns-spanned="5" table:number-rows-spanned="1">
            <text:p>Átfogó képzettségek</text:p>
          </table:table-cell>
          <table:covered-table-cell table:style-name="ce135"/>
          <table:covered-table-cell table:style-name="ce135"/>
          <table:covered-table-cell table:style-name="ce135"/>
          <table:covered-table-cell table:style-name="ce167"/>
          <table:table-cell table:number-columns-repeated="245"/>
        </table:table-row>
        <table:table-row table:style-name="ro1">
          <table:table-cell table:style-name="ce15" table:number-columns-spanned="2" table:number-rows-spanned="1"/>
          <table:covered-table-cell table:style-name="ce43"/>
          <table:table-cell table:style-name="ce58" table:content-validation-name="val21" table:number-columns-spanned="2" table:number-rows-spanned="1"/>
          <table:covered-table-cell/>
          <table:table-cell table:style-name="ce88"/>
          <table:table-cell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6" office:value-type="string" table:number-columns-spanned="2" table:number-rows-spanned="1">
            <text:p>Összes pont</text:p>
          </table:table-cell>
          <table:covered-table-cell table:style-name="ce42"/>
          <table:table-cell table:style-name="ce59" table:content-validation-name="val22" table:formula="of:=64+(ROUNDDOWN(([.D8]/4);0)*2)" office:value-type="float" office:value="66" table:number-columns-spanned="2" table:number-rows-spanned="1">
            <text:p>66</text:p>
          </table:table-cell>
          <table:covered-table-cell table:style-name="ce42" table:content-validation-name="val22"/>
          <table:table-cell table:style-name="ce88"/>
          <table:table-cell/>
          <table:table-cell table:style-name="ce123" office:value-type="string">
            <text:p>Akrobatika</text:p>
          </table:table-cell>
          <table:table-cell table:style-name="ce134" table:content-validation-name="val57"/>
          <table:table-cell table:style-name="ce134" table:content-validation-name="val57"/>
          <table:table-cell table:style-name="ce154" table:content-validation-name="val46" table:formula="of:=[.H27]+[.I27]" office:value-type="float" office:value="0">
            <text:p>0</text:p>
          </table:table-cell>
          <table:table-cell table:style-name="ce166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4"/>
          <table:table-cell table:style-name="ce60" table:content-validation-name="val22" table:formula="of:=[.C27]-SUM([.E18:.E25])" office:value-type="float" office:value="26" table:number-columns-spanned="2" table:number-rows-spanned="1">
            <text:p>26</text:p>
          </table:table-cell>
          <table:covered-table-cell table:style-name="ce44" table:content-validation-name="val22"/>
          <table:table-cell table:style-name="ce89"/>
          <table:table-cell/>
          <table:table-cell table:style-name="ce123"/>
          <table:table-cell table:style-name="ce134" table:content-validation-name="val57"/>
          <table:table-cell table:style-name="ce134" table:content-validation-name="val57"/>
          <table:table-cell table:style-name="ce154" table:content-validation-name="val46" table:formula="of:=[.H28]+[.I28]" office:value-type="float" office:value="0">
            <text:p>0</text:p>
          </table:table-cell>
          <table:table-cell table:style-name="ce166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23"/>
          <table:table-cell table:style-name="ce134" table:content-validation-name="val57"/>
          <table:table-cell table:style-name="ce134" table:content-validation-name="val57"/>
          <table:table-cell table:style-name="ce154" table:content-validation-name="val46" table:formula="of:=[.H29]+[.I29]" office:value-type="float" office:value="0">
            <text:p>0</text:p>
          </table:table-cell>
          <table:table-cell table:style-name="ce166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5"/>
          <table:covered-table-cell table:style-name="ce61" office:value-type="string">
            <text:p>Fortélyok</text:p>
          </table:covered-table-cell>
          <table:covered-table-cell table:style-name="ce45"/>
          <table:covered-table-cell table:style-name="ce90"/>
          <table:table-cell/>
          <table:table-cell table:style-name="ce123"/>
          <table:table-cell table:style-name="ce134" table:content-validation-name="val57"/>
          <table:table-cell table:style-name="ce134" table:content-validation-name="val57"/>
          <table:table-cell table:style-name="ce154" table:content-validation-name="val46" table:formula="of:=[.H30]+[.I30]" office:value-type="float" office:value="0">
            <text:p>0</text:p>
          </table:table-cell>
          <table:table-cell table:style-name="ce166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177" table:number-columns-repeated="240"/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Név</text:p>
          </table:table-cell>
          <table:covered-table-cell table:style-name="ce42"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1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6"/>
          <table:table-cell table:style-name="ce63" table:content-validation-name="val23" office:value-type="float" office:value="4">
            <text:p>4</text:p>
          </table:table-cell>
          <table:table-cell table:style-name="ce72" table:content-validation-name="val4"/>
          <table:table-cell table:style-name="ce92" table:content-validation-name="val46" table:formula="of:=[.$D32]*[$KP_tablazat.$K$14]" office:value-type="float" office:value="0">
            <text:p>0</text:p>
          </table:table-cell>
          <table:table-cell/>
          <table:table-cell table:style-name="ce122" office:value-type="string" table:number-columns-spanned="5" table:number-rows-spanned="1">
            <text:p>Átlagos képzettségek</text:p>
          </table:table-cell>
          <table:covered-table-cell table:style-name="ce136"/>
          <table:covered-table-cell table:style-name="ce136"/>
          <table:covered-table-cell table:style-name="ce136"/>
          <table:covered-table-cell table:style-name="ce169"/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6"/>
          <table:table-cell table:style-name="ce63" table:content-validation-name="val24" office:value-type="float" office:value="1">
            <text:p>1</text:p>
          </table:table-cell>
          <table:table-cell table:style-name="ce73" table:content-validation-name="val34"/>
          <table:table-cell table:style-name="ce93" table:content-validation-name="val46" table:formula="of:=[.$D33]*[$KP_tablazat.$K$14]" office:value-type="float" office:value="0">
            <text:p>0</text:p>
          </table:table-cell>
          <table:table-cell/>
          <table:table-cell table:style-name="ce119" office:value-type="string">
            <text:p>Név</text:p>
          </table:table-cell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6"/>
          <table:table-cell table:style-name="ce63" table:content-validation-name="val25" office:value-type="float" office:value="2">
            <text:p>2</text:p>
          </table:table-cell>
          <table:table-cell table:style-name="ce72" table:content-validation-name="val35"/>
          <table:table-cell table:style-name="ce94" table:content-validation-name="val46" table:formula="of:=[.$D34]*[$KP_tablazat.$K$14]" office:value-type="float" office:value="0">
            <text:p>0</text:p>
          </table:table-cell>
          <table:table-cell/>
          <table:table-cell table:style-name="ce124" table:content-validation-name="val50" office:value-type="string">
            <text:p>Fájdalomtűrés</text:p>
          </table:table-cell>
          <table:table-cell table:style-name="ce134" table:content-validation-name="val58"/>
          <table:table-cell table:style-name="ce134" table:content-validation-name="val60"/>
          <table:table-cell table:style-name="ce155" table:content-validation-name="val46" table:formula="of:=[.H34]+[.I34]" office:value-type="float" office:value="0">
            <text:p>0</text:p>
          </table:table-cell>
          <table:table-cell table:style-name="ce170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6"/>
          <table:table-cell table:style-name="ce63" table:content-validation-name="val26" office:value-type="float" office:value="2">
            <text:p>2</text:p>
          </table:table-cell>
          <table:table-cell table:style-name="ce72" table:content-validation-name="val36"/>
          <table:table-cell table:style-name="ce95" table:content-validation-name="val46" table:formula="of:=[.$D35]*[$KP_tablazat.$K$14]" office:value-type="float" office:value="0">
            <text:p>0</text:p>
          </table:table-cell>
          <table:table-cell/>
          <table:table-cell table:style-name="ce125" office:value-type="string">
            <text:p>Észlelés</text:p>
          </table:table-cell>
          <table:table-cell table:style-name="ce134" table:content-validation-name="val59"/>
          <table:table-cell table:style-name="ce134" table:content-validation-name="val60"/>
          <table:table-cell table:style-name="ce155" table:content-validation-name="val46" table:formula="of:=[.H35]+[.I35]" office:value-type="float" office:value="0">
            <text:p>0</text:p>
          </table:table-cell>
          <table:table-cell table:style-name="ce170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office:value-type="string" table:number-columns-spanned="2" table:number-rows-spanned="1">
            <text:p>Sárkány ököl</text:p>
          </table:table-cell>
          <table:covered-table-cell table:style-name="ce47"/>
          <table:table-cell table:style-name="ce63" table:content-validation-name="val27" office:value-type="float" office:value="3">
            <text:p>3</text:p>
          </table:table-cell>
          <table:table-cell table:style-name="ce72" table:content-validation-name="val37"/>
          <table:table-cell table:style-name="ce96" table:content-validation-name="val46" table:formula="of:=[.$D36]*[$KP_tablazat.$K$14]" office:value-type="float" office:value="0">
            <text:p>0</text:p>
          </table:table-cell>
          <table:table-cell/>
          <table:table-cell table:style-name="ce125" office:value-type="string">
            <text:p>Emberismeret</text:p>
          </table:table-cell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36]+[.I36]" office:value-type="float" office:value="0">
            <text:p>0</text:p>
          </table:table-cell>
          <table:table-cell table:style-name="ce170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7" table:content-validation-name="val46" table:formula="of:=[.$D37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37]+[.I37]" office:value-type="float" office:value="0">
            <text:p>0</text:p>
          </table:table-cell>
          <table:table-cell table:style-name="ce170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8" table:content-validation-name="val46" table:formula="of:=[.$D38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38]+[.I38]" office:value-type="float" office:value="0">
            <text:p>0</text:p>
          </table:table-cell>
          <table:table-cell table:style-name="ce170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99" table:content-validation-name="val46" table:formula="of:=[.$D39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39]+[.I39]" office:value-type="float" office:value="0">
            <text:p>0</text:p>
          </table:table-cell>
          <table:table-cell table:style-name="ce170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0" table:content-validation-name="val46" table:formula="of:=[.$D40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0]+[.I40]" office:value-type="float" office:value="0">
            <text:p>0</text:p>
          </table:table-cell>
          <table:table-cell table:style-name="ce170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3" table:content-validation-name="val28"/>
          <table:table-cell table:style-name="ce72" table:content-validation-name="val28"/>
          <table:table-cell table:style-name="ce101" table:content-validation-name="val46" table:formula="of:=[.$D41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1]+[.I41]" office:value-type="float" office:value="0">
            <text:p>0</text:p>
          </table:table-cell>
          <table:table-cell table:style-name="ce170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style-name="ce177" table:number-columns-repeated="238"/>
        </table:table-row>
        <table:table-row table:style-name="ro1">
          <table:table-cell table:style-name="ce21" office:value-type="string" table:number-columns-spanned="5" table:number-rows-spanned="1">
            <text:p>Egyéb fortélyok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 table:formula="of:=[.$D42]*[$KP_tablazat.$K$14]" office:value-type="float" office:value="0">
            <text:p>0</text:p>
          </table:covered-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2]+[.I42]" office:value-type="float" office:value="0">
            <text:p>0</text:p>
          </table:table-cell>
          <table:table-cell table:style-name="ce170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3"/>
          <table:table-cell table:style-name="ce80" table:number-columns-repeated="2"/>
          <table:table-cell table:style-name="ce178" table:number-columns-repeated="238"/>
        </table:table-row>
        <table:table-row table:style-name="ro1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6"/>
          <table:table-cell table:style-name="ce64" table:content-validation-name="val29" office:value-type="float" office:value="1">
            <text:p>1</text:p>
          </table:table-cell>
          <table:table-cell table:style-name="ce72" table:content-validation-name="val38"/>
          <table:table-cell table:style-name="ce102" table:content-validation-name="val46" table:formula="of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3]+[.I43]" office:value-type="float" office:value="0">
            <text:p>0</text:p>
          </table:table-cell>
          <table:table-cell table:style-name="ce170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3" table:content-validation-name="val46" table:formula="of:=[.$D44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4]+[.I44]" office:value-type="float" office:value="0">
            <text:p>0</text:p>
          </table:table-cell>
          <table:table-cell table:style-name="ce170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7"/>
          <table:table-cell table:style-name="ce64" table:content-validation-name="val28"/>
          <table:table-cell table:style-name="ce72" table:content-validation-name="val28"/>
          <table:table-cell table:style-name="ce104" table:content-validation-name="val46" table:formula="of:=[.$D45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5]+[.I45]" office:value-type="float" office:value="0">
            <text:p>0</text:p>
          </table:table-cell>
          <table:table-cell table:style-name="ce170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46"/>
          <table:table-cell table:style-name="ce64" table:content-validation-name="val28"/>
          <table:table-cell table:style-name="ce72" table:content-validation-name="val28"/>
          <table:table-cell table:style-name="ce105" table:content-validation-name="val46" table:formula="of:=[.$D46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6]+[.I46]" office:value-type="float" office:value="0">
            <text:p>0</text:p>
          </table:table-cell>
          <table:table-cell table:style-name="ce170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office:value-type="string" table:number-columns-spanned="2" table:number-rows-spanned="1">
            <text:p>Tartós sérülés</text:p>
          </table:table-cell>
          <table:covered-table-cell table:style-name="ce46"/>
          <table:table-cell table:style-name="ce64" table:content-validation-name="val28" office:value-type="float" office:value="5">
            <text:p>5</text:p>
          </table:table-cell>
          <table:table-cell table:style-name="ce72" table:content-validation-name="val39"/>
          <table:table-cell table:style-name="ce106" table:content-validation-name="val46" table:formula="of:=-[.$D47]*[$KP_tablazat.$O$30]" office:value-type="float" office:value="-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7]+[.I47]" office:value-type="float" office:value="0">
            <text:p>0</text:p>
          </table:table-cell>
          <table:table-cell table:style-name="ce170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table:number-columns-spanned="2" table:number-rows-spanned="1">
            <text:p>Vaksá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0"/>
          <table:table-cell table:style-name="ce106" table:content-validation-name="val46" table:formula="of:=-[.$D48]*[$KP_tablazat.$O$28]" office:value-type="float" office:value="-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8]+[.I48]" office:value-type="float" office:value="0">
            <text:p>0</text:p>
          </table:table-cell>
          <table:table-cell table:style-name="ce170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table:number-columns-spanned="2" table:number-rows-spanned="1">
            <text:p>Süketség</text:p>
          </table:table-cell>
          <table:covered-table-cell table:style-name="ce48" table:content-validation-name="val12"/>
          <table:table-cell table:style-name="ce64" table:content-validation-name="val30" office:value-type="float" office:value="1">
            <text:p>1</text:p>
          </table:table-cell>
          <table:table-cell table:style-name="ce72" table:content-validation-name="val41"/>
          <table:table-cell table:style-name="ce106" table:content-validation-name="val46" table:formula="of:=-[.$D49]*[$KP_tablazat.$O$29]" office:value-type="float" office:value="-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49]+[.I49]" office:value-type="float" office:value="0">
            <text:p>0</text:p>
          </table:table-cell>
          <table:table-cell table:style-name="ce170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7" table:number-columns-repeated="5"/>
          <table:table-cell table:number-columns-repeated="238"/>
        </table:table-row>
        <table:table-row table:style-name="ro1">
          <table:table-cell table:style-name="ce24" office:value-type="string" table:number-columns-spanned="5" table:number-rows-spanned="1">
            <text:p>Mesterfegyver fortélyokra költv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 table:formula="of:=[.$D50]*[$KP_tablazat.$K$14]" office:value-type="float" office:value="0">
            <text:p>0</text:p>
          </table:covered-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50]+[.I50]" office:value-type="float" office:value="0">
            <text:p>0</text:p>
          </table:table-cell>
          <table:table-cell table:style-name="ce170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5" office:value-type="string" table:number-columns-spanned="2" table:number-rows-spanned="1">
            <text:p>Összesen MF</text:p>
          </table:table-cell>
          <table:covered-table-cell table:style-name="ce49"/>
          <table:table-cell table:style-name="ce65" table:content-validation-name="val31" table:formula="of:=SUM([Harcértékek.C25:.C30];[Harcértékek.C33:.C34])" office:value-type="float" office:value="0" table:number-columns-spanned="2" table:number-rows-spanned="1">
            <text:p>0 fok</text:p>
          </table:table-cell>
          <table:covered-table-cell table:style-name="ce74" table:content-validation-name="val42"/>
          <table:table-cell table:style-name="ce107" table:content-validation-name="val48" table:formula="of:=[.$C$51]*[$KP_tablazat.$K$14]" office:value-type="float" office:value="0">
            <text:p>0</text:p>
          </table:table-cell>
          <table:table-cell/>
          <table:table-cell table:style-name="ce123"/>
          <table:table-cell table:style-name="ce134" table:content-validation-name="val60"/>
          <table:table-cell table:style-name="ce134" table:content-validation-name="val60"/>
          <table:table-cell table:style-name="ce155" table:content-validation-name="val46" table:formula="of:=[.H51]+[.I51]" office:value-type="float" office:value="0">
            <text:p>0</text:p>
          </table:table-cell>
          <table:table-cell table:style-name="ce170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ce26" table:number-columns-spanned="5" table:number-rows-spanned="1"/>
          <table:covered-table-cell table:number-columns-repeated="3"/>
          <table:covered-table-cell table:style-name="ce88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7" office:value-type="string" table:number-columns-spanned="3" table:number-rows-spanned="1">
            <text:p>Fortélyokra elköltött KP</text:p>
          </table:table-cell>
          <table:covered-table-cell table:style-name="ce42"/>
          <table:covered-table-cell table:style-name="ce42"/>
          <table:table-cell table:style-name="ce75" table:content-validation-name="val43" table:formula="of:=SUM([.$E$32:.$E$41])+SUM([.E43:.E49])+SUM([.E51])+SUM([Tartalék.F9:.F32])" office:value-type="float" office:value="0" table:number-columns-spanned="2" table:number-rows-spanned="1">
            <text:p>0 KP</text:p>
          </table:table-cell>
          <table:covered-table-cell table:style-name="ce108"/>
          <table:table-cell/>
          <table:table-cell table:style-name="ce122" office:value-type="string" table:number-columns-spanned="5" table:number-rows-spanned="1">
            <text:p>Speciális / Könnyű képzettségek</text:p>
          </table:table-cell>
          <table:covered-table-cell table:style-name="ce137"/>
          <table:covered-table-cell table:style-name="ce137"/>
          <table:covered-table-cell table:style-name="ce137"/>
          <table:covered-table-cell table:style-name="ce171"/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8" table:number-columns-spanned="3" table:number-rows-spanned="1"/>
          <table:covered-table-cell table:style-name="ce39"/>
          <table:covered-table-cell table:style-name="ce39"/>
          <table:table-cell table:style-name="ce76" table:formula="of:=([.$D$53]/[.$E$11])" office:value-type="percentage" office:value="0" table:number-columns-spanned="2" table:number-rows-spanned="1">
            <text:p>(Össz KP 0%-a)</text:p>
          </table:table-cell>
          <table:covered-table-cell table:style-name="ce89"/>
          <table:table-cell/>
          <table:table-cell table:style-name="ce126" office:value-type="string">
            <text:p>Név</text:p>
          </table:table-cell>
          <table:table-cell table:style-name="ce138" office:value-type="string">
            <text:p>Szint</text:p>
          </table:table-cell>
          <table:table-cell table:style-name="ce62" office:value-type="string">
            <text:p>Bónusz</text:p>
          </table:table-cell>
          <table:table-cell table:style-name="ce62" office:value-type="string">
            <text:p>Összesen</text:p>
          </table:table-cell>
          <table:table-cell table:style-name="ce172" office:value-type="string">
            <text:p>KP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5" table:number-rows-spanned="1">
            <text:p>Manőverek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109"/>
          <table:table-cell/>
          <table:table-cell table:style-name="ce127" table:content-validation-name="val51" office:value-type="string">
            <text:p>Helyismeret: [<text:span text:style-name="T3">saját város</text:span><text:span text:style-name="T4">]</text:span></text:p>
          </table:table-cell>
          <table:table-cell table:style-name="ce139" table:content-validation-name="val61"/>
          <table:table-cell table:style-name="ce144" table:content-validation-name="val60" office:value-type="float" office:value="10">
            <text:p>+10</text:p>
          </table:table-cell>
          <table:table-cell table:style-name="ce156" table:content-validation-name="val46" table:formula="of:=[.H55]+[.I55]" office:value-type="float" office:value="10">
            <text:p>10</text:p>
          </table:table-cell>
          <table:table-cell table:style-name="ce166" table:content-validation-name="val46" table:formula="of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0" office:value-type="string" table:number-columns-spanned="3" table:number-rows-spanned="1">
            <text:p>Szabadon felvehető Manőver fokok</text:p>
          </table:table-cell>
          <table:covered-table-cell table:style-name="ce51"/>
          <table:covered-table-cell table:style-name="ce66"/>
          <table:table-cell table:style-name="ce77" table:content-validation-name="val44" table:formula="of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110"/>
          <table:table-cell/>
          <table:table-cell table:style-name="ce127" table:content-validation-name="val52" office:value-type="string">
            <text:p>Történel.ism:[<text:span text:style-name="T3">saját állam</text:span><text:span text:style-name="T5">]</text:span></text:p>
          </table:table-cell>
          <table:table-cell table:style-name="ce139" table:content-validation-name="val62"/>
          <table:table-cell table:style-name="ce144" table:content-validation-name="val60" office:value-type="float" office:value="3">
            <text:p>+3</text:p>
          </table:table-cell>
          <table:table-cell table:style-name="ce156" table:content-validation-name="val46" table:formula="of:=[.H56]+[.I56]" office:value-type="float" office:value="3">
            <text:p>3</text:p>
          </table:table-cell>
          <table:table-cell table:style-name="ce166" table:content-validation-name="val46" table:formula="of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1" office:value-type="string" table:number-columns-spanned="2" table:number-rows-spanned="1">
            <text:p>Manőver neve</text:p>
          </table:table-cell>
          <table:covered-table-cell table:style-name="ce52"/>
          <table:table-cell table:style-name="ce67" office:value-type="string">
            <text:p>Fok</text:p>
          </table:table-cell>
          <table:table-cell table:style-name="ce78" office:value-type="string">
            <text:p>Bónusz</text:p>
          </table:table-cell>
          <table:table-cell table:style-name="ce111" office:value-type="string">
            <text:p>Nehézség</text:p>
          </table:table-cell>
          <table:table-cell/>
          <table:table-cell table:style-name="ce127" table:content-validation-name="val53" office:value-type="string">
            <text:p>Vallásism – [<text:span text:style-name="T3">saját vallás</text:span><text:span text:style-name="T5">]</text:span></text:p>
          </table:table-cell>
          <table:table-cell table:style-name="ce139" table:content-validation-name="val63"/>
          <table:table-cell table:style-name="ce144" table:content-validation-name="val60" office:value-type="float" office:value="3">
            <text:p>+3</text:p>
          </table:table-cell>
          <table:table-cell table:style-name="ce156" table:content-validation-name="val46" table:formula="of:=[.H57]+[.I57]" office:value-type="float" office:value="3">
            <text:p>3</text:p>
          </table:table-cell>
          <table:table-cell table:style-name="ce166" table:content-validation-name="val46" table:formula="of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3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/>
          <table:table-cell table:style-name="ce127" table:content-validation-name="val54" office:value-type="string">
            <text:p>Nyelvismeret – [<text:span text:style-name="T3">saját nyelv</text:span><text:span text:style-name="T5">]</text:span></text:p>
          </table:table-cell>
          <table:table-cell table:style-name="ce139" table:content-validation-name="val64"/>
          <table:table-cell table:style-name="ce144" table:content-validation-name="val60" office:value-type="float" office:value="9">
            <text:p>+9</text:p>
          </table:table-cell>
          <table:table-cell table:style-name="ce156" table:content-validation-name="val46" table:formula="of:=[.H58]+[.I58]" office:value-type="float" office:value="9">
            <text:p>9</text:p>
          </table:table-cell>
          <table:table-cell table:style-name="ce166" table:content-validation-name="val46" table:formula="of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6"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/>
          <table:table-cell table:style-name="ce127" table:content-validation-name="val55" office:value-type="string">
            <text:p>Nyelvismeret – Közös</text:p>
          </table:table-cell>
          <table:table-cell table:style-name="ce139" table:content-validation-name="val65"/>
          <table:table-cell table:style-name="ce144" table:content-validation-name="val60" office:value-type="float" office:value="6">
            <text:p>+6</text:p>
          </table:table-cell>
          <table:table-cell table:style-name="ce156" table:content-validation-name="val46" table:formula="of:=[.H59]+[.I59]" office:value-type="float" office:value="6">
            <text:p>6</text:p>
          </table:table-cell>
          <table:table-cell table:style-name="ce166" table:content-validation-name="val46" table:formula="of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/>
          <table:table-cell table:style-name="ce128"/>
          <table:table-cell table:style-name="ce140" table:content-validation-name="val60"/>
          <table:table-cell table:style-name="ce140" table:content-validation-name="val60"/>
          <table:table-cell table:style-name="ce157" table:content-validation-name="val46" table:formula="of:=[.H60]+[.I60]" office:value-type="float" office:value="0">
            <text:p>0</text:p>
          </table:table-cell>
          <table:table-cell table:style-name="ce166" table:content-validation-name="val46" table:formula="of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2" table:number-columns-spanned="2" table:number-rows-spanned="1"/>
          <table:covered-table-cell table:style-name="ce54"/>
          <table:table-cell table:style-name="ce68" table:content-validation-name="val32"/>
          <table:table-cell table:style-name="ce68" table:content-validation-name="val45"/>
          <table:table-cell table:style-name="ce112" table:content-validation-name="val49"/>
          <table:table-cell/>
          <table:table-cell table:style-name="ce128"/>
          <table:table-cell table:style-name="ce140" table:content-validation-name="val60"/>
          <table:table-cell table:style-name="ce140" table:content-validation-name="val60"/>
          <table:table-cell table:style-name="ce157" table:content-validation-name="val46" table:formula="of:=[.H61]+[.I61]" office:value-type="float" office:value="0">
            <text:p>0</text:p>
          </table:table-cell>
          <table:table-cell table:style-name="ce166" table:content-validation-name="val46" table:formula="of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7" table:number-columns-repeated="2"/>
          <table:table-cell table:number-columns-repeated="238"/>
        </table:table-row>
        <table:table-row table:style-name="ro1">
          <table:table-cell table:style-name="ce33" table:number-columns-spanned="2" table:number-rows-spanned="1"/>
          <table:covered-table-cell table:style-name="ce55"/>
          <table:table-cell table:style-name="ce69" table:content-validation-name="val32"/>
          <table:table-cell table:style-name="ce69" table:content-validation-name="val45"/>
          <table:table-cell table:style-name="ce113" table:content-validation-name="val49"/>
          <table:table-cell/>
          <table:table-cell table:style-name="ce129"/>
          <table:table-cell table:style-name="ce141" table:content-validation-name="val60"/>
          <table:table-cell table:style-name="ce141" table:content-validation-name="val60"/>
          <table:table-cell table:style-name="ce158" table:content-validation-name="val46" table:formula="of:=[.H62]+[.I62]" office:value-type="float" office:value="0">
            <text:p>0</text:p>
          </table:table-cell>
          <table:table-cell table:style-name="ce173" table:content-validation-name="val46" table:formula="of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cértékek" table:style-name="ta1" table:print="false"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179" office:value-type="string" table:number-columns-spanned="9" table:number-rows-spanned="1">
            <text:p>Harcérték alapok, HM növelés</text:p>
          </table:table-cell>
          <table:covered-table-cell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80"/>
          <table:table-cell table:style-name="ce205" table:content-validation-name="val75" office:value-type="string">
            <text:p>+ HM</text:p>
          </table:table-cell>
          <table:table-cell table:style-name="ce228" office:value-type="string">
            <text:p>Konstans</text:p>
          </table:table-cell>
          <table:table-cell table:style-name="ce205" table:content-validation-name="val89" office:value-type="string">
            <text:p>Módosítók</text:p>
          </table:table-cell>
          <table:table-cell table:style-name="ce205" table:content-validation-name="val95" office:value-type="string">
            <text:p>Összesen</text:p>
          </table:table-cell>
          <table:table-cell/>
          <table:table-cell table:style-name="ce242" office:value-type="string" table:number-columns-spanned="2" table:number-rows-spanned="1">
            <text:p>Összesen felvett HM:</text:p>
          </table:table-cell>
          <table:covered-table-cell/>
          <table:table-cell table:style-name="ce299" table:content-validation-name="val115" table:formula="of:=SUM([.B5:.B6])" office:value-type="float" office:value="0">
            <text:p>0 HM</text:p>
          </table:table-cell>
          <table:table-cell table:number-columns-repeated="247"/>
        </table:table-row>
        <table:table-row table:style-name="ro1">
          <table:table-cell table:style-name="ce181" office:value-type="string">
            <text:p>KÉ alap</text:p>
          </table:table-cell>
          <table:table-cell table:style-name="ce206" office:value-type="string">
            <text:p>-</text:p>
          </table:table-cell>
          <table:table-cell table:style-name="ce229" table:content-validation-name="val81" office:value-type="float" office:value="10">
            <text:p>10</text:p>
          </table:table-cell>
          <table:table-cell table:style-name="ce229" table:content-validation-name="val90" table:formula="of:=2*([Tulajdonságok_képzettségek.C21])+[Tulajdonságok_képzettségek.$D$8]+(4*[Tulajdonságok_képzettségek.D33])" office:value-type="float" office:value="5">
            <text:p>5</text:p>
          </table:table-cell>
          <table:table-cell table:style-name="ce255" table:content-validation-name="val96" table:formula="of:=[.C4]+[.D4]" office:value-type="float" office:value="15">
            <text:p>15</text:p>
          </table:table-cell>
          <table:table-cell/>
          <table:table-cell table:style-name="ce242" office:value-type="string" table:number-columns-spanned="2" table:number-rows-spanned="1">
            <text:p>Max felvehető HM:</text:p>
          </table:table-cell>
          <table:covered-table-cell/>
          <table:table-cell table:style-name="ce300" table:content-validation-name="val43" table:formula="of:=[KP_tablazat.K20]*[Tulajdonságok_képzettségek.D8]" office:value-type="float" office:value="40">
            <text:p>40 HM</text:p>
          </table:table-cell>
          <table:table-cell table:number-columns-repeated="247"/>
        </table:table-row>
        <table:table-row table:style-name="ro1">
          <table:table-cell table:style-name="ce181" office:value-type="string">
            <text:p>TÉ alap</text:p>
          </table:table-cell>
          <table:table-cell table:style-name="ce207" table:content-validation-name="val76" office:value-type="float" office:value="0">
            <text:p>0</text:p>
          </table:table-cell>
          <table:table-cell table:style-name="ce229" table:content-validation-name="val81" office:value-type="float" office:value="20">
            <text:p>20</text:p>
          </table:table-cell>
          <table:table-cell table:style-name="ce229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5" table:content-validation-name="val97" table:formula="of:=[.C5]+[.B5]+[.D5]"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81" office:value-type="string">
            <text:p>VÉ alap</text:p>
          </table:table-cell>
          <table:table-cell table:style-name="ce208" table:content-validation-name="val76" office:value-type="float" office:value="0">
            <text:p>0</text:p>
          </table:table-cell>
          <table:table-cell table:style-name="ce229" table:content-validation-name="val81" office:value-type="float" office:value="120">
            <text:p>120</text:p>
          </table:table-cell>
          <table:table-cell table:style-name="ce229" table:content-validation-name="val92" table:formula="of:=2*(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5" table:content-validation-name="val98" table:formula="of:=[.C6]+[.B6]+[.D6]" office:value-type="float" office:value="120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42" office:value-type="string" table:number-columns-spanned="2" table:number-rows-spanned="1">
            <text:p>Össz felvett CM:</text:p>
          </table:table-cell>
          <table:covered-table-cell/>
          <table:table-cell table:style-name="ce301" table:content-validation-name="val43" table:formula="of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1" office:value-type="string">
            <text:p>CÉ alap</text:p>
          </table:table-cell>
          <table:table-cell table:style-name="ce209" table:content-validation-name="val77" office:value-type="float" office:value="0">
            <text:p>0</text:p>
          </table:table-cell>
          <table:table-cell table:style-name="ce229" table:content-validation-name="val82" table:formula="of:=[KP_tablazat.K17]" office:value-type="float" office:value="-30">
            <text:p>-30</text:p>
          </table:table-cell>
          <table:table-cell table:style-name="ce130" table:content-validation-name="val93" table:formula="of:=2*[Tulajdonságok_képzettségek.C24]" office:value-type="float" office:value="0">
            <text:p>0</text:p>
          </table:table-cell>
          <table:table-cell table:style-name="ce255" table:content-validation-name="val99" table:formula="of:=[.C8]+[.B8]+[.D8]" office:value-type="float" office:value="-30">
            <text:p>-30</text:p>
          </table:table-cell>
          <table:table-cell/>
          <table:table-cell table:style-name="ce242" office:value-type="string" table:number-columns-spanned="2" table:number-rows-spanned="1">
            <text:p>Max felvehető CM:</text:p>
          </table:table-cell>
          <table:covered-table-cell/>
          <table:table-cell table:style-name="ce300" table:content-validation-name="val116" table:formula="of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number-columns-repeated="3"/>
          <table:table-cell table:number-columns-repeated="247"/>
        </table:table-row>
        <table:table-row table:style-name="ro1">
          <table:table-cell table:style-name="ce182" office:value-type="string">
            <text:p>Maradt KP:</text:p>
          </table:table-cell>
          <table:table-cell table:style-name="ce210" table:content-validation-name="val43" table:formula="of:=[Tulajdonságok_képzettségek.E10]" office:value-type="float" office:value="600">
            <text:p>600</text:p>
          </table:table-cell>
          <table:table-cell/>
          <table:table-cell table:style-name="ce242" office:value-type="string">
            <text:p>KP HM-re:</text:p>
          </table:table-cell>
          <table:table-cell table:style-name="ce256" table:content-validation-name="val100" table:formula="of:=[.I3]*[KP_tablazat.K19]+[.I7]*[KP_tablazat.K22]" office:value-type="float" office:value="0">
            <text:p>0 KP</text:p>
          </table:table-cell>
          <table:table-cell/>
          <table:table-cell table:style-name="ce242" office:value-type="string" table:number-columns-spanned="2" table:number-rows-spanned="1">
            <text:p>Átlag HM</text:p>
          </table:table-cell>
          <table:covered-table-cell/>
          <table:table-cell table:style-name="ce302" table:content-validation-name="val117" table:formula="of:=(([.I3]+[.I7])/[Tulajdonságok_képzettségek.D8])" office:value-type="float" office:value="0">
            <text:p>0 HM</text:p>
          </table:table-cell>
          <table:table-cell table:number-columns-repeated="247"/>
        </table:table-row>
        <table:table-row table:style-name="ro1">
          <table:table-cell table:style-name="ce183"/>
          <table:table-cell table:style-name="ce183" table:number-columns-spanned="6" table:number-rows-spanned="1"/>
          <table:covered-table-cell table:style-name="ce183"/>
          <table:covered-table-cell table:style-name="ce183"/>
          <table:covered-table-cell table:style-name="ce183"/>
          <table:covered-table-cell table:style-name="ce183"/>
          <table:covered-table-cell table:style-name="ce183"/>
          <table:table-cell table:style-name="ce183" table:number-columns-repeated="249"/>
        </table:table-row>
        <table:table-row table:style-name="ro4">
          <table:table-cell table:style-name="ce179" office:value-type="string" table:number-columns-spanned="9" table:number-rows-spanned="1">
            <text:p>Harcmodor harcértékek</text:p>
          </table:table-cell>
          <table:covered-table-cell table:style-name="ce130"/>
          <table:covered-table-cell table:style-name="ce130"/>
          <table:covered-table-cell table:style-name="ce130"/>
          <table:covered-table-cell table:style-name="ce130"/>
          <table:covered-table-cell table:style-name="ce130"/>
          <table:covered-table-cell table:style-name="ce42"/>
          <table:covered-table-cell table:style-name="ce42"/>
          <table:covered-table-cell table:style-name="ce178"/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4" office:value-type="string" table:number-columns-spanned="2" table:number-rows-spanned="1">
            <text:p>Harcmodor</text:p>
          </table:table-cell>
          <table:covered-table-cell table:style-name="ce42"/>
          <table:table-cell table:style-name="ce230" table:content-validation-name="val83" office:value-type="string">
            <text:p>Szint</text:p>
          </table:table-cell>
          <table:table-cell table:style-name="ce230" office:value-type="string">
            <text:p>KÉ</text:p>
          </table:table-cell>
          <table:table-cell table:style-name="ce230" office:value-type="string">
            <text:p>TÉ</text:p>
          </table:table-cell>
          <table:table-cell table:style-name="ce230" office:value-type="string">
            <text:p>VÉ</text:p>
          </table:table-cell>
          <table:table-cell table:style-name="ce230" table:content-validation-name="val104" office:value-type="string">
            <text:p>Sebesség</text:p>
          </table:table-cell>
          <table:table-cell table:style-name="ce230" office:value-type="string" table:number-columns-spanned="2" table:number-rows-spanned="1">
            <text:p>CÉ</text:p>
          </table:table-cell>
          <table:covered-table-cell table:style-name="ce303"/>
          <table:table-cell table:style-name="ce323" table:number-columns-repeated="246"/>
          <table:table-cell/>
        </table:table-row>
        <table:table-row table:style-name="ro1">
          <table:table-cell table:style-name="ce185" office:value-type="string" table:number-columns-spanned="2" table:number-rows-spanned="1">
            <text:p>Közelharc</text:p>
          </table:table-cell>
          <table:covered-table-cell table:style-name="ce42"/>
          <table:table-cell table:style-name="ce231" table:content-validation-name="val83" table:formula="of:=[Tulajdonságok_képzettségek.H16]" office:value-type="float" office:value="0">
            <text:p>0</text:p>
          </table:table-cell>
          <table:table-cell table:style-name="ce243" table:content-validation-name="val43" table:formula="of:=VLOOKUP([.$C14];harcmodorok;2)+[.$E$4]" office:value-type="float" office:value="-5">
            <text:p>-5</text:p>
          </table:table-cell>
          <table:table-cell table:style-name="ce243" table:content-validation-name="val43" table:formula="of:=VLOOKUP([.$C14];harcmodorok;3)+[.$E$5]" office:value-type="float" office:value="-10">
            <text:p>-10</text:p>
          </table:table-cell>
          <table:table-cell table:style-name="ce243" table:content-validation-name="val43" table:formula="of:=VLOOKUP([.$C14];harcmodorok;4)+[.$E$6]" office:value-type="float" office:value="90">
            <text:p>90</text:p>
          </table:table-cell>
          <table:table-cell table:style-name="ce243" table:content-validation-name="val104" table:formula="of:=[.C14]+[Tulajdonságok_képzettségek.$C$21]" office:value-type="float" office:value="0">
            <text:p>0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Kardvívás</text:p>
          </table:table-cell>
          <table:covered-table-cell table:style-name="ce42"/>
          <table:table-cell table:style-name="ce231" table:content-validation-name="val83" table:formula="of:=[Tulajdonságok_képzettségek.H17]" office:value-type="float" office:value="0">
            <text:p>0</text:p>
          </table:table-cell>
          <table:table-cell table:style-name="ce243" table:content-validation-name="val43" table:formula="of:=VLOOKUP([.$C15];harcmodorok;2)+[.$E$4]" office:value-type="float" office:value="-5">
            <text:p>-5</text:p>
          </table:table-cell>
          <table:table-cell table:style-name="ce243" table:content-validation-name="val43" table:formula="of:=VLOOKUP([.$C15];harcmodorok;3)+[.$E$5]" office:value-type="float" office:value="-10">
            <text:p>-10</text:p>
          </table:table-cell>
          <table:table-cell table:style-name="ce243" table:content-validation-name="val43" table:formula="of:=VLOOKUP([.$C15];harcmodorok;4)+[.$E$6]" office:value-type="float" office:value="90">
            <text:p>90</text:p>
          </table:table-cell>
          <table:table-cell table:style-name="ce243" table:content-validation-name="val104" table:formula="of:=[.C15]+[Tulajdonságok_képzettségek.$C$21]" office:value-type="float" office:value="0">
            <text:p>0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Pusztítás</text:p>
          </table:table-cell>
          <table:covered-table-cell table:style-name="ce42"/>
          <table:table-cell table:style-name="ce231" table:content-validation-name="val83" table:formula="of:=[Tulajdonságok_képzettségek.H18]" office:value-type="float" office:value="0">
            <text:p>0</text:p>
          </table:table-cell>
          <table:table-cell table:style-name="ce243" table:content-validation-name="val43" table:formula="of:=VLOOKUP([.$C16];harcmodorok;2)+[.$E$4]" office:value-type="float" office:value="-5">
            <text:p>-5</text:p>
          </table:table-cell>
          <table:table-cell table:style-name="ce243" table:content-validation-name="val43" table:formula="of:=VLOOKUP([.$C16];harcmodorok;3)+[.$E$5]" office:value-type="float" office:value="-10">
            <text:p>-10</text:p>
          </table:table-cell>
          <table:table-cell table:style-name="ce243" table:content-validation-name="val43" table:formula="of:=VLOOKUP([.$C16];harcmodorok;4)+[.$E$6]" office:value-type="float" office:value="90">
            <text:p>90</text:p>
          </table:table-cell>
          <table:table-cell table:style-name="ce243" table:content-validation-name="val104" table:formula="of:=[.C16]+[Tulajdonságok_képzettségek.$C$21]" office:value-type="float" office:value="0">
            <text:p>0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Lándzsavívás</text:p>
          </table:table-cell>
          <table:covered-table-cell table:style-name="ce42"/>
          <table:table-cell table:style-name="ce231" table:content-validation-name="val83" table:formula="of:=[Tulajdonságok_képzettségek.H19]" office:value-type="float" office:value="0">
            <text:p>0</text:p>
          </table:table-cell>
          <table:table-cell table:style-name="ce243" table:content-validation-name="val43" table:formula="of:=VLOOKUP([.$C17];harcmodorok;2)+[.$E$4]" office:value-type="float" office:value="-5">
            <text:p>-5</text:p>
          </table:table-cell>
          <table:table-cell table:style-name="ce243" table:content-validation-name="val43" table:formula="of:=VLOOKUP([.$C17];harcmodorok;3)+[.$E$5]" office:value-type="float" office:value="-10">
            <text:p>-10</text:p>
          </table:table-cell>
          <table:table-cell table:style-name="ce243" table:content-validation-name="val43" table:formula="of:=VLOOKUP([.$C17];harcmodorok;4)+[.$E$6]" office:value-type="float" office:value="90">
            <text:p>90</text:p>
          </table:table-cell>
          <table:table-cell table:style-name="ce243" table:content-validation-name="val104" table:formula="of:=[.C17]+[Tulajdonságok_képzettségek.$C$21]" office:value-type="float" office:value="0">
            <text:p>0</text:p>
          </table:table-cell>
          <table:table-cell table:style-name="ce285" table:content-validation-name="val43" office:value-type="string" table:number-columns-spanned="2" table:number-rows-spanned="1">
            <text:p>-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Hajítás</text:p>
          </table:table-cell>
          <table:covered-table-cell table:style-name="ce42"/>
          <table:table-cell table:style-name="ce231" table:content-validation-name="val83" table:formula="of:=[Tulajdonságok_képzettségek.H20]" office:value-type="float" office:value="0">
            <text:p>0</text:p>
          </table:table-cell>
          <table:table-cell table:style-name="ce243" table:content-validation-name="val43" table:formula="of:=VLOOKUP([.$C18];harcmodorok;2)+[.$E$4]" office:value-type="float" office:value="-5">
            <text:p>-5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104" table:formula="of:=[.C18]+[Tulajdonságok_képzettségek.$C$21]" office:value-type="float" office:value="0">
            <text:p>0</text:p>
          </table:table-cell>
          <table:table-cell table:style-name="ce285" table:content-validation-name="val43" table:formula="of:=VLOOKUP([.$C18];harcmodorok;4)+[.$E$8]" office:value-type="float" office:value="-60" table:number-columns-spanned="2" table:number-rows-spanned="1">
            <text:p>-60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Íjászat</text:p>
          </table:table-cell>
          <table:covered-table-cell table:style-name="ce42"/>
          <table:table-cell table:style-name="ce231" table:content-validation-name="val83" table:formula="of:=[Tulajdonságok_képzettségek.H21]" office:value-type="float" office:value="0">
            <text:p>0</text:p>
          </table:table-cell>
          <table:table-cell table:style-name="ce243" table:content-validation-name="val43" table:formula="of:=VLOOKUP([.$C19];harcmodorok;2)+[.$E$4]" office:value-type="float" office:value="-5">
            <text:p>-5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104" table:formula="of:=[.C19]+[Tulajdonságok_képzettségek.$C$21]" office:value-type="float" office:value="0">
            <text:p>0</text:p>
          </table:table-cell>
          <table:table-cell table:style-name="ce285" table:content-validation-name="val43" table:formula="of:=VLOOKUP([.$C19];harcmodorok;4)+[.$E$8]" office:value-type="float" office:value="-60" table:number-columns-spanned="2" table:number-rows-spanned="1">
            <text:p>-60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Lövészet</text:p>
          </table:table-cell>
          <table:covered-table-cell table:style-name="ce42"/>
          <table:table-cell table:style-name="ce231" table:content-validation-name="val83" table:formula="of:=[Tulajdonságok_képzettségek.H22]" office:value-type="float" office:value="0">
            <text:p>0</text:p>
          </table:table-cell>
          <table:table-cell table:style-name="ce243" table:content-validation-name="val43" table:formula="of:=VLOOKUP([.$C20];harcmodorok;2)+[.$E$4]" office:value-type="float" office:value="-5">
            <text:p>-5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104" table:formula="of:=[.C20]+[Tulajdonságok_képzettségek.$C$21]" office:value-type="float" office:value="0">
            <text:p>0</text:p>
          </table:table-cell>
          <table:table-cell table:style-name="ce285" table:content-validation-name="val43" table:formula="of:=VLOOKUP([.$C20];harcmodorok;4)+[.$E$8]" office:value-type="float" office:value="-60" table:number-columns-spanned="2" table:number-rows-spanned="1">
            <text:p>-60</text:p>
          </table:table-cell>
          <table:covered-table-cell table:style-name="ce304" table:content-validation-name="val43"/>
          <table:table-cell table:number-columns-repeated="247"/>
        </table:table-row>
        <table:table-row table:style-name="ro1">
          <table:table-cell table:style-name="ce185" office:value-type="string" table:number-columns-spanned="2" table:number-rows-spanned="1">
            <text:p>Ostromlövészet</text:p>
          </table:table-cell>
          <table:covered-table-cell table:style-name="ce42"/>
          <table:table-cell table:style-name="ce231" table:content-validation-name="val83" table:formula="of:=[Tulajdonságok_képzettségek.H23]" office:value-type="float" office:value="0">
            <text:p>0</text:p>
          </table:table-cell>
          <table:table-cell table:style-name="ce243" table:content-validation-name="val43" table:formula="of:=VLOOKUP([.$C21];harcmodorok;2)+[.$E$4]" office:value-type="float" office:value="-5">
            <text:p>-5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43" office:value-type="string">
            <text:p>-</text:p>
          </table:table-cell>
          <table:table-cell table:style-name="ce243" table:content-validation-name="val104" table:formula="of:=[.C21]+[Tulajdonságok_képzettségek.$C$21]" office:value-type="float" office:value="0">
            <text:p>0</text:p>
          </table:table-cell>
          <table:table-cell table:style-name="ce285" table:content-validation-name="val43" table:formula="of:=VLOOKUP([.$C21];harcmodorok;4)+[.$E$8]" office:value-type="float" office:value="-60" table:number-columns-spanned="2" table:number-rows-spanned="1">
            <text:p>-60</text:p>
          </table:table-cell>
          <table:covered-table-cell table:style-name="ce304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5">
          <table:table-cell table:style-name="ce183" table:number-columns-spanned="9" table:number-rows-spanned="1"/>
          <table:covered-table-cell table:style-name="ce183"/>
          <table:covered-table-cell table:style-name="ce183"/>
          <table:covered-table-cell table:style-name="ce183"/>
          <table:covered-table-cell table:style-name="ce183"/>
          <table:covered-table-cell table:style-name="ce183"/>
          <table:covered-table-cell table:style-name="ce183"/>
          <table:covered-table-cell table:style-name="ce183"/>
          <table:covered-table-cell table:style-name="ce305"/>
          <table:table-cell table:style-name="ce183"/>
          <table:table-cell table:style-name="ce331"/>
          <table:table-cell table:style-name="Default" table:number-columns-repeated="2"/>
          <table:table-cell table:style-name="ce331" table:number-columns-repeated="2"/>
          <table:table-cell table:style-name="ce183" table:number-columns-repeated="241"/>
        </table:table-row>
        <table:table-row table:style-name="ro1">
          <table:table-cell table:style-name="ce186" office:value-type="string" table:number-columns-spanned="9" table:number-rows-spanned="1">
            <text:p>Kézifegyverek értékei</text:p>
          </table:table-cell>
          <table:covered-table-cell table:style-name="ce211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32"/>
          <table:covered-table-cell table:style-name="ce211"/>
          <table:covered-table-cell table:style-name="ce274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7" table:content-validation-name="val66" office:value-type="string">
            <text:p>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TÉ</text:p>
          </table:table-cell>
          <table:table-cell table:style-name="ce244" office:value-type="string">
            <text:p>VÉ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8" table:content-validation-name="val67" office:value-type="string">
            <text:p>Puszta kéz</text:p>
          </table:table-cell>
          <table:table-cell table:style-name="ce213" table:content-validation-name="val78" table:formula="of:=IF(ISNUMBER(VLOOKUP([.$A25];kezifegyverek_all;12;0))=1;VLOOKUP([.$A25];kezifegyverek_all;12;0);[KP_tablazat.$K$38])" office:value-type="float" office:value="5">
            <text:p>5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7" table:content-validation-name="val43" table:formula="of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7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>
            <text:p>-5 Z</text:p>
          </table:table-cell>
          <table:table-cell table:style-name="ce286" office:value-type="string" table:number-columns-spanned="2" table:number-rows-spanned="1">
            <text:p>KT sebzés! Minden 5.valós ÉP</text:p>
          </table:table-cell>
          <table:covered-table-cell table:style-name="ce306"/>
          <table:table-cell table:style-name="ce324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ce175"/>
          <table:covered-table-cell table:style-name="ce175"/>
          <table:covered-table-cell table:style-name="ce175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<text:s/>__</text:p>
          </table:table-cell>
          <table:table-cell table:style-name="ce213" table:content-validation-name="val78" table:formula="of:=IF(ISNUMBER(VLOOKUP([.$A26];kezifegyverek_all;12;0))=1;VLOOKUP([.$A26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6];kezifegyverek_all;9;0))=1);(VLOOKUP([.$A26];kezifegyverek_all;9;0)+[.$C26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6];kezifegyverek_all;10;0))=1);(VLOOKUP([.$A26];kezifegyverek_all;10;0)+[.$C26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6];kezifegyverek_all;11;0))=1);(VLOOKUP([.$A26];kezifegyverek_all;11;0)+[.$C26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6];kezifegyverek_all;7;0)=1;&quot;MK szabály!&quot;;&quot;&quot;)" table:number-columns-spanned="2" table:number-rows-spanned="1">
            <text:p/>
          </table:table-cell>
          <table:covered-table-cell table:style-name="ce307"/>
          <table:table-cell table:style-name="ce325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<text:s/>__</text:p>
          </table:table-cell>
          <table:table-cell table:style-name="ce213" table:content-validation-name="val78" table:formula="of:=IF(ISNUMBER(VLOOKUP([.$A27];kezifegyverek_all;12;0))=1;VLOOKUP([.$A27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7];kezifegyverek_all;9;0))=1);(VLOOKUP([.$A27];kezifegyverek_all;9;0)+[.$C27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7];kezifegyverek_all;10;0))=1);(VLOOKUP([.$A27];kezifegyverek_all;10;0)+[.$C27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7];kezifegyverek_all;11;0))=1);(VLOOKUP([.$A27];kezifegyverek_all;11;0)+[.$C27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>
            <text:p>N/A</text:p>
          </table:table-cell>
          <table:table-cell table:style-name="ce288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6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<text:s/>__</text:p>
          </table:table-cell>
          <table:table-cell table:style-name="ce213" table:content-validation-name="val78" table:formula="of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8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7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<text:s/>__</text:p>
          </table:table-cell>
          <table:table-cell table:style-name="ce213" table:content-validation-name="val78" table:formula="of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29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8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number-columns-repeated="241"/>
        </table:table-row>
        <table:table-row table:style-name="ro1">
          <table:table-cell table:style-name="ce189" table:content-validation-name="val68" office:value-type="string">
            <text:p><text:s/>__</text:p>
          </table:table-cell>
          <table:table-cell table:style-name="ce213" table:content-validation-name="val78" table:formula="of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37" table:content-validation-name="val43" table:formula="of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7" table:formula="of:=IF(VLOOKUP([.$A30];kezifegyverek_all;7;0)=1;&quot;MK&quot;;&quot;&quot;)" table:number-columns-spanned="2" table:number-rows-spanned="1">
            <text:p/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number-columns-repeated="241"/>
        </table:table-row>
        <table:table-row table:style-name="ro1">
          <table:table-cell table:style-name="ce186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style-name="ce175"/>
          <table:table-cell table:number-columns-repeated="241"/>
        </table:table-row>
        <table:table-row table:style-name="ro1">
          <table:table-cell table:style-name="ce187" table:content-validation-name="val69" office:value-type="string">
            <text:p>Távolsági fegyver</text:p>
          </table:table-cell>
          <table:table-cell table:style-name="ce212" table:content-validation-name="val66" office:value-type="string">
            <text:p>Sebesség</text:p>
          </table:table-cell>
          <table:table-cell table:style-name="ce233" table:content-validation-name="val84" office:value-type="string">
            <text:p>MF</text:p>
          </table:table-cell>
          <table:table-cell table:style-name="ce244" office:value-type="string">
            <text:p>KÉ</text:p>
          </table:table-cell>
          <table:table-cell table:style-name="ce244" office:value-type="string">
            <text:p>CÉ</text:p>
          </table:table-cell>
          <table:table-cell table:style-name="ce244" office:value-type="string">
            <text:p>Osztó</text:p>
          </table:table-cell>
          <table:table-cell table:style-name="ce274" office:value-type="string">
            <text:p>SP</text:p>
          </table:table-cell>
          <table:table-cell table:style-name="ce274" office:value-type="string" table:number-columns-spanned="2" table:number-rows-spanned="1">
            <text:p>Hatótáv + Komment</text:p>
          </table:table-cell>
          <table:covered-table-cell/>
          <table:table-cell table:style-name="ce183"/>
          <table:table-cell table:style-name="ce331"/>
          <table:table-cell table:style-name="Default" table:number-columns-repeated="2"/>
          <table:table-cell table:style-name="ce331"/>
          <table:table-cell table:number-columns-repeated="242"/>
        </table:table-row>
        <table:table-row table:style-name="ro1">
          <table:table-cell table:style-name="ce189" table:content-validation-name="val70" office:value-type="string">
            <text:p><text:s/>__</text:p>
          </table:table-cell>
          <table:table-cell table:style-name="ce213" table:content-validation-name="val78" table:formula="of:=IF(ISNUMBER(VLOOKUP([.$A33];tavolsagi_fegyverek_all;10;0))=1;VLOOKUP([.$A33];tavolsagi_fegyverek_all;10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45" table:formula="of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3];tavolsagi_fegyverek_all;9;0))=1);(VLOOKUP([.$A33];tavolsagi_fegyverek_all;9;0)+[.$C33]*[KP_tablazat.$F$47]);[KP_tablazat.$K$38])" office:value-type="string" office:string-value="N/A">
            <text:p>N/A</text:p>
          </table:table-cell>
          <table:table-cell table:style-name="ce237" table:formula="of:=IF((ISNUMBER(VLOOKUP([.$A33];tavolsagi_fegyverek_all;10;0))=1);VLOOKUP([.$A33];tavolsagi_fegyverek_all;10;0);[KP_tablazat.$K$38])" office:value-type="string" office:string-value="N/A">
            <text:p>N/A</text:p>
          </table:table-cell>
          <table:table-cell table:style-name="ce23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3];tavolsagi_fegyverek_all;9;0))&gt;0;(&quot;Hatótáv: &quot;&amp;VLOOKUP([.A33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2"/>
        </table:table-row>
        <table:table-row table:style-name="ro1">
          <table:table-cell table:style-name="ce189" table:content-validation-name="val71" office:value-type="string">
            <text:p><text:s/>__</text:p>
          </table:table-cell>
          <table:table-cell table:style-name="ce213" table:content-validation-name="val78" table:formula="of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4" table:content-validation-name="val85" office:value-type="float" office:value="0">
            <text:p>0</text:p>
          </table:table-cell>
          <table:table-cell table:style-name="ce245" table:formula="of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7" table:content-validation-name="val43" table:formula="of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7" table:formula="of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89" table:formula="of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9"/>
          <table:table-cell table:style-name="ce330" office:value-type="float" office:value="1" table:number-columns-spanned="5" table:number-rows-spanned="1">
            <text:p>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 table:style-name="ce175"/>
          <table:covered-table-cell/>
          <table:covered-table-cell table:style-name="ce178"/>
          <table:table-cell table:number-columns-repeated="2"/>
          <table:table-cell table:style-name="ce333"/>
          <table:table-cell table:number-columns-repeated="244"/>
        </table:table-row>
        <table:table-row table:style-name="ro6">
          <table:table-cell table:style-name="ce190" office:value-type="string" table:number-columns-spanned="9" table:number-rows-spanned="1">
            <text:p>Teljes harcértékek</text:p>
          </table:table-cell>
          <table:covered-table-cell table:style-name="ce214"/>
          <table:covered-table-cell table:style-name="ce235"/>
          <table:covered-table-cell table:style-name="ce235"/>
          <table:covered-table-cell table:style-name="ce235"/>
          <table:covered-table-cell table:style-name="ce235"/>
          <table:covered-table-cell table:style-name="ce214"/>
          <table:covered-table-cell table:style-name="ce214"/>
          <table:covered-table-cell table:style-name="ce310"/>
          <table:table-cell/>
          <table:table-cell table:style-name="ce175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7">
          <table:table-cell table:style-name="ce191" table:content-validation-name="val72" office:value-type="string" table:number-columns-spanned="2" table:number-rows-spanned="1">
            <text:p>Fegyver<text:span text:style-name="T6"> (harcmodor)</text:span></text:p>
          </table:table-cell>
          <table:covered-table-cell table:style-name="ce211" table:content-validation-name="val79"/>
          <table:table-cell table:style-name="ce236" table:content-validation-name="val86" office:value-type="string">
            <text:p>Tám/kör</text:p>
          </table:table-cell>
          <table:table-cell table:style-name="ce187" office:value-type="string">
            <text:p>KÉ</text:p>
          </table:table-cell>
          <table:table-cell table:style-name="ce187" office:value-type="string">
            <text:p>TÉ/CÉ</text:p>
          </table:table-cell>
          <table:table-cell table:style-name="ce187" office:value-type="string">
            <text:p>VÉ/Osztó</text:p>
          </table:table-cell>
          <table:table-cell table:style-name="ce274" office:value-type="string">
            <text:p>SP</text:p>
          </table:table-cell>
          <table:table-cell table:style-name="ce290" office:value-type="string" table:number-columns-spanned="2" table:number-rows-spanned="1">
            <text:p>Komment</text:p>
          </table:table-cell>
          <table:covered-table-cell/>
          <table:table-cell/>
          <table:table-cell table:style-name="ce175" table:content-validation-name="val66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2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5" table:content-validation-name="val79"/>
          <table:table-cell table:style-name="ce23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>
            <text:p>1</text:p>
          </table:table-cell>
          <table:table-cell table:style-name="ce246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>
            <text:p>-15</text:p>
          </table:table-cell>
          <table:table-cell table:style-name="ce246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>
            <text:p>-20</text:p>
          </table:table-cell>
          <table:table-cell table:style-name="ce263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>
            <text:p>80</text:p>
          </table:table-cell>
          <table:table-cell table:style-name="ce275" table:content-validation-name="val108" table:formula="of:=[.G25]" office:value-type="string" office:string-value="-5 Z">
            <text:p>-5 Z</text:p>
          </table:table-cell>
          <table:table-cell table:style-name="ce291" table:content-validation-name="val73" office:value-type="string" table:number-columns-spanned="2" table:number-rows-spanned="1">
            <text:p>KT sebzés! Minden 5.valós ÉP</text:p>
          </table:table-cell>
          <table:covered-table-cell table:style-name="ce306"/>
          <table:table-cell/>
          <table:table-cell table:style-name="ce177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6];kezifegyverek_all;11;0))&gt;1;([.$A26]&amp;&quot; (&quot;&amp;VLOOKUP([.$A26];kezifegyverek_all;13;0)&amp;&quot;)&quot;);[.$A26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74"/>
          <table:table-cell table:style-name="ce23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>
            <text:p>N/A</text:p>
          </table:table-cell>
          <table:table-cell table:style-name="ce246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>
            <text:p>N/A</text:p>
          </table:table-cell>
          <table:table-cell table:style-name="ce263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>
            <text:p>N/A</text:p>
          </table:table-cell>
          <table:table-cell table:style-name="ce237" table:content-validation-name="val106" table:formula="of:=[.G26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7];kezifegyverek_all;11;0))&gt;1;([.$A27]&amp;&quot; (&quot;&amp;VLOOKUP([.$A27];kezifegyverek_all;13;0)&amp;&quot;)&quot;);[.$A27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74"/>
          <table:table-cell table:style-name="ce23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>
            <text:p>N/A</text:p>
          </table:table-cell>
          <table:table-cell table:style-name="ce246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>
            <text:p>N/A</text:p>
          </table:table-cell>
          <table:table-cell table:style-name="ce263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>
            <text:p>N/A</text:p>
          </table:table-cell>
          <table:table-cell table:style-name="ce237" table:content-validation-name="val106" table:formula="of:=[.G27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/>
          <table:table-cell table:number-columns-repeated="2"/>
          <table:table-cell table:style-name="ce334"/>
          <table:table-cell table:number-columns-repeated="241"/>
        </table:table-row>
        <table:table-row table:style-name="ro1">
          <table:table-cell table:style-name="ce193" table:content-validation-name="val74" table:formula="of:=IF(LEN(VLOOKUP([.$A28];kezifegyverek_all;11;0))&gt;1;([.$A28]&amp;&quot; (&quot;&amp;VLOOKUP([.$A28];kezifegyverek_all;13;0)&amp;&quot;)&quot;);[.$A28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74"/>
          <table:table-cell table:style-name="ce23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6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3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7" table:content-validation-name="val106" table:formula="of:=[.G28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177"/>
          <table:table-cell table:style-name="ce335"/>
          <table:table-cell table:style-name="ce334" table:number-columns-repeated="3"/>
          <table:table-cell table:number-columns-repeated="241"/>
        </table:table-row>
        <table:table-row table:style-name="ro1">
          <table:table-cell table:style-name="ce193" table:content-validation-name="val74" table:formula="of:=IF(LEN(VLOOKUP([.$A29];kezifegyverek_all;11;0))&gt;1;([.$A29]&amp;&quot; (&quot;&amp;VLOOKUP([.$A29];kezifegyverek_all;13;0)&amp;&quot;)&quot;);[.$A29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74"/>
          <table:table-cell table:style-name="ce23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6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3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7" table:content-validation-name="val106" table:formula="of:=[.G29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06"/>
          <table:table-cell/>
          <table:table-cell table:style-name="ce33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3" table:content-validation-name="val74" table:formula="of:=IF(LEN(VLOOKUP([.$A30];kezifegyverek_all;11;0))&gt;1;([.$A30]&amp;&quot; (&quot;&amp;VLOOKUP([.$A30];kezifegyverek_all;13;0)&amp;&quot;)&quot;);[.$A30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74"/>
          <table:table-cell table:style-name="ce23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6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6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3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6" table:content-validation-name="val106" table:formula="of:=[.G30]" office:value-type="string" office:string-value="N/A">
            <text:p>N/A</text:p>
          </table:table-cell>
          <table:table-cell table:style-name="ce291" table:number-columns-spanned="2" table:number-rows-spanned="1"/>
          <table:covered-table-cell table:style-name="ce311"/>
          <table:table-cell/>
          <table:table-cell table:style-name="ce58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4" table:content-validation-name="val74" table:formula="of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74"/>
          <table:table-cell table:style-name="ce238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>
            <text:p>N/A</text:p>
          </table:table-cell>
          <table:table-cell table:style-name="ce247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7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>
            <text:p>N/A</text:p>
          </table:table-cell>
          <table:table-cell table:style-name="ce264" table:content-validation-name="val94" table:formula="of:=IF(ISNUMBER([.F33]);&quot;Osztó: &quot;&amp;[.F33];[KP_tablazat.K38])" office:value-type="string" office:string-value="N/A">
            <text:p>N/A</text:p>
          </table:table-cell>
          <table:table-cell table:style-name="ce277" table:content-validation-name="val106" table:formula="of:=[.G33]" office:value-type="string" office:string-value="N/A">
            <text:p>N/A</text:p>
          </table:table-cell>
          <table:table-cell table:style-name="ce292" table:formula="of:=[.H33]" office:value-type="string" office:string-value="Hatótáv: x" table:number-columns-spanned="2" table:number-rows-spanned="1">
            <text:p>Hatótáv: x</text:p>
          </table:table-cell>
          <table:covered-table-cell table:style-name="ce312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5" table:content-validation-name="val74" table:formula="of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9" table:content-validation-name="val74"/>
          <table:table-cell table:style-name="ce239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8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8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5" table:content-validation-name="val94" table:formula="of:=IF(ISNUMBER([.F34]);&quot;Osztó: &quot;&amp;[.F34];[KP_tablazat.K38])" office:value-type="string" office:string-value="N/A">
            <text:p>N/A</text:p>
          </table:table-cell>
          <table:table-cell table:style-name="ce278" table:content-validation-name="val106" table:formula="of:=[.G34]" office:value-type="string" office:string-value="N/A">
            <text:p>N/A</text:p>
          </table:table-cell>
          <table:table-cell table:style-name="ce293" table:formula="of:=[.H34]" office:value-type="string" office:string-value="Hatótáv: x" table:number-columns-spanned="2" table:number-rows-spanned="1">
            <text:p>Hatótáv: x</text:p>
          </table:table-cell>
          <table:covered-table-cell table:style-name="ce313"/>
          <table:table-cell table:number-columns-repeated="2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6" table:number-columns-spanned="9" table:number-rows-spanned="1"/>
          <table:covered-table-cell table:style-name="ce220"/>
          <table:covered-table-cell table:style-name="ce240"/>
          <table:covered-table-cell table:style-name="ce249"/>
          <table:covered-table-cell table:style-name="ce249"/>
          <table:covered-table-cell table:style-name="ce249"/>
          <table:covered-table-cell table:style-name="ce237" table:content-validation-name="val109"/>
          <table:covered-table-cell table:style-name="ce291"/>
          <table:covered-table-cell/>
          <table:table-cell/>
          <table:table-cell table:style-name="ce175"/>
          <table:table-cell table:style-name="ce334" table:number-columns-repeated="4"/>
          <table:table-cell table:number-columns-repeated="241"/>
        </table:table-row>
        <table:table-row table:style-name="ro1">
          <table:table-cell table:style-name="ce197" office:value-type="string">
            <text:p>Válassz pajzsot:</text:p>
          </table:table-cell>
          <table:table-cell table:style-name="ce221" table:content-validation-name="val80" office:value-type="string" table:number-columns-spanned="2" table:number-rows-spanned="1">
            <text:p>nincs</text:p>
          </table:table-cell>
          <table:covered-table-cell table:style-name="ce241" table:content-validation-name="val88"/>
          <table:table-cell table:style-name="ce250" office:value-type="float" office:value="0">
            <text:p>0</text:p>
          </table:table-cell>
          <table:table-cell table:style-name="ce259" table:content-validation-name="val101" table:formula="of:=VLOOKUP([.$B$47];pajzsok;5+[Tulajdonságok_képzettségek.D35];0)" office:value-type="float" office:value="0">
            <text:p>0</text:p>
          </table:table-cell>
          <table:table-cell table:style-name="ce266" table:content-validation-name="val46" table:formula="of:=VLOOKUP([.$B$47];pajzsok;3;0)" office:value-type="float" office:value="0">
            <text:p>0</text:p>
          </table:table-cell>
          <table:table-cell table:style-name="ce276" office:value-type="string">
            <text:p>Zúzás</text:p>
          </table:table-cell>
          <table:table-cell table:style-name="ce294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198" table:number-columns-spanned="2" table:number-rows-spanned="1"/>
          <table:covered-table-cell table:style-name="ce183"/>
          <table:table-cell table:style-name="ce183" table:number-columns-repeated="254"/>
        </table:table-row>
        <table:table-row table:style-name="ro1">
          <table:table-cell table:style-name="ce199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60" table:content-validation-name="val102" office:value-type="string" table:number-columns-spanned="2" table:number-rows-spanned="1">
            <text:p>Páncél:</text:p>
          </table:table-cell>
          <table:covered-table-cell table:style-name="ce131"/>
          <table:table-cell table:style-name="ce279" table:content-validation-name="val110" office:value-type="string">
            <text:p>MGT:</text:p>
          </table:table-cell>
          <table:table-cell table:style-name="ce295" table:content-validation-name="val113" office:value-type="string" table:number-columns-spanned="2" table:number-rows-spanned="1">
            <text:p><text:span text:style-name="T7">SFÉ</text:span> <text:s/>sz: <text:s text:c="2"/>/ <text:s/>v: <text:s text:c="2"/>/ <text:s/>z:</text:p>
          </table:table-cell>
          <table:covered-table-cell table:style-name="ce314"/>
          <table:table-cell table:number-columns-repeated="247"/>
        </table:table-row>
        <table:table-row table:style-name="ro8">
          <table:table-cell table:style-name="ce200" table:number-columns-spanned="9" table:number-rows-spanned="1"/>
          <table:covered-table-cell table:style-name="ce222"/>
          <table:covered-table-cell table:style-name="ce200"/>
          <table:covered-table-cell table:style-name="ce200"/>
          <table:covered-table-cell table:style-name="ce200"/>
          <table:covered-table-cell table:style-name="ce267"/>
          <table:covered-table-cell table:style-name="ce200"/>
          <table:covered-table-cell table:style-name="ce200"/>
          <table:covered-table-cell table:style-name="ce315"/>
          <table:table-cell table:style-name="ce200" table:number-columns-repeated="246"/>
          <table:table-cell table:style-name="ce183"/>
        </table:table-row>
        <table:table-row table:style-name="ro2">
          <table:table-cell table:style-name="ce29" office:value-type="string" table:number-columns-spanned="4" table:number-rows-spanned="1">
            <text:p>Felszerelés</text:p>
          </table:table-cell>
          <table:covered-table-cell table:style-name="ce223"/>
          <table:covered-table-cell table:style-name="ce223"/>
          <table:covered-table-cell table:style-name="ce251"/>
          <table:table-cell/>
          <table:table-cell table:style-name="ce268" office:value-type="string">
            <text:p>ÉP</text:p>
          </table:table-cell>
          <table:table-cell table:style-name="ce280" table:content-validation-name="val111" table:formula="of:=12+(2*[Tulajdonságok_képzettségek.C19])" office:value-type="float" office:value="12" table:number-columns-spanned="3" table:number-rows-spanned="1">
            <text:p>12,</text:p>
          </table:table-cell>
          <table:covered-table-cell table:style-name="ce296"/>
          <table:covered-table-cell table:style-name="ce316"/>
          <table:table-cell table:number-columns-repeated="3"/>
          <table:table-cell table:style-name="ce204" table:number-columns-repeated="243"/>
          <table:table-cell/>
        </table:table-row>
        <table:table-row table:style-name="ro9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69" office:value-type="string">
            <text:p>S1</text:p>
            <text:p>(ÉP/4)</text:p>
          </table:table-cell>
          <table:table-cell table:style-name="ce281" office:value-type="string">
            <text:p>S2</text:p>
            <text:p>(ÉP/4)</text:p>
          </table:table-cell>
          <table:table-cell table:style-name="ce281" office:value-type="string">
            <text:p>S3</text:p>
            <text:p>(ÉP/4)</text:p>
          </table:table-cell>
          <table:table-cell table:style-name="ce317" office:value-type="string">
            <text:p>S4</text:p>
            <text:p>(ÉP/4)</text:p>
          </table:table-cell>
          <table:table-cell table:style-name="ce183" table:number-columns-repeated="3"/>
          <table:table-cell table:style-name="ce200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0"/>
          <table:table-cell table:style-name="ce282" table:number-columns-repeated="2"/>
          <table:table-cell table:style-name="ce318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0"/>
          <table:table-cell table:style-name="ce282"/>
          <table:table-cell table:style-name="ce297"/>
          <table:table-cell table:style-name="ce319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2" table:number-columns-spanned="4" table:number-rows-spanned="1"/>
          <table:covered-table-cell table:style-name="ce224"/>
          <table:covered-table-cell table:style-name="ce224"/>
          <table:covered-table-cell table:style-name="ce253"/>
          <table:table-cell table:style-name="ce261"/>
          <table:table-cell table:style-name="ce271" office:value-type="string">
            <text:p><text:s/></text:p>
          </table:table-cell>
          <table:table-cell table:style-name="ce283" table:number-columns-repeated="2"/>
          <table:table-cell table:style-name="ce320"/>
          <table:table-cell table:style-name="ce261" table:number-columns-repeated="3"/>
          <table:table-cell table:style-name="ce283" table:number-columns-repeated="243"/>
          <table:table-cell table:style-name="ce261"/>
        </table:table-row>
        <table:table-row table:style-name="ro1">
          <table:table-cell table:style-name="ce201" table:number-columns-spanned="4" table:number-rows-spanned="1"/>
          <table:covered-table-cell table:style-name="ce71"/>
          <table:covered-table-cell table:style-name="ce71"/>
          <table:covered-table-cell table:style-name="ce252"/>
          <table:table-cell/>
          <table:table-cell table:style-name="ce272" office:value-type="string" table:number-columns-spanned="4" table:number-rows-spanned="1">
            <text:p>Harcérték levonások</text:p>
          </table:table-cell>
          <table:covered-table-cell table:style-name="ce204"/>
          <table:covered-table-cell table:style-name="ce204"/>
          <table:covered-table-cell table:style-name="ce321"/>
          <table:table-cell table:number-columns-repeated="3"/>
          <table:table-cell table:style-name="ce204" table:number-columns-repeated="243"/>
          <table:table-cell/>
        </table:table-row>
        <table:table-row table:style-name="ro1">
          <table:table-cell table:style-name="ce203" table:number-columns-spanned="4" table:number-rows-spanned="1"/>
          <table:covered-table-cell table:style-name="ce225"/>
          <table:covered-table-cell table:style-name="ce225"/>
          <table:covered-table-cell table:style-name="ce254"/>
          <table:table-cell table:style-name="ce262"/>
          <table:table-cell table:style-name="ce273" table:content-validation-name="val103" office:value-type="string">
            <text:p>-</text:p>
          </table:table-cell>
          <table:table-cell table:style-name="ce284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>
            <text:p>-10</text:p>
          </table:table-cell>
          <table:table-cell table:style-name="ce298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>
            <text:p>-20</text:p>
          </table:table-cell>
          <table:table-cell table:style-name="ce322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>
            <text:p>-30</text:p>
          </table:table-cell>
          <table:table-cell table:style-name="ce262" table:number-columns-repeated="3"/>
          <table:table-cell table:style-name="ce336" table:number-columns-repeated="243"/>
          <table:table-cell table:style-name="ce262"/>
        </table:table-row>
        <table:table-row table:style-name="ro1">
          <table:table-cell table:style-name="ce204"/>
          <table:table-cell table:style-name="ce226"/>
          <table:table-cell table:style-name="ce204" table:number-columns-repeated="253"/>
          <table:table-cell/>
        </table:table-row>
        <table:table-row table:style-name="ro1">
          <table:table-cell/>
          <table:table-cell table:style-name="ce227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ágia_Pszi" table:style-name="ta1" table:print="false"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2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166"/>
        <table:table-column table:style-name="co13" table:number-columns-repeated="243" table:default-cell-style-name="Default"/>
        <table:table-row table:style-name="ro1">
          <table:table-cell table:style-name="ce179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37" office:value-type="string" table:number-columns-spanned="3" table:number-rows-spanned="1">
            <text:p>KP költve mágiára+pszíre</text:p>
          </table:table-cell>
          <table:covered-table-cell table:style-name="ce351"/>
          <table:covered-table-cell/>
          <table:table-cell table:style-name="ce362" table:content-validation-name="val124" table:formula="of:=SUM([.F16:.F17];[.F21:.F27];[.M18:.M27];[.F13];[.M13:.M15];[.M31:.M36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37" office:value-type="string" table:number-columns-spanned="3" table:number-rows-spanned="1">
            <text:p>Maradt KP:</text:p>
          </table:table-cell>
          <table:covered-table-cell table:style-name="ce351"/>
          <table:covered-table-cell/>
          <table:table-cell table:style-name="ce398" table:content-validation-name="val43" table:formula="of:=[Tulajdonságok_képzettségek.E10]" office:value-type="float" office:value="600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8" office:value-type="string" table:number-columns-spanned="5" table:number-rows-spanned="1">
            <text:p>Pszi</text:p>
          </table:table-cell>
          <table:covered-table-cell table:style-name="ce50"/>
          <table:covered-table-cell table:style-name="ce109"/>
          <table:covered-table-cell table:style-name="ce109"/>
          <table:covered-table-cell table:style-name="ce109"/>
          <table:table-cell table:number-columns-repeated="2"/>
          <table:table-cell table:style-name="ce390" office:value-type="string" table:number-columns-spanned="5" table:number-rows-spanned="1">
            <text:p>Mana</text:p>
          </table:table-cell>
          <table:covered-table-cell table:style-name="ce50"/>
          <table:covered-table-cell table:style-name="ce395"/>
          <table:covered-table-cell table:style-name="ce399"/>
          <table:covered-table-cell table:style-name="ce109"/>
          <table:table-cell table:style-name="Default"/>
          <table:table-cell table:number-columns-repeated="243"/>
        </table:table-row>
        <table:table-row table:style-name="ro1">
          <table:table-cell table:style-name="ce339" table:number-columns-spanned="5" table:number-rows-spanned="1"/>
          <table:covered-table-cell/>
          <table:covered-table-cell table:style-name="ce359"/>
          <table:covered-table-cell table:style-name="ce359"/>
          <table:covered-table-cell table:style-name="ce359"/>
          <table:table-cell table:number-columns-repeated="2"/>
          <table:table-cell table:style-name="ce339" table:number-columns-spanned="5" table:number-rows-spanned="1"/>
          <table:covered-table-cell table:style-name="ce393"/>
          <table:covered-table-cell/>
          <table:covered-table-cell table:style-name="ce400"/>
          <table:covered-table-cell table:style-name="ce359"/>
          <table:table-cell table:style-name="Default"/>
          <table:table-cell table:number-columns-repeated="243"/>
        </table:table-row>
        <table:table-row table:style-name="ro1">
          <table:table-cell table:style-name="ce340" office:value-type="string" table:number-columns-spanned="3" table:number-rows-spanned="1">
            <text:p>Ψ pont</text:p>
          </table:table-cell>
          <table:covered-table-cell table:style-name="ce352"/>
          <table:covered-table-cell table:style-name="ce357"/>
          <table:table-cell table:style-name="ce363" table:content-validation-name="val125" office:value-type="float" office:value="0" table:number-columns-spanned="2" table:number-rows-spanned="1">
            <text:p>0</text:p>
          </table:table-cell>
          <table:covered-table-cell table:style-name="ce371"/>
          <table:table-cell table:number-columns-repeated="2"/>
          <table:table-cell table:style-name="ce124" office:value-type="string" table:number-columns-spanned="3" table:number-rows-spanned="1">
            <text:p>Mana Pont</text:p>
          </table:table-cell>
          <table:covered-table-cell table:style-name="ce352"/>
          <table:covered-table-cell table:style-name="ce357"/>
          <table:table-cell table:style-name="ce401" table:content-validation-name="val135" office:value-type="float" office:value="0" table:number-columns-spanned="2" table:number-rows-spanned="1">
            <text:p>0</text:p>
          </table:table-cell>
          <table:covered-table-cell table:style-name="ce371"/>
          <table:table-cell table:style-name="Default"/>
          <table:table-cell table:number-columns-repeated="243"/>
        </table:table-row>
        <table:table-row table:style-name="ro1">
          <table:table-cell table:style-name="ce341" office:value-type="string" table:number-columns-spanned="3" table:number-rows-spanned="1">
            <text:p>Max felvehető <text:span text:style-name="T8">Ψ</text:span>p:</text:p>
          </table:table-cell>
          <table:covered-table-cell table:style-name="ce353"/>
          <table:covered-table-cell table:style-name="ce360"/>
          <table:table-cell table:style-name="ce364" table:content-validation-name="val43" table:formula="of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72"/>
          <table:table-cell table:number-columns-repeated="2"/>
          <table:table-cell table:style-name="ce341" table:content-validation-name="val132" office:value-type="string" table:number-columns-spanned="3" table:number-rows-spanned="1">
            <text:p>Max felvehető MP</text:p>
          </table:table-cell>
          <table:covered-table-cell table:style-name="ce353" table:content-validation-name="val132"/>
          <table:covered-table-cell table:style-name="ce360" table:content-validation-name="val132"/>
          <table:table-cell table:style-name="ce402" table:content-validation-name="val132" office:value-type="string" table:number-columns-spanned="2" table:number-rows-spanned="1">
            <text:p>??</text:p>
          </table:table-cell>
          <table:covered-table-cell table:style-name="ce372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342" office:value-type="string" table:number-columns-spanned="3" table:number-rows-spanned="1">
            <text:p><text:span text:style-name="T8">Ψ</text:span> pontra költött KP</text:p>
          </table:table-cell>
          <table:covered-table-cell table:style-name="ce354"/>
          <table:covered-table-cell table:style-name="ce354"/>
          <table:table-cell table:style-name="ce365" table:content-validation-name="val43" table:formula="of:=[.$D$7]*[KP_tablazat.$K$32]" office:value-type="float" office:value="0" table:number-columns-spanned="2" table:number-rows-spanned="1">
            <text:p>0 KP</text:p>
          </table:table-cell>
          <table:covered-table-cell table:style-name="ce373"/>
          <table:table-cell table:number-columns-repeated="2"/>
          <table:table-cell table:style-name="ce342" office:value-type="string" table:number-columns-spanned="3" table:number-rows-spanned="1">
            <text:p>Mana Pontra költött KP</text:p>
          </table:table-cell>
          <table:covered-table-cell table:style-name="ce354"/>
          <table:covered-table-cell table:style-name="ce354"/>
          <table:table-cell table:style-name="ce365" table:content-validation-name="val43" table:formula="of:=[.$K$7]*[KP_tablazat.$K$29]" office:value-type="float" office:value="0" table:number-columns-spanned="2" table:number-rows-spanned="1">
            <text:p>0 KP</text:p>
          </table:table-cell>
          <table:covered-table-cell table:style-name="ce373"/>
          <table:table-cell table:style-name="Default"/>
          <table:table-cell table:number-columns-repeated="243"/>
        </table:table-row>
        <table:table-row table:style-name="ro1">
          <table:table-cell table:style-name="ce343" table:number-columns-spanned="5" table:number-rows-spanned="1"/>
          <table:covered-table-cell table:number-columns-repeated="4"/>
          <table:table-cell table:number-columns-repeated="2"/>
          <table:table-cell table:style-name="ce343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9" office:value-type="string" table:number-columns-spanned="6" table:number-rows-spanned="1">
            <text:p>Pszi alkalmazás (fortély)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109"/>
          <table:table-cell/>
          <table:table-cell table:style-name="ce29" office:value-type="string" table:number-columns-spanned="6" table:number-rows-spanned="1">
            <text:p>Mágia, Tradíciók, Céltradíciók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109"/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table:content-validation-name="val128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table:content-validation-name="val136" office:value-type="string" table:number-columns-spanned="2" table:number-rows-spanned="1">
            <text:p>Felvéve</text:p>
          </table:table-cell>
          <table:covered-table-cell table:content-validation-name="val139"/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4" office:value-type="string" table:number-columns-spanned="3" table:number-rows-spanned="1">
            <text:p>Pszí alkalmazás (foka)</text:p>
          </table:table-cell>
          <table:covered-table-cell table:style-name="ce355"/>
          <table:covered-table-cell/>
          <table:table-cell table:style-name="ce366" table:content-validation-name="val43" office:value-type="float" office:value="4">
            <text:p>4</text:p>
          </table:table-cell>
          <table:table-cell table:style-name="ce72" table:content-validation-name="val129" office:value-type="float" office:value="0">
            <text:p>0</text:p>
          </table:table-cell>
          <table:table-cell table:style-name="ce379" table:content-validation-name="val43" table:formula="of:=[.$E13]*[$KP_tablazat.$K$14]" office:value-type="float" office:value="0">
            <text:p>0</text:p>
          </table:table-cell>
          <table:table-cell/>
          <table:table-cell table:style-name="ce391" table:content-validation-name="val133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94"/>
          <table:covered-table-cell table:style-name="ce396"/>
          <table:table-cell table:style-name="ce403" table:content-validation-name="val137" office:value-type="float" office:value="0" table:number-columns-spanned="2" table:number-rows-spanned="1">
            <text:p>0</text:p>
          </table:table-cell>
          <table:covered-table-cell table:style-name="ce396" table:content-validation-name="val139"/>
          <table:table-cell table:style-name="ce415" table:content-validation-name="val43" table:formula="of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59"/>
          <table:table-cell/>
          <table:table-cell table:style-name="ce391" table:content-validation-name="val134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5" table:content-validation-name="val43" table:formula="of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/>
          <table:table-cell table:style-name="ce391" table:content-validation-name="val134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4" table:content-validation-name="val134"/>
          <table:covered-table-cell table:style-name="ce396" table:content-validation-name="val134"/>
          <table:table-cell table:style-name="ce404" table:content-validation-name="val138" office:value-type="float" office:value="0" table:number-columns-spanned="2" table:number-rows-spanned="1">
            <text:p>0</text:p>
          </table:table-cell>
          <table:covered-table-cell table:style-name="ce396" table:content-validation-name="val138"/>
          <table:table-cell table:style-name="ce415" table:content-validation-name="val43" table:formula="of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6]+[.D16]" office:value-type="float" office:value="0">
            <text:p>0</text:p>
          </table:table-cell>
          <table:table-cell table:style-name="ce166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4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59"/>
          <table:table-cell table:number-columns-repeated="243"/>
        </table:table-row>
        <table:table-row table:style-name="ro1">
          <table:table-cell table:style-name="ce32" table:content-validation-name="val119" table:number-columns-spanned="2" table:number-rows-spanned="1"/>
          <table:covered-table-cell table:content-validation-name="val119"/>
          <table:table-cell table:style-name="ce361" table:content-validation-name="val60"/>
          <table:table-cell table:style-name="ce134" table:content-validation-name="val60"/>
          <table:table-cell table:style-name="ce374" table:content-validation-name="val130" table:formula="of:=[.C17]+[.D17]" office:value-type="float" office:value="0">
            <text:p>0</text:p>
          </table:table-cell>
          <table:table-cell table:style-name="ce166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3" office:value-type="string">
            <text:p>Szint</text:p>
          </table:table-cell>
          <table:table-cell table:style-name="ce143" office:value-type="string">
            <text:p>Bónusz</text:p>
          </table:table-cell>
          <table:table-cell table:style-name="ce143" office:value-type="string">
            <text:p>Összesen</text:p>
          </table:table-cell>
          <table:table-cell table:style-name="ce168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45" table:number-columns-spanned="6" table:number-rows-spanned="1"/>
          <table:covered-table-cell table:number-columns-repeated="4"/>
          <table:covered-table-cell table:style-name="ce359"/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05" table:content-validation-name="val130" table:formula="of:=[.J18]+[.K18]" office:value-type="float" office:value="0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4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59"/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06" table:content-validation-name="val130" table:formula="of:=[.J19]+[.K19]" office:value-type="float" office:value="0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07" table:content-validation-name="val130" table:formula="of:=[.J20]+[.K20]" office:value-type="float" office:value="0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0" table:content-validation-name="val43" table:formula="of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08" table:content-validation-name="val130" table:formula="of:=[.J21]+[.K21]" office:value-type="float" office:value="0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1" table:content-validation-name="val43" table:formula="of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09" table:content-validation-name="val130" table:formula="of:=[.J22]+[.K22]" office:value-type="float" office:value="0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2" table:content-validation-name="val43" table:formula="of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10" table:content-validation-name="val130" table:formula="of:=[.J23]+[.K23]" office:value-type="float" office:value="0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3" table:content-validation-name="val43" table:formula="of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11" table:content-validation-name="val130" table:formula="of:=[.J24]+[.K24]" office:value-type="float" office:value="0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4" table:content-validation-name="val43" table:formula="of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12" table:content-validation-name="val130" table:formula="of:=[.J25]+[.K25]" office:value-type="float" office:value="0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2"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385" table:content-validation-name="val43" table:formula="of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style-name="ce134" table:content-validation-name="val60"/>
          <table:table-cell table:style-name="ce134" table:content-validation-name="val60"/>
          <table:table-cell table:style-name="ce413" table:content-validation-name="val130" table:formula="of:=[.J26]+[.K26]" office:value-type="float" office:value="0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" table:number-columns-spanned="3" table:number-rows-spanned="1"/>
          <table:covered-table-cell table:style-name="ce356"/>
          <table:covered-table-cell table:style-name="ce356"/>
          <table:table-cell table:style-name="ce368"/>
          <table:table-cell table:style-name="ce376"/>
          <table:table-cell table:style-name="ce386" table:content-validation-name="val43" table:formula="of:=[.$E27]*[$KP_tablazat.$K$14]" office:value-type="float" office:value="0">
            <text:p>0</text:p>
          </table:table-cell>
          <table:table-cell/>
          <table:table-cell table:style-name="ce33" table:number-columns-spanned="2" table:number-rows-spanned="1"/>
          <table:covered-table-cell table:style-name="ce356"/>
          <table:table-cell table:style-name="ce397" table:content-validation-name="val60"/>
          <table:table-cell table:style-name="ce397" table:content-validation-name="val60"/>
          <table:table-cell table:style-name="ce414" table:content-validation-name="val130" table:formula="of:=[.J27]+[.K27]" office:value-type="float" office:value="0">
            <text:p>0</text:p>
          </table:table-cell>
          <table:table-cell table:style-name="ce173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6" table:number-rows-spanned="1">
            <text:p>Érzékek</text:p>
          </table:table-cell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table-cell/>
          <table:table-cell table:style-name="ce29" office:value-type="string" table:number-columns-spanned="6" table:number-rows-spanned="1">
            <text:p>Mágikus, misztikus fortélyok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9"/>
          <table:table-cell table:number-columns-repeated="243"/>
        </table:table-row>
        <table:table-row table:style-name="ro1">
          <table:table-cell table:style-name="ce347" table:number-columns-spanned="3" table:number-rows-spanned="1"/>
          <table:covered-table-cell table:style-name="ce347"/>
          <table:covered-table-cell table:style-name="ce347"/>
          <table:table-cell table:style-name="ce350" table:content-validation-name="val126" office:value-type="string">
            <text:p>+</text:p>
          </table:table-cell>
          <table:table-cell table:style-name="ce377" office:value-type="string">
            <text:p>Σ</text:p>
          </table:table-cell>
          <table:table-cell table:style-name="ce350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2"/>
          <table:covered-table-cell/>
          <table:table-cell table:style-name="ce62" office:value-type="string">
            <text:p>Max</text:p>
          </table:table-cell>
          <table:table-cell table:style-name="ce62" office:value-type="string">
            <text:p>Fok</text:p>
          </table:table-cell>
          <table:table-cell table:style-name="ce91" office:value-type="string">
            <text:p>KP</text:p>
          </table:table-cell>
          <table:table-cell table:number-columns-repeated="243"/>
        </table:table-row>
        <table:table-row table:style-name="ro10">
          <table:table-cell table:style-name="ce348" table:content-validation-name="val120" office:value-type="string" table:number-columns-spanned="3" table:number-rows-spanned="1">
            <text:p>Intuíció</text:p>
          </table:table-cell>
          <table:covered-table-cell table:style-name="ce348"/>
          <table:covered-table-cell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25]+[.$D31]" office:value-type="float" office:value="0">
            <text:p>0</text:p>
          </table:table-cell>
          <table:table-cell table:style-name="ce387" table:content-validation-name="val43" table:formula="of:=[.$D31]*(VLOOKUP([.$A31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6" table:content-validation-name="val43" table:formula="of:=[.$L31]*[$KP_tablazat.$K$14]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style-name="ce348" table:content-validation-name="val121" office:value-type="string" table:number-columns-spanned="3" table:number-rows-spanned="1">
            <text:p>Látás</text:p>
          </table:table-cell>
          <table:covered-table-cell table:style-name="ce348"/>
          <table:covered-table-cell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2]" office:value-type="float" office:value="0">
            <text:p>0</text:p>
          </table:table-cell>
          <table:table-cell table:style-name="ce388" table:content-validation-name="val43" table:formula="of:=[.$D32]*(VLOOKUP([.$A32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7" table:content-validation-name="val43" table:formula="of:=[.$L32]*[$KP_tablazat.$K$14]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style-name="ce348" table:content-validation-name="val122" office:value-type="string" table:number-columns-spanned="3" table:number-rows-spanned="1">
            <text:p>Hallás</text:p>
          </table:table-cell>
          <table:covered-table-cell table:style-name="ce348"/>
          <table:covered-table-cell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3]" office:value-type="float" office:value="0">
            <text:p>0</text:p>
          </table:table-cell>
          <table:table-cell table:style-name="ce388" table:content-validation-name="val43" table:formula="of:=[.$D33]*(VLOOKUP([.$A33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8" table:content-validation-name="val43" table:formula="of:=[.$L33]*[$KP_tablazat.$K$14]" office:value-type="float" office:value="0">
            <text:p>0</text:p>
          </table:table-cell>
          <table:table-cell table:number-columns-repeated="243"/>
        </table:table-row>
        <table:table-row table:style-name="ro10">
          <table:table-cell table:style-name="ce348" table:content-validation-name="val123" office:value-type="string" table:number-columns-spanned="3" table:number-rows-spanned="1">
            <text:p>Ízlelés/Szaglás/Tapintás</text:p>
          </table:table-cell>
          <table:covered-table-cell table:style-name="ce348"/>
          <table:covered-table-cell table:style-name="ce348"/>
          <table:table-cell table:style-name="ce369" table:content-validation-name="val127" office:value-type="float" office:value="0">
            <text:p>0</text:p>
          </table:table-cell>
          <table:table-cell table:style-name="ce378" table:content-validation-name="val131" table:formula="of:=[Tulajdonságok_képzettségek.$C$19]+[.$D34]" office:value-type="float" office:value="0">
            <text:p>0</text:p>
          </table:table-cell>
          <table:table-cell table:style-name="ce388" table:content-validation-name="val43" table:formula="of:=[.$D34]*(VLOOKUP([.$A34];erzekek;3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19" table:content-validation-name="val43" table:formula="of:=[.$L34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7"/>
          <table:table-cell table:style-name="ce375"/>
          <table:table-cell table:style-name="ce420" table:content-validation-name="val43" table:formula="of:=[.$L35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49" office:value-type="string" table:number-columns-spanned="5" table:number-rows-spanned="1">
            <text:p>Összesen KP – érzékekre</text:p>
          </table:table-cell>
          <table:covered-table-cell table:style-name="ce358"/>
          <table:covered-table-cell table:style-name="ce358"/>
          <table:covered-table-cell table:style-name="ce358"/>
          <table:covered-table-cell table:style-name="ce358"/>
          <table:table-cell table:style-name="ce389" table:formula="of:=SUM([.F31:.F34])" office:value-type="float" office:value="0">
            <text:p>0</text:p>
          </table:table-cell>
          <table:table-cell/>
          <table:table-cell table:style-name="ce33" table:number-columns-spanned="3" table:number-rows-spanned="1"/>
          <table:covered-table-cell table:style-name="ce356"/>
          <table:covered-table-cell table:style-name="ce356"/>
          <table:table-cell table:style-name="ce368"/>
          <table:table-cell table:style-name="ce376"/>
          <table:table-cell table:style-name="ce421" table:content-validation-name="val43" table:formula="of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13" table:number-rows-spanned="1">
            <text:p>Karmák</text:p>
          </table:table-cell>
          <table:covered-table-cell table:number-columns-repeated="5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table-cell table:number-columns-repeated="243"/>
        </table:table-row>
        <table:table-row table:style-name="ro1">
          <table:table-cell table:style-name="ce350" office:value-type="string" table:number-columns-spanned="3" table:number-rows-spanned="1">
            <text:p>Karma neve</text:p>
          </table:table-cell>
          <table:covered-table-cell table:style-name="ce350"/>
          <table:covered-table-cell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style-name="ce350"/>
          <table:covered-table-cell table:style-name="ce350"/>
          <table:covered-table-cell table:style-name="ce350"/>
          <table:table-cell table:style-name="ce350" office:value-type="string" table:number-columns-spanned="6" table:number-rows-spanned="1">
            <text:p>Hatása, leírása</text:p>
          </table:table-cell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350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46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covered-table-cell table:style-name="ce357"/>
          <table:table-cell table:number-columns-repeated="243"/>
        </table:table-row>
        <table:table-row table:style-name="ro1">
          <table:table-cell table:style-name="ce350" office:value-type="string" table:number-columns-spanned="3" table:number-rows-spanned="1">
            <text:p>Mágikus összhang</text:p>
          </table:table-cell>
          <table:covered-table-cell table:style-name="ce350"/>
          <table:covered-table-cell table:style-name="ce350"/>
          <table:table-cell table:style-name="ce350" office:value-type="string" table:number-columns-spanned="4" table:number-rows-spanned="1">
            <text:p>Hozzájutás módja</text:p>
          </table:table-cell>
          <table:covered-table-cell table:style-name="ce350"/>
          <table:covered-table-cell table:style-name="ce350"/>
          <table:covered-table-cell table:style-name="ce350"/>
          <table:table-cell table:style-name="ce350" office:value-type="string" table:number-columns-spanned="6" table:number-rows-spanned="1">
            <text:p>Hatása, leírása, <text:span text:style-name="T11">±</text:span>% kedvezmény</text:p>
          </table:table-cell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350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number-columns-spanned="3" table:number-rows-spanned="1"/>
          <table:covered-table-cell table:style-name="ce130"/>
          <table:covered-table-cell table:style-name="ce130"/>
          <table:table-cell table:style-name="ce370" table:number-columns-spanned="4" table:number-rows-spanned="1"/>
          <table:covered-table-cell table:style-name="ce370"/>
          <table:covered-table-cell table:style-name="ce370"/>
          <table:covered-table-cell table:style-name="ce370"/>
          <table:table-cell table:style-name="ce392" office:value-type="string" table:number-columns-spanned="6" table:number-rows-spanned="1">
            <text:p/>
            <text:p/>
          </table:table-cell>
          <table:covered-table-cell table:style-name="ce392"/>
          <table:covered-table-cell table:style-name="ce392"/>
          <table:covered-table-cell table:style-name="ce392"/>
          <table:covered-table-cell table:style-name="ce392"/>
          <table:covered-table-cell table:style-name="ce392"/>
          <table:table-cell table:style-name="ce176" table:number-columns-repeated="243"/>
        </table:table-row>
        <table:table-row table:style-name="ro1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1">
          <table:table-cell table:style-name="ce422" table:content-validation-name="val6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3" office:value-type="string" table:number-columns-spanned="5" table:number-rows-spanned="1">
            <text:p>Képzettségekre költött KP</text:p>
          </table:table-cell>
          <table:covered-table-cell table:style-name="ce428"/>
          <table:covered-table-cell table:style-name="ce428"/>
          <table:covered-table-cell table:style-name="ce428"/>
          <table:covered-table-cell/>
          <table:table-cell table:style-name="ce164" table:content-validation-name="val46" table:formula="of:=[Tulajdonságok_képzettségek.K11]" office:value-type="float" office:value="0">
            <text:p>0</text:p>
          </table:table-cell>
          <table:table-cell table:content-validation-name="val66"/>
          <table:table-cell table:style-name="ce426" table:content-validation-name="val66" office:value-type="string" table:number-columns-spanned="5" table:number-rows-spanned="1">
            <text:p>Átfogó képzettségek</text:p>
          </table:table-cell>
          <table:covered-table-cell table:style-name="ce135" table:content-validation-name="val66"/>
          <table:covered-table-cell table:style-name="ce135" table:content-validation-name="val66"/>
          <table:covered-table-cell table:style-name="ce135" table:content-validation-name="val66"/>
          <table:covered-table-cell table:style-name="ce167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424" table:content-validation-name="val66" office:value-type="string" table:number-columns-spanned="5" table:number-rows-spanned="1">
            <text:p>Fortélyokra elköltött KP</text:p>
          </table:table-cell>
          <table:covered-table-cell table:style-name="ce429" table:content-validation-name="val66"/>
          <table:covered-table-cell table:style-name="ce429" table:content-validation-name="val66"/>
          <table:covered-table-cell table:style-name="ce432"/>
          <table:covered-table-cell/>
          <table:table-cell table:style-name="ce437" table:content-validation-name="val141" table:formula="of:=[Tulajdonságok_képzettségek.D53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 office:value-type="string">
            <text:p>Ostromlövészet</text:p>
          </table:table-cell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5]+[.J5]" office:value-type="float" office:value="0">
            <text:p>0</text:p>
          </table:table-cell>
          <table:table-cell table:style-name="ce166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6]+[.J6]" office:value-type="float" office:value="0">
            <text:p>0</text:p>
          </table:table-cell>
          <table:table-cell table:style-name="ce166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9" table:content-validation-name="val66" office:value-type="string" table:number-columns-spanned="6" table:number-rows-spanned="1">
            <text:p>Fortélyok</text:p>
          </table:table-cell>
          <table:covered-table-cell table:style-name="ce45" table:content-validation-name="val66"/>
          <table:covered-table-cell table:style-name="ce61" table:content-validation-name="val66"/>
          <table:covered-table-cell table:style-name="ce45" table:content-validation-name="val66"/>
          <table:covered-table-cell table:style-name="ce90" table:content-validation-name="val66"/>
          <table:covered-table-cell/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7]+[.J7]" office:value-type="float" office:value="0">
            <text:p>0</text:p>
          </table:table-cell>
          <table:table-cell table:style-name="ce166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3" table:content-validation-name="val66" office:value-type="string" table:number-columns-spanned="2" table:number-rows-spanned="1">
            <text:p>Név</text:p>
          </table:table-cell>
          <table:covered-table-cell table:style-name="ce42" table:content-validation-name="val66"/>
          <table:table-cell table:style-name="ce62" table:content-validation-name="val66" office:value-type="string">
            <text:p>Max</text:p>
          </table:table-cell>
          <table:table-cell table:style-name="ce62" table:content-validation-name="val66" office:value-type="string" table:number-columns-spanned="2" table:number-rows-spanned="1">
            <text:p>Fok</text:p>
          </table:table-cell>
          <table:covered-table-cell/>
          <table:table-cell table:style-name="ce91" table:content-validation-name="val66" office:value-type="string">
            <text:p>KP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8]+[.J8]" office:value-type="float" office:value="0">
            <text:p>0</text:p>
          </table:table-cell>
          <table:table-cell table:style-name="ce166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 table:style-name="ce47" table:content-validation-name="val66"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38" table:content-validation-name="val66" table:formula="of:=[.$D9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9]+[.J9]" office:value-type="float" office:value="0">
            <text:p>0</text:p>
          </table:table-cell>
          <table:table-cell table:style-name="ce166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39" table:content-validation-name="val66" table:formula="of:=[.$D10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10]+[.J10]" office:value-type="float" office:value="0">
            <text:p>0</text:p>
          </table:table-cell>
          <table:table-cell table:style-name="ce166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0" table:content-validation-name="val66" table:formula="of:=[.$D11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11]+[.J11]" office:value-type="float" office:value="0">
            <text:p>0</text:p>
          </table:table-cell>
          <table:table-cell table:style-name="ce166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1" table:content-validation-name="val66" table:formula="of:=[.$D12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12]+[.J12]" office:value-type="float" office:value="0">
            <text:p>0</text:p>
          </table:table-cell>
          <table:table-cell table:style-name="ce166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2" table:content-validation-name="val66" table:formula="of:=[.$D13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4" table:content-validation-name="val66" table:formula="of:=[.I13]+[.J13]" office:value-type="float" office:value="0">
            <text:p>0</text:p>
          </table:table-cell>
          <table:table-cell table:style-name="ce166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3" table:content-validation-name="val66" table:formula="of:=[.$D14]*[$KP_tablazat.$K$14]" office:value-type="float" office:value="0">
            <text:p>0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style-name="ce18" table:content-validation-name="val66"/>
          <table:covered-table-cell table:style-name="ce18" table:content-validation-name="val66"/>
          <table:covered-table-cell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4" table:content-validation-name="val66" table:formula="of:=[.$D15]*[$KP_tablazat.$K$14]" office:value-type="float" office:value="0">
            <text:p>0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Átlagos képzettségek</text:p>
          </table:table-cell>
          <table:covered-table-cell table:style-name="ce136" table:content-validation-name="val66"/>
          <table:covered-table-cell table:style-name="ce136" table:content-validation-name="val66"/>
          <table:covered-table-cell table:style-name="ce136" table:content-validation-name="val66"/>
          <table:covered-table-cell table:style-name="ce169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5" table:content-validation-name="val66" table:formula="of:=[.$D16]*[$KP_tablazat.$K$14]" office:value-type="float" office:value="0">
            <text:p>0</text:p>
          </table:table-cell>
          <table:table-cell table:style-name="ce18" table:content-validation-name="val66"/>
          <table:table-cell table:style-name="ce119" table:content-validation-name="val66" office:value-type="string">
            <text:p>Név</text:p>
          </table:table-cell>
          <table:table-cell table:style-name="ce133" table:content-validation-name="val66" office:value-type="string">
            <text:p>Szint</text:p>
          </table:table-cell>
          <table:table-cell table:style-name="ce143" table:content-validation-name="val66" office:value-type="string">
            <text:p>Bónusz</text:p>
          </table:table-cell>
          <table:table-cell table:style-name="ce143" table:content-validation-name="val66" office:value-type="string">
            <text:p>Összesen</text:p>
          </table:table-cell>
          <table:table-cell table:style-name="ce168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6" table:content-validation-name="val66" table:formula="of:=[.$D17]*[$KP_tablazat.$K$14]" office:value-type="float" office:value="0">
            <text:p>0</text:p>
          </table:table-cell>
          <table:table-cell table:style-name="ce18" table:content-validation-name="val66"/>
          <table:table-cell table:style-name="ce124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17]+[.J17]" office:value-type="float" office:value="0">
            <text:p>0</text:p>
          </table:table-cell>
          <table:table-cell table:style-name="ce170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7" table:content-validation-name="val66" table:formula="of:=[.$D18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18]+[.J18]" office:value-type="float" office:value="0">
            <text:p>0</text:p>
          </table:table-cell>
          <table:table-cell table:style-name="ce170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3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7" table:content-validation-name="val66" table:formula="of:=[.$D19]*[$KP_tablazat.$K$14]" office:value-type="float" office:value="0">
            <text:p>0</text:p>
          </table:table-cell>
          <table:table-cell table:style-name="ce18" table:content-validation-name="val66"/>
          <table:table-cell table:style-name="ce125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19]+[.J19]" office:value-type="float" office:value="0">
            <text:p>0</text:p>
          </table:table-cell>
          <table:table-cell table:style-name="ce170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20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0]+[.J20]" office:value-type="float" office:value="0">
            <text:p>0</text:p>
          </table:table-cell>
          <table:table-cell table:style-name="ce170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8" table:content-validation-name="val66" table:formula="of:=[.$D21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1]+[.J21]" office:value-type="float" office:value="0">
            <text:p>0</text:p>
          </table:table-cell>
          <table:table-cell table:style-name="ce170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49" table:content-validation-name="val66" table:formula="of:=[.$D22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2]+[.J22]" office:value-type="float" office:value="0">
            <text:p>0</text:p>
          </table:table-cell>
          <table:table-cell table:style-name="ce170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0" table:content-validation-name="val66" table:formula="of:=[.$D23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3]+[.J23]" office:value-type="float" office:value="0">
            <text:p>0</text:p>
          </table:table-cell>
          <table:table-cell table:style-name="ce170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1" table:content-validation-name="val66" table:formula="of:=[.$D24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4]+[.J24]" office:value-type="float" office:value="0">
            <text:p>0</text:p>
          </table:table-cell>
          <table:table-cell table:style-name="ce170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5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5]+[.J25]" office:value-type="float" office:value="0">
            <text:p>0</text:p>
          </table:table-cell>
          <table:table-cell table:style-name="ce170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6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6]+[.J26]" office:value-type="float" office:value="0">
            <text:p>0</text:p>
          </table:table-cell>
          <table:table-cell table:style-name="ce170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7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7]+[.J27]" office:value-type="float" office:value="0">
            <text:p>0</text:p>
          </table:table-cell>
          <table:table-cell table:style-name="ce170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8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8]+[.J28]" office:value-type="float" office:value="0">
            <text:p>0</text:p>
          </table:table-cell>
          <table:table-cell table:style-name="ce170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29]*[$KP_tablazat.$K$14]" office:value-type="float" office:value="0">
            <text:p>0</text:p>
          </table:table-cell>
          <table:table-cell table:style-name="ce18" table:content-validation-name="val66"/>
          <table:table-cell table:style-name="ce123" table:content-validation-name="val66"/>
          <table:table-cell table:style-name="ce134" table:content-validation-name="val66"/>
          <table:table-cell table:style-name="ce134" table:content-validation-name="val66"/>
          <table:table-cell table:style-name="ce455" table:content-validation-name="val66" table:formula="of:=[.I29]+[.J29]" office:value-type="float" office:value="0">
            <text:p>0</text:p>
          </table:table-cell>
          <table:table-cell table:style-name="ce170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30]*[$KP_tablazat.$K$14]" office:value-type="float" office:value="0">
            <text:p>0</text:p>
          </table:table-cell>
          <table:table-cell table:style-name="ce18" table:content-validation-name="val66"/>
          <table:table-cell table:style-name="ce26" table:content-validation-name="val66" table:number-columns-spanned="5" table:number-rows-spanned="1"/>
          <table:covered-table-cell table:style-name="ce18" table:content-validation-name="val66"/>
          <table:covered-table-cell table:style-name="ce18" table:content-validation-name="val66"/>
          <table:covered-table-cell table:style-name="ce18" table:content-validation-name="val66"/>
          <table:covered-table-cell table:style-name="ce88" table:content-validation-name="val66"/>
          <table:table-cell table:content-validation-name="val66" table:number-columns-repeated="244"/>
        </table:table-row>
        <table:table-row table:style-name="ro1">
          <table:table-cell table:style-name="ce20" table:content-validation-name="val66" table:number-columns-spanned="2" table:number-rows-spanned="1"/>
          <table:covered-table-cell/>
          <table:table-cell table:style-name="ce64" table:content-validation-name="val66"/>
          <table:table-cell table:style-name="ce72" table:content-validation-name="val66" table:number-columns-spanned="2" table:number-rows-spanned="1"/>
          <table:covered-table-cell/>
          <table:table-cell table:style-name="ce452" table:content-validation-name="val66" table:formula="of:=[.$D31]*[$KP_tablazat.$K$14]" office:value-type="float" office:value="0">
            <text:p>0</text:p>
          </table:table-cell>
          <table:table-cell table:style-name="ce18" table:content-validation-name="val66"/>
          <table:table-cell table:style-name="ce122" table:content-validation-name="val66" office:value-type="string" table:number-columns-spanned="5" table:number-rows-spanned="1">
            <text:p>Speciális / Könnyű képzettségek</text:p>
          </table:table-cell>
          <table:covered-table-cell table:style-name="ce137" table:content-validation-name="val66"/>
          <table:covered-table-cell table:style-name="ce137" table:content-validation-name="val66"/>
          <table:covered-table-cell table:style-name="ce137" table:content-validation-name="val66"/>
          <table:covered-table-cell table:style-name="ce171" table:content-validation-name="val66"/>
          <table:table-cell table:content-validation-name="val66" table:number-columns-repeated="244"/>
        </table:table-row>
        <table:table-row table:style-name="ro1">
          <table:table-cell table:style-name="ce425" table:content-validation-name="val66" table:number-columns-spanned="2" table:number-rows-spanned="1"/>
          <table:covered-table-cell table:style-name="ce356"/>
          <table:table-cell table:style-name="ce431" table:content-validation-name="val66"/>
          <table:table-cell table:style-name="ce433" table:content-validation-name="val66" table:number-columns-spanned="2" table:number-rows-spanned="1"/>
          <table:covered-table-cell table:style-name="ce356"/>
          <table:table-cell table:style-name="ce453" table:content-validation-name="val66" table:formula="of:=[.$D32]*[$KP_tablazat.$K$14]" office:value-type="float" office:value="0">
            <text:p>0</text:p>
          </table:table-cell>
          <table:table-cell table:style-name="ce18" table:content-validation-name="val66"/>
          <table:table-cell table:style-name="ce126" table:content-validation-name="val66" office:value-type="string">
            <text:p>Név</text:p>
          </table:table-cell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3]+[.J33]" office:value-type="float" office:value="0">
            <text:p>0</text:p>
          </table:table-cell>
          <table:table-cell table:style-name="ce166" table:content-validation-name="val66" table:formula="of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26" table:content-validation-name="val140" office:value-type="string" table:number-columns-spanned="6" table:number-rows-spanned="1">
            <text:p>Nyelvismeretek</text:p>
          </table:table-cell>
          <table:covered-table-cell table:style-name="ce430" table:content-validation-name="val66"/>
          <table:covered-table-cell table:style-name="ce430" table:content-validation-name="val66"/>
          <table:covered-table-cell table:style-name="ce430" table:content-validation-name="val66"/>
          <table:covered-table-cell table:style-name="ce435" table:content-validation-name="val66"/>
          <table:covered-table-cell table:style-name="ce109" table:content-validation-name="val66"/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4]+[.J34]" office:value-type="float" office:value="0">
            <text:p>0</text:p>
          </table:table-cell>
          <table:table-cell table:style-name="ce166" table:content-validation-name="val66" table:formula="of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6" table:content-validation-name="val66" office:value-type="string" table:number-columns-spanned="2" table:number-rows-spanned="1">
            <text:p>Nyelv</text:p>
          </table:table-cell>
          <table:covered-table-cell/>
          <table:table-cell table:style-name="ce138" table:content-validation-name="val66" office:value-type="string">
            <text:p>Szint</text:p>
          </table:table-cell>
          <table:table-cell table:style-name="ce62" table:content-validation-name="val66" office:value-type="string">
            <text:p>Bónusz</text:p>
          </table:table-cell>
          <table:table-cell table:style-name="ce62" table:content-validation-name="val66" office:value-type="string">
            <text:p>Összesen</text:p>
          </table:table-cell>
          <table:table-cell table:style-name="ce172" table:content-validation-name="val66" office:value-type="string">
            <text:p>KP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5]+[.J35]" office:value-type="float" office:value="0">
            <text:p>0</text:p>
          </table:table-cell>
          <table:table-cell table:style-name="ce166" table:content-validation-name="val66" table:formula="of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140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6]+[.D36]" office:value-type="float" office:value="0">
            <text:p>0</text:p>
          </table:table-cell>
          <table:table-cell table:style-name="ce166" table:content-validation-name="val66" table:formula="of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6]+[.J36]" office:value-type="float" office:value="0">
            <text:p>0</text:p>
          </table:table-cell>
          <table:table-cell table:style-name="ce166" table:content-validation-name="val66" table:formula="of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7]+[.D37]" office:value-type="float" office:value="0">
            <text:p>0</text:p>
          </table:table-cell>
          <table:table-cell table:style-name="ce166" table:content-validation-name="val66" table:formula="of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7" table:content-validation-name="val66"/>
          <table:table-cell table:style-name="ce139" table:content-validation-name="val66"/>
          <table:table-cell table:style-name="ce434" table:content-validation-name="val66"/>
          <table:table-cell table:style-name="ce456" table:content-validation-name="val66" table:formula="of:=[.I37]+[.J37]" office:value-type="float" office:value="0">
            <text:p>0</text:p>
          </table:table-cell>
          <table:table-cell table:style-name="ce166" table:content-validation-name="val66" table:formula="of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8]+[.D38]" office:value-type="float" office:value="0">
            <text:p>0</text:p>
          </table:table-cell>
          <table:table-cell table:style-name="ce166" table:content-validation-name="val66" table:formula="of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style-name="ce140" table:content-validation-name="val66"/>
          <table:table-cell table:style-name="ce140" table:content-validation-name="val66"/>
          <table:table-cell table:style-name="ce456" table:content-validation-name="val66" table:formula="of:=[.I38]+[.J38]" office:value-type="float" office:value="0">
            <text:p>0</text:p>
          </table:table-cell>
          <table:table-cell table:style-name="ce166" table:content-validation-name="val66" table:formula="of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39]+[.D39]" office:value-type="float" office:value="0">
            <text:p>0</text:p>
          </table:table-cell>
          <table:table-cell table:style-name="ce166" table:content-validation-name="val66" table:formula="of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style-name="ce140" table:content-validation-name="val66"/>
          <table:table-cell table:style-name="ce140" table:content-validation-name="val66"/>
          <table:table-cell table:style-name="ce456" table:content-validation-name="val66" table:formula="of:=[.I39]+[.J39]" office:value-type="float" office:value="0">
            <text:p>0</text:p>
          </table:table-cell>
          <table:table-cell table:style-name="ce166" table:content-validation-name="val66" table:formula="of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7" table:content-validation-name="val66" table:number-columns-spanned="2" table:number-rows-spanned="1"/>
          <table:covered-table-cell/>
          <table:table-cell table:style-name="ce139" table:content-validation-name="val66"/>
          <table:table-cell table:style-name="ce434" table:content-validation-name="val66"/>
          <table:table-cell table:style-name="ce156" table:content-validation-name="val66" table:formula="of:=[.C40]+[.D40]" office:value-type="float" office:value="0">
            <text:p>0</text:p>
          </table:table-cell>
          <table:table-cell table:style-name="ce166" table:content-validation-name="val66" table:formula="of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style-name="ce140" table:content-validation-name="val66"/>
          <table:table-cell table:style-name="ce140" table:content-validation-name="val66"/>
          <table:table-cell table:style-name="ce456" table:content-validation-name="val66" table:formula="of:=[.I40]+[.J40]" office:value-type="float" office:value="0">
            <text:p>0</text:p>
          </table:table-cell>
          <table:table-cell table:style-name="ce166" table:content-validation-name="val66" table:formula="of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8" table:content-validation-name="val66" table:number-columns-spanned="2" table:number-rows-spanned="1"/>
          <table:covered-table-cell/>
          <table:table-cell table:style-name="ce140" table:content-validation-name="val66"/>
          <table:table-cell table:style-name="ce140" table:content-validation-name="val66"/>
          <table:table-cell table:style-name="ce156" table:content-validation-name="val66" table:formula="of:=[.C41]+[.D41]" office:value-type="float" office:value="0">
            <text:p>0</text:p>
          </table:table-cell>
          <table:table-cell table:style-name="ce166" table:content-validation-name="val66" table:formula="of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style-name="ce140" table:content-validation-name="val66"/>
          <table:table-cell table:style-name="ce140" table:content-validation-name="val66"/>
          <table:table-cell table:style-name="ce456" table:content-validation-name="val66" table:formula="of:=[.I41]+[.J41]" office:value-type="float" office:value="0">
            <text:p>0</text:p>
          </table:table-cell>
          <table:table-cell table:style-name="ce166" table:content-validation-name="val66" table:formula="of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8" table:content-validation-name="val66" table:number-columns-spanned="2" table:number-rows-spanned="1"/>
          <table:covered-table-cell/>
          <table:table-cell table:style-name="ce140" table:content-validation-name="val66"/>
          <table:table-cell table:style-name="ce140" table:content-validation-name="val66"/>
          <table:table-cell table:style-name="ce156" table:content-validation-name="val66" table:formula="of:=[.C42]+[.D42]" office:value-type="float" office:value="0">
            <text:p>0</text:p>
          </table:table-cell>
          <table:table-cell table:style-name="ce166" table:content-validation-name="val66" table:formula="of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66"/>
          <table:table-cell table:style-name="ce128" table:content-validation-name="val66"/>
          <table:table-cell table:style-name="ce140" table:content-validation-name="val66"/>
          <table:table-cell table:style-name="ce140" table:content-validation-name="val66"/>
          <table:table-cell table:style-name="ce456" table:content-validation-name="val66" table:formula="of:=[.I42]+[.J42]" office:value-type="float" office:value="0">
            <text:p>0</text:p>
          </table:table-cell>
          <table:table-cell table:style-name="ce166" table:content-validation-name="val66" table:formula="of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9" table:content-validation-name="val66" table:number-columns-spanned="2" table:number-rows-spanned="1"/>
          <table:covered-table-cell table:style-name="ce356"/>
          <table:table-cell table:style-name="ce141" table:content-validation-name="val66"/>
          <table:table-cell table:style-name="ce141" table:content-validation-name="val66"/>
          <table:table-cell table:style-name="ce436" table:content-validation-name="val66" table:formula="of:=[.C43]+[.D43]" office:value-type="float" office:value="0">
            <text:p>0</text:p>
          </table:table-cell>
          <table:table-cell table:style-name="ce173" table:content-validation-name="val66" table:formula="of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66"/>
          <table:table-cell table:style-name="ce129" table:content-validation-name="val66"/>
          <table:table-cell table:style-name="ce141" table:content-validation-name="val66"/>
          <table:table-cell table:style-name="ce141" table:content-validation-name="val66"/>
          <table:table-cell table:style-name="ce457" table:content-validation-name="val66" table:formula="of:=[.I43]+[.J43]" office:value-type="float" office:value="0">
            <text:p>0</text:p>
          </table:table-cell>
          <table:table-cell table:style-name="ce173" table:content-validation-name="val66" table:formula="of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422" table:content-validation-name="val6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covered-table-cell table:style-name="ce427" table:content-validation-name="val66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>
          <table:table-cell table:style-name="ce427" table:content-validation-name="val66" table:number-columns-spanned="12" table:number-rows-spanned="1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covered-table-cell table:style-name="ce427"/>
          <table:table-cell table:content-validation-name="val66" table:number-columns-repeated="244"/>
        </table:table-row>
        <table:table-row table:style-name="ro10" table:number-rows-repeated="65475">
          <table:table-cell table:content-validation-name="val66" table:number-columns-repeated="256"/>
        </table:table-row>
        <table:table-row table:style-name="ro10">
          <table:table-cell table:content-validation-name="val66" table:number-columns-repeated="256"/>
        </table:table-row>
      </table:table>
      <table:table table:name="Szabályok" table:style-name="ta1" table:print="false">
        <table:table-column table:style-name="co38" table:default-cell-style-name="ce461"/>
        <table:table-column table:style-name="co39" table:default-cell-style-name="ce466"/>
        <table:table-column table:style-name="co13" table:number-columns-repeated="254" table:default-cell-style-name="ce461"/>
        <table:table-row table:style-name="ro9">
          <table:table-cell table:style-name="ce458" office:value-type="string">
            <text:p>Karakter pontok (KP) elosztása</text:p>
            <text:p/>
          </table:table-cell>
          <table:table-cell table:style-name="ce465"/>
          <table:table-cell table:style-name="ce472" table:number-columns-repeated="254"/>
        </table:table-row>
        <table:table-row table:style-name="ro12">
          <table:table-cell table:style-name="ce459" office:value-type="string">
            <text:p><text:span text:style-name="T12">→ </text:span><text:span text:style-name="T13">KP = 150 + Tapasztalati szint <text:s/>x (70 + Intelligencia) <text:s/>+ még (TSZ x (20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9">
          <table:table-cell table:style-name="ce460" office:value-type="string">
            <text:p>Képzettségek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467" office:value-type="string">
            <text:p><text:span text:style-name="T15">→</text:span><text:span text:style-name="T15">Egy <text:s/>misztikus/harci képzettség értéke legfeljebb (szint+3) lehet</text:span></text:p>
            <text:p><text:span text:style-name="T15">→</text:span><text:span text:style-name="T15">Egy <text:s/>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9">
          <table:table-cell table:style-name="ce460" office:value-type="string">
            <text:p>Fortély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468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462" table:number-columns-repeated="256"/>
        </table:table-row>
        <table:table-row table:style-name="ro9">
          <table:table-cell table:style-name="ce460" office:value-type="string">
            <text:p>Harcérték módosítók (HM)</text:p>
            <text:p/>
          </table:table-cell>
          <table:table-cell table:style-name="ce462"/>
          <table:table-cell table:number-columns-repeated="254"/>
        </table:table-row>
        <table:table-row table:style-name="ro15">
          <table:table-cell/>
          <table:table-cell table:style-name="ce469" office:value-type="string">
            <text:p><text:span text:style-name="T19">→</text:span><text:span text:style-name="T14">1HM/CM = 4 KP</text:span></text:p>
            <text:p><text:span text:style-name="T19">→</text:span><text:span text:style-name="T14">max 8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jelöli)</text:span></text:p>
            <text:p><text:span text:style-name="T14"/></text:p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69"/>
          <table:table-cell table:number-columns-repeated="254"/>
        </table:table-row>
        <table:table-row table:style-name="ro16">
          <table:table-cell table:style-name="ce459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14">
          <table:table-cell/>
          <table:table-cell table:style-name="ce469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text:s/>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6">
          <table:table-cell table:style-name="ce459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2">
          <table:table-cell/>
          <table:table-cell table:style-name="ce467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6">
          <table:table-cell table:style-name="ce459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67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18">
          <table:table-cell table:style-name="ce463"/>
          <table:table-cell table:style-name="ce470"/>
          <table:table-cell table:style-name="ce463" table:number-columns-repeated="254"/>
        </table:table-row>
        <table:table-row table:style-name="ro1">
          <table:table-cell table:style-name="ce464" office:value-type="string">
            <text:p>Manőverek</text:p>
          </table:table-cell>
          <table:table-cell table:number-columns-repeated="255"/>
        </table:table-row>
        <table:table-row table:style-name="ro14">
          <table:table-cell/>
          <table:table-cell table:style-name="ce471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automatikusan kap a játékos (több fokkal is fejleszthetőek egyes manőverek!)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4" table:number-rows-repeated="65516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0" table:default-cell-style-name="ce474"/>
        <table:table-column table:style-name="co13" table:number-columns-repeated="255" table:default-cell-style-name="Default"/>
        <table:table-row table:style-name="ro1">
          <table:table-cell table:style-name="ce473" office:value-type="string">
            <text:p>V7.0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:</text:span><text:span text:style-name="T24"> Tartós sérülés: +10-50 KP (kézzel beírandó, hozzáadódik a max KP-khoz)</text:span></text:p>
          </table:table-cell>
          <table:table-cell table:number-columns-repeated="255"/>
        </table:table-row>
        <table:table-row table:style-name="ro1">
          <table:table-cell office:value-type="string">
            <text:p><text:span text:style-name="T7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9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Kiegészítő KP / Szint: (</text:span><text:span text:style-name="T25">20</text:span><text:span text:style-name="T24">+Emlékezet)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HM / szint: 8 (nem függ az Ügyességtől több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1 HM = 4 KP</text:span>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Érzékek KP értéke változott! Összevonásra kerültek.</text:span>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Vakság: 45KP, Süketség: 35 KP</text:span>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Mágikus célzás: új harcmodor (Ostromlövészet átment a tartalék oldalra)</text:span>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Erőbónusz: Erő +2 feletti része 1:1-ben</text:span>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Erőbónusz beszámít: (Erő/2) <text:span text:style-name="T19">→ </text:span><text:span text:style-name="T26">lefelé</text:span><text:span text:style-name="T19"> kerekítve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képzettség szintek változtak: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harci és misztikus képzettségek szintje legfeljebb (szint+3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többi képzettség értéke pedig legfeljebb (szint+8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4"> Manőver ismeretek fokai csak +2-t adnak az Ellenpróbánál</text:span>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7</text:p>
          </table:table-cell>
          <table:table-cell table:number-columns-repeated="255"/>
        </table:table-row>
        <table:table-row table:style-name="ro1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75" office:value-type="string">
            <text:p>* Harcmodorok szintenként már +3 TÉ/VÉ-t adnak, nem csak 2-t!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VÉ alap 120: mostantól a sikeres találat már sebzést jelent, alatta VÉ csökk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Harci akrobatika fortély bekerült, bónuszai automatikusan hozzáadódnak a TÉ/VÉ értékekhe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Könnyű” fegyverek már egységesen „egykezes”-ek mostantól. A „Könnyű” fogalma megszűni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Tartalék” lap bekerült (ha nem elég a hely a képzettségeknek, fortélyoknak, nyelveknek)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6</text:p>
          </table:table-cell>
          <table:table-cell table:number-columns-repeated="255"/>
        </table:table-row>
        <table:table-row table:style-name="ro1">
          <table:table-cell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5</text:p>
          </table:table-cell>
          <table:table-cell table:number-columns-repeated="255"/>
        </table:table-row>
        <table:table-row table:style-name="ro1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4</text:p>
          </table:table-cell>
          <table:table-cell table:number-columns-repeated="255"/>
        </table:table-row>
        <table:table-row table:style-name="ro1">
          <table:table-cell table:style-name="ce473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office:value-type="string">
            <text:p>* Mesterfegyver fortély is beszámít (számolja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Karmák bekerültek (Mágia_Pszí lap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kus összhang karmák is bekerült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_Pszí lapon több hely a mágiaiskoláknak, szint ellenőrzés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 Szabályok fül a 4.lap lett, hogy könnyebb legyen a nyomtatás (1-3 oldalak kellene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Szintenként legfeljebb 2-vel több pontot tehetsz TÉ/VÉ-dre, mint VÉ/TÉ-dre. Az ellenőrzés működik.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3</text:p>
          </table:table-cell>
          <table:table-cell table:number-columns-repeated="255"/>
        </table:table-row>
        <table:table-row table:style-name="ro1">
          <table:table-cell office:value-type="string">
            <text:p>* Egyéb fortélyok legfelső sorát nem számolta be.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Írástudó fortély is előre beírva. Ha felvettél Tradíciót, akkor ingyenes!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_pszí lapon formázási javításo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radíciók, Céltradíciók kezelése végre rendezett. Beilleszthető a „Belső út” is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egyverek Sebzés infoboxba: Mesterfegyver minden foka: +1S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ámadás/kör infoboxok kibővítése, egyértelműsítés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Előre beírt fortélyoknál validátorok alkalmazása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2</text:p>
          </table:table-cell>
          <table:table-cell table:number-columns-repeated="255"/>
        </table:table-row>
        <table:table-row table:style-name="ro1">
          <table:table-cell office:value-type="string">
            <text:p>* Érzékek bevezetése (származtatott tulajdonságok) : A „Mágia_Pszí” lapon találhatóak</text:p>
          </table:table-cell>
          <table:table-cell table:style-name="ce480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Sebzés” és „támadás jellege” mezők összevonása, segédszöveg beírása Sebzés mezőhö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Licenc szöveg módosult kicsi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Távolsági fegyverek külön szekciób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Képzettséges lap: cellák ritkítása, hogy ráférjen az oldalr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uszta kéz SP számítása hibás volt, javítv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Cél-mágia és „rendes” mágia tradíció is felvehető a Mágia-tradíció választásnál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3"/>-&gt; Cél-mágia tradíció (pl Quars) 25KP, a rendes tradíció továbbra is 50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ágia tradíciókhoz infobox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szí fokokhoz és iskolához infóbox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2"/>(a mágia iskolák is képzettségek)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6.1</text:p>
          </table:table-cell>
          <table:table-cell table:number-columns-repeated="255"/>
        </table:table-row>
        <table:table-row table:style-name="ro1">
          <table:table-cell office:value-type="string">
            <text:p>* Kevesebb Átfogó, több Átlagos képzettség-hely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6.0</text:p>
          </table:table-cell>
          <table:table-cell table:number-columns-repeated="255"/>
        </table:table-row>
        <table:table-row table:style-name="ro1">
          <table:table-cell office:value-type="string">
            <text:p>* Új segédkommentek: Össz KP, Max harcira/misztikusra költhető KP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Gyors kezdeményezés fortély beillesztése és kezelés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ájdalomtűrés is Harci képzettség! Nem költhető rá az extra KP-ból.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9</text:p>
          </table:table-cell>
          <table:table-cell table:number-columns-repeated="255"/>
        </table:table-row>
        <table:table-row table:style-name="ro1">
          <table:table-cell office:value-type="string">
            <text:p>* Kis javítások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8</text:p>
          </table:table-cell>
          <table:table-cell table:number-columns-repeated="255"/>
        </table:table-row>
        <table:table-row table:style-name="ro1">
          <table:table-cell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7</text:p>
          </table:table-cell>
          <table:table-cell table:number-columns-repeated="255"/>
        </table:table-row>
        <table:table-row table:style-name="ro1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lap seb.kategóriák TÉ levonásai emelkedtek: 0; -10; -20; -30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Fájdalomtűrés próba megszűnik harc közben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uszta kéz: Erőbónusz 1:1-ben beszámít, de csak KT sebzést okoz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Harcos elme fortély bekerült a fortélyok közé, hogy számolható legyen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6</text:p>
          </table:table-cell>
          <table:table-cell table:number-columns-repeated="255"/>
        </table:table-row>
        <table:table-row table:style-name="ro1">
          <table:table-cell office:value-type="string">
            <text:p>* Az Emlékezet értéke minden szinten hozzáadódik (negatív értéknél levonódi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2"/>a Kiegészítő 15KP-hoz, ami NEM harci/misztikus értékek növelésére fordítható.</text:p>
          </table:table-cell>
          <table:table-cell table:style-name="ce480" table:number-columns-repeated="255"/>
        </table:table-row>
        <table:table-row table:style-name="ro1">
          <table:table-cell/>
          <table:table-cell table:style-name="ce480" table:number-columns-repeated="255"/>
        </table:table-row>
        <table:table-row table:style-name="ro1">
          <table:table-cell table:style-name="ce473"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76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1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Átvezetve a fortély doksiból szabály: nincs fortély KP limit</text:p>
          </table:table-cell>
          <table:table-cell table:style-name="ce480" table:number-columns-repeated="255"/>
        </table:table-row>
        <table:table-row table:style-name="ro1">
          <table:table-cell table:style-name="ce476" office:value-type="string">
            <text:p>* KP/Szint: 70 <text:s text:c="2"/>; Bónusz: +15KP/Szint (nem harci+misztikusra)</text:p>
          </table:table-cell>
          <table:table-cell table:style-name="ce480" table:number-columns-repeated="255"/>
        </table:table-row>
        <table:table-row table:style-name="ro1">
          <table:table-cell table:style-name="ce477" office:value-type="string">
            <text:p>* Javítás: a képzettségek nem foka, hanem szintje van</text:p>
          </table:table-cell>
          <table:table-cell table:style-name="ce481" table:number-columns-repeated="255"/>
        </table:table-row>
        <table:table-row table:style-name="ro1">
          <table:table-cell table:style-name="ce476" office:value-type="string">
            <text:p>* Minden kiemelt cellához Érvényesség vizsgálat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Szinttúlépés ellenőrzés javítása</text:p>
          </table:table-cell>
          <table:table-cell table:style-name="ce481" table:number-columns-repeated="255"/>
        </table:table-row>
        <table:table-row table:style-name="ro1">
          <table:table-cell table:style-name="ce476" office:value-type="string">
            <text:p>* VÉGRE: A képzettségbónusz megfelelő kezelése</text:p>
          </table:table-cell>
          <table:table-cell table:style-name="ce481" table:number-columns-repeated="255"/>
        </table:table-row>
        <table:table-row table:style-name="ro1">
          <table:table-cell table:style-name="ce477" office:value-type="string">
            <text:p>* Szabályok munkalapon más betűkészlet (ékezet gondok voltak)</text:p>
          </table:table-cell>
          <table:table-cell table:style-name="ce481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>
            <text:p><text:s text:c="2"/><text:span text:style-name="T27">→</text:span> Karakter neve, faja, vallása</text:p>
          </table:table-cell>
          <table: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Személyiségjegyei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ommunikáció, szociális érzé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7">→</text:span> Külső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473" office:value-type="string">
            <text:p>V5.4</text:p>
          </table:table-cell>
          <table:table-cell table:number-columns-repeated="255"/>
        </table:table-row>
        <table:table-row table:style-name="ro1">
          <table:table-cell office:value-type="string">
            <text:p>* Mesterfegyver: <text:s/>KÉ:+2; TÉ/VÉ:+3; SP:+1 <text:s/>fokonkén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1HM=5KP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2</text:p>
          </table:table-cell>
          <table:table-cell table:number-columns-repeated="255"/>
        </table:table-row>
        <table:table-row table:style-name="ro1">
          <table:table-cell office:value-type="string">
            <text:p>* Manővereknél: „elkölthető” mezőből levonódik az elköltött fo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Automatikusan megkapott képzettségek feljebb került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Páncél és SFÉ mezők bekerültek a Harcértékek oldalra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Mesterfegyver fortélyokhoz bekerült egy [fegyver] template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+1 sor Átlagos képzettség, -1 sor Könnyű/spec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„Fegyverek” munkalap bekerült. Egyelőre üres</text:p>
          </table:table-cell>
          <table:table-cell table:style-name="ce480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9</text:p>
          </table:table-cell>
          <table:table-cell table:number-columns-repeated="255"/>
        </table:table-row>
        <table:table-row table:style-name="ro11">
          <table:table-cell table:style-name="ce478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78"/>
          <table:table-cell table:number-columns-repeated="255"/>
        </table:table-row>
        <table:table-row table:style-name="ro1">
          <table:table-cell table:style-name="ce473"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ana korlát eltörlése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Mágia tradíciók: 50KP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É-be ismét beszámít a TSZ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Puszta kéz értékeinek automatikus kiszámítás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Nincs korlátozva a max vásárolható mana pont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P/szint: 80KP (eddig 70 volt)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Fegyver táblázatba bekerült: MF oszlop (Mesterfegyver foka az adott fegyverre)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style-name="ce482" table:number-columns-repeated="255"/>
        </table:table-row>
        <table:table-row table:style-name="ro1">
          <table:table-cell table:style-name="ce473"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ámadási típus bekerült (szúró/vágó/zúzó) a fegyverek táblázatáb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Össz ÉP kiszámolása (Harcértékek oldal alja (Sebesülés táblázat teteje))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KÉ számítás javítva + KÉ-re már nem adható HM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VÉ csökkenés plusz sor sok hellyel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CÉ-be az Önuralom számít! Javítv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Harcmodorokhoz új oszlop: Sebesség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Fájdalomtűrés próbák módosultak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Belharc harcmodor törölve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Fortély cellák átalakítás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KP/Szint = 70 + Intelligencia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A +6-os tulajdonságok pontértéke beírva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ulajdonságok: Önuralom, Fogékonyság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Max egyfajta HM hiba jav</text:p>
          </table:table-cell>
          <table:table-cell table:style-name="ce479" table:number-columns-repeated="255"/>
        </table:table-row>
        <table:table-row table:style-name="ro1">
          <table:table-cell table:style-name="ce478"/>
          <table:table-cell table:style-name="ce479" table:number-columns-repeated="255"/>
        </table:table-row>
        <table:table-row table:style-name="ro1">
          <table:table-cell table:style-name="ce473"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Belharc bekerült a Harcmodorok közé</text:p>
          </table:table-cell>
          <table:table-cell table:style-name="ce479" table:number-columns-repeated="255"/>
        </table:table-row>
        <table:table-row table:style-name="ro1">
          <table:table-cell table:style-name="ce473"/>
          <table:table-cell table:number-columns-repeated="255"/>
        </table:table-row>
        <table:table-row table:style-name="ro1">
          <table:table-cell table:style-name="ce473"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1ψP = 2KP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1 MP = 3KP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Apró javítások</text:p>
          </table:table-cell>
          <table:table-cell table:style-name="ce479" table:number-columns-repeated="255"/>
        </table:table-row>
        <table:table-row table:style-name="ro1">
          <table:table-cell table:style-name="ce478" office:value-type="string">
            <text:p>* Hajításnak, Íjászatnak, Lövészetnek is van KÉ-je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Átszervezett Harcétékek oldal. Jobb helykihasználás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Külön CHM (CÉ-HM) (max 4CHM/Szint)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1 CHM = 4KP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Egy harcérték alapra max 5/szin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5HM-&gt;3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office:value-type="string">
            <text:p>* 4HM-&gt;2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office:value-type="string">
            <text:p>* 3HM-&gt;1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1">
          <table:table-cell table:style-name="ce479" table:number-columns-repeated="2"/>
          <table:table-cell table:style-name="ce483"/>
          <table:table-cell table:style-name="ce479" table:number-columns-repeated="253"/>
        </table:table-row>
        <table:table-row table:style-name="ro1">
          <table:table-cell table:style-name="ce473"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Pszí bekerült, 1 HM=4KP, Max HM/szint=8, 1MP=4KP, 1Pp=4KP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Javítások, Fortélyok táblázat átrendezése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79" office:value-type="string">
            <text:p>* Fegyverek harcértékei, Teljes fegyveres harcértékek táblázat bekerül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Életerő táblázat bekerül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Pajzsok, vértek, SFÉ táblázat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Mágia és Pszi fül: egyszerűbb, átláthatóbb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* Élőfej és élőláb kikapcs, ez plusz hely.</text:p>
          </table:table-cell>
          <table:table-cell table:style-name="ce479" table:number-columns-repeated="255"/>
        </table:table-row>
        <table:table-row table:style-name="ro1">
          <table:table-cell table:style-name="ce479" table:number-columns-repeated="256"/>
        </table:table-row>
        <table:table-row table:style-name="ro1">
          <table:table-cell table:style-name="ce473"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Teljes átstruktúrálás, hogy nyomtatható legyen, ne lógjon ki </text:p>
          </table:table-cell>
          <table:table-cell table:style-name="ce479" table:number-columns-repeated="255"/>
        </table:table-row>
        <table:table-row table:style-name="ro1">
          <table:table-cell table:style-name="ce479" office:value-type="string">
            <text:p>sehol a nyomtatási képből</text:p>
          </table:table-cell>
          <table:table-cell table:style-name="ce479" table:number-columns-repeated="255"/>
        </table:table-row>
        <table:table-row table:style-name="ro1">
          <table:table-cell table:style-name="ce473"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78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3"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473" office:value-type="string">
            <text:p>v2.3</text:p>
          </table:table-cell>
          <table:table-cell table:number-columns-repeated="255"/>
        </table:table-row>
        <table:table-row table:style-name="ro11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1" table:default-cell-style-name="ce18"/>
        <table:table-column table:style-name="co42" table:default-cell-style-name="ce18"/>
        <table:table-column table:style-name="co13" table:number-columns-repeated="4" table:default-cell-style-name="ce18"/>
        <table:table-column table:style-name="co43" table:default-cell-style-name="ce18"/>
        <table:table-column table:style-name="co44" table:default-cell-style-name="ce18"/>
        <table:table-column table:style-name="co13" table:number-columns-repeated="5" table:default-cell-style-name="ce18"/>
        <table:table-column table:style-name="co13" table:default-cell-style-name="ce175"/>
        <table:table-column table:style-name="co45" table:default-cell-style-name="ce18"/>
        <table:table-column table:style-name="co13" table:number-columns-repeated="241" table:default-cell-style-name="ce18"/>
        <table:table-row table:style-name="ro1">
          <table:table-cell table:style-name="ce484"/>
          <table:table-cell table:style-name="ce487" office:value-type="string">
            <text:p>Fegyver</text:p>
          </table:table-cell>
          <table:table-cell table:style-name="ce499" office:value-type="string">
            <text:p>Típus</text:p>
          </table:table-cell>
          <table:table-cell table:style-name="ce487" office:value-type="string">
            <text:p>SP</text:p>
          </table:table-cell>
          <table:table-cell table:style-name="ce520" office:value-type="string">
            <text:p>Sebzés módja</text:p>
          </table:table-cell>
          <table:table-cell table:style-name="ce523" office:value-type="string">
            <text:p>Átütés</text:p>
          </table:table-cell>
          <table:table-cell table:style-name="ce523" office:value-type="string">
            <text:p>Íves</text:p>
          </table:table-cell>
          <table:table-cell table:style-name="ce525" office:value-type="string">
            <text:p>1,5 kezes</text:p>
          </table:table-cell>
          <table:table-cell table:style-name="ce523" office:value-type="string">
            <text:p>Pengehossz</text:p>
          </table:table-cell>
          <table:table-cell table:style-name="ce523" office:value-type="string">
            <text:p>KÉ</text:p>
          </table:table-cell>
          <table:table-cell table:style-name="ce523" office:value-type="string">
            <text:p>TÉ</text:p>
          </table:table-cell>
          <table:table-cell table:style-name="ce523" office:value-type="string">
            <text:p>VÉ</text:p>
          </table:table-cell>
          <table:table-cell table:style-name="ce523" office:value-type="string">
            <text:p>Sebesség</text:p>
          </table:table-cell>
          <table:table-cell table:style-name="ce499" office:value-type="string">
            <text:p>Harcmodor</text:p>
          </table:table-cell>
          <table:table-cell table:style-name="ce542" office:value-type="string">
            <text:p>Megjegyzés</text:p>
          </table:table-cell>
          <table:table-cell table:style-name="ce484" table:number-columns-repeated="241"/>
        </table:table-row>
        <table:table-row table:style-name="ro1">
          <table:table-cell table:style-name="ce485" office:value-type="string">
            <text:p>Közelharci fegyverek</text:p>
          </table:table-cell>
          <table:table-cell table:style-name="ce488" office:value-type="string">
            <text:p><text:s/>__</text:p>
          </table:table-cell>
          <table:table-cell table:style-name="ce500"/>
          <table:table-cell table:style-name="ce500" office:value-type="string">
            <text:p>x</text:p>
          </table:table-cell>
          <table:table-cell table:style-name="ce488" office:value-type="string">
            <text:p>x</text:p>
          </table:table-cell>
          <table:table-cell table:style-name="ce488" office:value-type="string">
            <text:p>x</text:p>
          </table:table-cell>
          <table:table-cell table:style-name="ce488" table:number-columns-repeated="2"/>
          <table:table-cell table:style-name="ce488" office:value-type="string">
            <text:p>x</text:p>
          </table:table-cell>
          <table:table-cell table:style-name="ce488" office:value-type="string">
            <text:p>x</text:p>
          </table:table-cell>
          <table:table-cell table:style-name="ce488" office:value-type="string">
            <text:p>x</text:p>
          </table:table-cell>
          <table:table-cell table:style-name="ce526" office:value-type="string">
            <text:p>x</text:p>
          </table:table-cell>
          <table:table-cell table:style-name="ce526" office:value-type="string">
            <text:p>x</text:p>
          </table:table-cell>
          <table:table-cell table:style-name="ce488" table:number-columns-repeated="2"/>
          <table:table-cell table:style-name="ce555" table:number-columns-repeated="241"/>
        </table:table-row>
        <table:table-row table:style-name="ro12">
          <table:table-cell/>
          <table:table-cell table:style-name="ce489" office:value-type="string">
            <text:p>Puszta kéz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-5">
            <text:p>-5</text:p>
          </table:table-cell>
          <table:table-cell table:style-name="ce501" office:value-type="string">
            <text:p>Z</text:p>
          </table:table-cell>
          <table:table-cell table:style-name="ce501" office:value-type="float" office:value="0">
            <text:p>0</text:p>
          </table:table-cell>
          <table:table-cell table:style-name="ce501" office:value-type="float" office:value="0">
            <text:p>0</text:p>
          </table:table-cell>
          <table:table-cell table:style-name="ce501"/>
          <table:table-cell table:style-name="ce501" office:value-type="float" office:value="0">
            <text:p>0</text:p>
          </table:table-cell>
          <table:table-cell table:style-name="ce501" office:value-type="float" office:value="-10">
            <text:p>-10</text:p>
          </table:table-cell>
          <table:table-cell table:style-name="ce501" office:value-type="float" office:value="-10">
            <text:p>-10</text:p>
          </table:table-cell>
          <table:table-cell table:style-name="ce501" office:value-type="float" office:value="-10">
            <text:p>-10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9">
          <table:table-cell/>
          <table:table-cell table:style-name="ce490" office:value-type="string">
            <text:p>Béltépő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<text:line-break/>1-2 a fegyver elakad a testben, <text:s/>ha átment rajta a sebzés.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Dzsambi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Garott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7">
            <text:p>7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spec.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-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é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3">
            <text:p>3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490" office:value-type="string">
            <text:p>Kriszkés</text:p>
          </table:table-cell>
          <table:table-cell table:style-name="ce502" office:value-type="string">
            <text:p>egykezes</text:p>
          </table:table-cell>
          <table:table-cell table:style-name="ce502" office:value-type="string">
            <text:p>+3/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Levéltőr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1">
            <text:p>1</text:p>
          </table:table-cell>
          <table:table-cell table:style-name="ce512" office:value-type="string">
            <text:p>S/V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/>
          <table:table-cell table:style-name="ce512" office:value-type="string">
            <text:p>rövid</text:p>
          </table:table-cell>
          <table:table-cell table:style-name="ce512" office:value-type="float" office:value="2">
            <text:p>2</text:p>
          </table:table-cell>
          <table:table-cell table:style-name="ce512" office:value-type="float" office:value="4">
            <text:p>4</text:p>
          </table:table-cell>
          <table:table-cell table:style-name="ce512" office:value-type="float" office:value="5">
            <text:p>5</text:p>
          </table:table-cell>
          <table:table-cell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arkolatgomb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Z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/>
          <table:table-cell table:style-name="ce512" office:value-type="float" office:value="0">
            <text:p>0</text:p>
          </table:table-cell>
          <table:table-cell table:style-name="ce512" office:value-type="float" office:value="-7">
            <text:p>-7</text:p>
          </table:table-cell>
          <table:table-cell table:style-name="ce512" office:value-type="float" office:value="-7">
            <text:p>-7</text:p>
          </table:table-cell>
          <table:table-cell table:style-name="ce512" office:value-type="float" office:value="-7">
            <text:p>-7</text:p>
          </table:table-cell>
          <table:table-cell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éregfog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S</text:p>
          </table:table-cell>
          <table:table-cell table:style-name="ce512" office:value-type="float" office:value="0">
            <text:p>0</text:p>
          </table:table-cell>
          <table:table-cell table:style-name="ce512" office:value-type="float" office:value="0">
            <text:p>0</text:p>
          </table:table-cell>
          <table:table-cell table:style-name="ce512"/>
          <table:table-cell table:style-name="ce512" office:value-type="string">
            <text:p>rövid</text:p>
          </table:table-cell>
          <table:table-cell table:style-name="ce512" office:value-type="float" office:value="1">
            <text:p>1</text:p>
          </table:table-cell>
          <table:table-cell table:style-name="ce512" office:value-type="float" office:value="3">
            <text:p>3</text:p>
          </table:table-cell>
          <table:table-cell table:style-name="ce512" office:value-type="float" office:value="3">
            <text:p>3</text:p>
          </table:table-cell>
          <table:table-cell table:style-name="ce512"/>
          <table:table-cell table:style-name="ce539" office:value-type="string">
            <text:p>közelharc</text:p>
          </table:table-cell>
          <table:table-cell table:style-name="ce543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Pugos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Ramier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3">
            <text:p>3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hárít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4" office:value-type="string">
            <text:p><text:span text:style-name="T31">Nagyon</text:span><text:span text:style-name="T32"> drága!</text:span>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Tőr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ököl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1">
          <table:table-cell/>
          <table:table-cell table:style-name="ce491" office:value-type="string">
            <text:p>Tőr, páncélszúr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0">
            <text:p>0</text:p>
          </table:table-cell>
          <table:table-cell table:style-name="ce503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4">
            <text:p>4</text:p>
          </table:table-cell>
          <table:table-cell table:style-name="ce503"/>
          <table:table-cell table:style-name="ce539" office:value-type="string">
            <text:p>közelharc</text:p>
          </table:table-cell>
          <table:table-cell table:style-name="ce545" office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Tőr, Sla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1">
          <table:table-cell table:style-name="ce39"/>
          <table:table-cell table:style-name="ce492" office:value-type="string">
            <text:p>Vasököl / páncélkesztyű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0">
            <text:p>0</text:p>
          </table:table-cell>
          <table:table-cell table:style-name="ce504" office:value-type="string">
            <text:p>Z</text:p>
          </table:table-cell>
          <table:table-cell table:style-name="ce504" office:value-type="float" office:value="0">
            <text:p>0</text:p>
          </table:table-cell>
          <table:table-cell table:style-name="ce504" office:value-type="float" office:value="0">
            <text:p>0</text:p>
          </table:table-cell>
          <table:table-cell table:style-name="ce504"/>
          <table:table-cell table:style-name="ce504" office:value-type="float" office:value="0">
            <text:p>0</text:p>
          </table:table-cell>
          <table:table-cell table:style-name="ce504" office:value-type="float" office:value="-7">
            <text:p>-7</text:p>
          </table:table-cell>
          <table:table-cell table:style-name="ce504" office:value-type="float" office:value="-7">
            <text:p>-7</text:p>
          </table:table-cell>
          <table:table-cell table:style-name="ce504" office:value-type="float" office:value="-7">
            <text:p>-7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6" office:value-type="string">
            <text:p>Erőbónusz: 0 feletti rész 1:1-ben számít be.</text:p>
          </table:table-cell>
          <table:table-cell table:style-name="ce39" table:number-columns-repeated="241"/>
        </table:table-row>
        <table:table-row table:style-name="ro16">
          <table:table-cell table:style-name="ce485" office:value-type="string">
            <text:p>Kardvívó fegyverek</text:p>
          </table:table-cell>
          <table:table-cell table:style-name="ce489" office:value-type="string">
            <text:p>Kard, dzsenn szablya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4">
            <text:p>4</text:p>
          </table:table-cell>
          <table:table-cell table:style-name="ce501" office:value-type="string">
            <text:p>V/S</text:p>
          </table:table-cell>
          <table:table-cell table:style-name="ce501" office:value-type="float" office:value="0">
            <text:p>0</text:p>
          </table:table-cell>
          <table:table-cell table:style-name="ce501" office:value-type="float" office:value="1">
            <text:p>1</text:p>
          </table:table-cell>
          <table:table-cell table:style-name="ce501"/>
          <table:table-cell table:style-name="ce501" office:value-type="string">
            <text:p>1 penge</text:p>
          </table:table-cell>
          <table:table-cell table:style-name="ce501" office:value-type="float" office:value="8">
            <text:p>8</text:p>
          </table:table-cell>
          <table:table-cell table:style-name="ce501" office:value-type="float" office:value="15">
            <text:p>15</text:p>
          </table:table-cell>
          <table:table-cell table:style-name="ce501" office:value-type="float" office:value="15">
            <text:p>15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3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emreli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/>
          <table:table-cell table:number-columns-repeated="241"/>
        </table:table-row>
        <table:table-row table:style-name="ro12">
          <table:table-cell/>
          <table:table-cell table:style-name="ce490" office:value-type="string">
            <text:p>Kard, fejvadás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2">
          <table:table-cell/>
          <table:table-cell table:style-name="ce490" office:value-type="string">
            <text:p>Kard, handzsá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hiequa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S/V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hosszú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1" office:value-type="string">
            <text:p><text:span text:style-name="T28"><text:s/></text:span><text:span text:style-name="T29">V/S</text:span>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Kard, jatagá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21" office:value-type="string">
            <text:p><text:span text:style-name="T28"><text:s/></text:span><text:span text:style-name="T29">V/S</text:span>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2">
          <table:table-cell/>
          <table:table-cell table:style-name="ce490" office:value-type="string">
            <text:p>Ka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2 penge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20">
            <text:p>20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khossa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21" office:value-type="string">
            <text:p><text:span text:style-name="T28"><text:s/></text:span><text:span text:style-name="T29">V/S</text:span>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La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office:value-type="float" office:value="0">
            <text:p>0</text:p>
          </table:table-cell>
          <table:table-cell table:style-name="ce524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6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lovag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rő követelmény: +2</text:p>
          </table:table-cell>
          <table:table-cell table:number-columns-repeated="241"/>
        </table:table-row>
        <table:table-row table:style-name="ro15">
          <table:table-cell/>
          <table:table-cell table:style-name="ce490" office:value-type="string">
            <text:p>Kard, másfél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16">
            <text:p>16</text:p>
          </table:table-cell>
          <table:table-cell table:style-name="ce502" office:value-type="float" office:value="16">
            <text:p>16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Kard, mester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8">
            <text:p>18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Pu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office:value-type="float" office:value="0">
            <text:p>0</text:p>
          </table:table-cell>
          <table:table-cell table:style-name="ce524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490" office:value-type="string">
            <text:p>Kard, Slan 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9">
            <text:p>19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Kard, Slan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Lásd Slan kard (de nem (MK))</text:p>
          </table:table-cell>
          <table:table-cell table:number-columns-repeated="241"/>
        </table:table-row>
        <table:table-row table:style-name="ro12">
          <table:table-cell/>
          <table:table-cell table:style-name="ce490" office:value-type="string">
            <text:p>Kard, Slan csata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9">
            <text:p>9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2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23">
            <text:p>23</text:p>
          </table:table-cell>
          <table:table-cell table:style-name="ce502" office:value-type="float" office:value="17">
            <text:p>17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ihetetlen drága és ritka.</text:p>
            <text:p>Csak két kézzel forgatható. <text:line-break/> (spec)</text:p>
          </table:table-cell>
          <table:table-cell table:number-columns-repeated="241"/>
        </table:table-row>
        <table:table-row table:style-name="ro16">
          <table:table-cell/>
          <table:table-cell table:style-name="ce490" office:value-type="string">
            <text:p>Kard,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ara-sequor 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float" office:value="1">
            <text:p>1</text:p>
          </table:table-cell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Meneth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Predoci egyeneskard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Sequor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8" office:value-type="string">
            <text:p>(KF):</text:p>
          </table:table-cell>
          <table:table-cell table:number-columns-repeated="241"/>
        </table:table-row>
        <table:table-row table:style-name="ro15">
          <table:table-cell table:style-name="ce39"/>
          <table:table-cell table:style-name="ce492" office:value-type="string">
            <text:p>Tőrkard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2">
            <text:p>2</text:p>
          </table:table-cell>
          <table:table-cell table:style-name="ce504" office:value-type="string">
            <text:p>S</text:p>
          </table:table-cell>
          <table:table-cell table:style-name="ce504" office:value-type="float" office:value="0">
            <text:p>0</text:p>
          </table:table-cell>
          <table:table-cell table:style-name="ce504" office:value-type="float" office:value="0">
            <text:p>0</text:p>
          </table:table-cell>
          <table:table-cell table:style-name="ce504"/>
          <table:table-cell table:style-name="ce504" office:value-type="string">
            <text:p>1 penge</text:p>
          </table:table-cell>
          <table:table-cell table:style-name="ce504" office:value-type="float" office:value="6">
            <text:p>6</text:p>
          </table:table-cell>
          <table:table-cell table:style-name="ce504" office:value-type="float" office:value="12">
            <text:p>12</text:p>
          </table:table-cell>
          <table:table-cell table:style-name="ce504" office:value-type="float" office:value="12">
            <text:p>12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6" office:value-type="string">
            <text:p>Pontra támadás: kisebb TÉ levonással (TODO)</text:p>
            <text:p>Erőbónusz nem számít!</text:p>
            <text:p>Olyan fegyver ellen, amik nem háríthatóak csuklóból: VÉ csökk?? <text:line-break/>(Pusztító fegyverek ellen fokozottan!!!)</text:p>
            <text:p>Sokkal könnyebb ellene a fegyvertörés</text:p>
          </table:table-cell>
          <table:table-cell table:style-name="ce39" table:number-columns-repeated="241"/>
        </table:table-row>
        <table:table-row table:style-name="ro1">
          <table:table-cell table:style-name="ce485" office:value-type="string">
            <text:p>Pusztító fegyverek</text:p>
          </table:table-cell>
          <table:table-cell table:style-name="ce489" office:value-type="string">
            <text:p>Bot, rövid</text:p>
          </table:table-cell>
          <table:table-cell table:style-name="ce501" office:value-type="string">
            <text:p>egykezes</text:p>
          </table:table-cell>
          <table:table-cell table:style-name="ce513" table:number-columns-repeated="2"/>
          <table:table-cell table:style-name="ce513" office:value-type="float" office:value="0">
            <text:p>0</text:p>
          </table:table-cell>
          <table:table-cell table:style-name="ce513" office:value-type="float" office:value="0">
            <text:p>0</text:p>
          </table:table-cell>
          <table:table-cell table:style-name="ce513" table:number-columns-repeated="6"/>
          <table:table-cell table:style-name="ce539" office:value-type="string">
            <text:p>pusztítás</text:p>
          </table:table-cell>
          <table:table-cell table:style-name="ce545"/>
          <table:table-cell table:number-columns-repeated="241"/>
        </table:table-row>
        <table:table-row table:style-name="ro1">
          <table:table-cell/>
          <table:table-cell table:style-name="ce490" office:value-type="string">
            <text:p>Bot, furkó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kétkezes</text:p>
          </table:table-cell>
          <table:table-cell table:style-name="ce502" office:value-type="string">
            <text:p>két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láncos</text:p>
          </table:table-cell>
          <table:table-cell table:style-name="ce502" office:value-type="string">
            <text:p>egy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 office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shadleki</text:p>
          </table:table-cell>
          <table:table-cell table:style-name="ce502" office:value-type="string">
            <text:p>??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tolla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Buzogány, tüské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!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9">
          <table:table-cell/>
          <table:table-cell table:style-name="ce490" office:value-type="string">
            <text:p>Csatabárd, egykeze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2" office:value-type="string">
            <text:p>V<text:line-break/><text:span text:style-name="T30">(néha szúrás)</text:span></text:p>
          </table:table-cell>
          <table:table-cell table:style-name="ce502" office:value-type="string">
            <text:p>??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">
          <table:table-cell/>
          <table:table-cell table:style-name="ce490" office:value-type="string">
            <text:p>Csatabá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style-name="ce502" office:value-type="string">
            <text:p>??</text:p>
          </table:table-cell>
          <table:table-cell table:style-name="ce502" office:value-type="string">
            <text:p>??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16">
            <text:p>16</text:p>
          </table:table-cell>
          <table:table-cell table:style-name="ce502" office:value-type="float" office:value="16">
            <text:p>16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16">
          <table:table-cell/>
          <table:table-cell table:style-name="ce490" office:value-type="string">
            <text:p>Csatacsákány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S?</text:p>
          </table:table-cell>
          <table:table-cell table:style-name="ce502" office:value-type="string">
            <text:p>10 !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Cséphadaró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pusztítás</text:p>
          </table:table-cell>
          <table:table-cell table:style-name="ce547" office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2" office:value-type="string">
            <text:p>Harci kalapács</text:p>
          </table:table-cell>
          <table:table-cell table:style-name="ce504" office:value-type="string">
            <text:p>??</text:p>
          </table:table-cell>
          <table:table-cell table:style-name="ce514" table:number-columns-repeated="3"/>
          <table:table-cell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pusztítás</text:p>
          </table:table-cell>
          <table:table-cell table:style-name="ce547"/>
          <table:table-cell table:style-name="ce39" table:number-columns-repeated="241"/>
        </table:table-row>
        <table:table-row table:style-name="ro1">
          <table:table-cell table:style-name="ce485" office:value-type="string">
            <text:p>Lándzsavívó fegyverek</text:p>
          </table:table-cell>
          <table:table-cell table:style-name="ce489" office:value-type="string">
            <text:p>Alabárd</text:p>
          </table:table-cell>
          <table:table-cell table:style-name="ce501" office:value-type="string">
            <text:p>kétkezes</text:p>
          </table:table-cell>
          <table:table-cell table:style-name="ce513" table:number-columns-repeated="10"/>
          <table:table-cell table:style-name="ce539" office:value-type="string">
            <text:p>lándzsavívás</text:p>
          </table:table-cell>
          <table:table-cell table:style-name="ce549" office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490" office:value-type="string">
            <text:p>Bot, hosszú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2" office:value-type="string">
            <text:p>Z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3" table:number-columns-repeated="5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Lándzsa</text:p>
          </table:table-cell>
          <table:table-cell table:style-name="ce502" office:value-type="string">
            <text:p>kétkezes</text:p>
          </table:table-cell>
          <table:table-cell table:style-name="ce502"/>
          <table:table-cell table:style-name="ce502" office:value-type="string">
            <text:p>S</text:p>
          </table:table-cell>
          <table:table-cell table:style-name="ce503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string">
            <text:p>3 penge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24">
            <text:p>24</text:p>
          </table:table-cell>
          <table:table-cell table:style-name="ce502" office:value-type="float" office:value="24">
            <text:p>24</text:p>
          </table:table-cell>
          <table:table-cell table:style-name="ce502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Pika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490" office:value-type="string">
            <text:p>Szigo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3"/>
          <table:table-cell table:style-name="ce503" office:value-type="float" office:value="0">
            <text:p>0</text:p>
          </table:table-cell>
          <table:table-cell table:style-name="ce503" table:number-columns-repeated="6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2" office:value-type="string">
            <text:p>Szigony, kétkezes</text:p>
          </table:table-cell>
          <table:table-cell table:style-name="ce504" office:value-type="string">
            <text:p>kétkezes</text:p>
          </table:table-cell>
          <table:table-cell table:style-name="ce514" table:number-columns-repeated="3"/>
          <table:table-cell table:style-name="ce514" office:value-type="float" office:value="0">
            <text:p>0</text:p>
          </table:table-cell>
          <table:table-cell table:style-name="ce514" table:number-columns-repeated="6"/>
          <table:table-cell table:style-name="ce540" office:value-type="string">
            <text:p>lándzsavívás</text:p>
          </table:table-cell>
          <table:table-cell table:style-name="ce3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6"/>
          <table:table-cell table:style-name="ce486" office:value-type="string">
            <text:p>Fegyver</text:p>
          </table:table-cell>
          <table:table-cell table:style-name="ce505" office:value-type="string">
            <text:p>Forgatás módja</text:p>
          </table:table-cell>
          <table:table-cell table:style-name="ce486" office:value-type="string">
            <text:p>SP</text:p>
          </table:table-cell>
          <table:table-cell table:style-name="ce505" office:value-type="string">
            <text:p>Sebzés módja</text:p>
          </table:table-cell>
          <table:table-cell table:style-name="ce486" office:value-type="string">
            <text:p>Átütés</text:p>
          </table:table-cell>
          <table:table-cell table:style-name="ce486" table:number-columns-repeated="2"/>
          <table:table-cell table:style-name="ce486" office:value-type="string">
            <text:p>KÉ</text:p>
          </table:table-cell>
          <table:table-cell table:style-name="ce486" office:value-type="string">
            <text:p>CÉ</text:p>
          </table:table-cell>
          <table:table-cell table:style-name="ce486" office:value-type="string">
            <text:p>Osztó</text:p>
          </table:table-cell>
          <table:table-cell table:style-name="ce486" office:value-type="string">
            <text:p>Hatótáv</text:p>
          </table:table-cell>
          <table:table-cell table:style-name="ce532" office:value-type="string">
            <text:p>Sebesség</text:p>
          </table:table-cell>
          <table:table-cell table:style-name="ce486" office:value-type="string">
            <text:p>Harcmodor</text:p>
          </table:table-cell>
          <table:table-cell table:style-name="ce486" table:number-columns-repeated="242"/>
        </table:table-row>
        <table:table-row table:style-name="ro1">
          <table:table-cell table:style-name="ce485" office:value-type="string">
            <text:p>Szál-hajítófegyverek</text:p>
          </table:table-cell>
          <table:table-cell table:style-name="ce493" office:value-type="string">
            <text:p><text:s/>__</text:p>
          </table:table-cell>
          <table:table-cell table:style-name="ce506" office:value-type="string">
            <text:p>x</text:p>
          </table:table-cell>
          <table:table-cell table:style-name="ce506" office:value-type="string">
            <text:p>x</text:p>
          </table:table-cell>
          <table:table-cell table:style-name="ce493" office:value-type="string">
            <text:p>x</text:p>
          </table:table-cell>
          <table:table-cell table:style-name="ce493" office:value-type="string">
            <text:p>x</text:p>
          </table:table-cell>
          <table:table-cell table:style-name="ce493" table:number-columns-repeated="2"/>
          <table:table-cell table:style-name="ce493" office:value-type="string">
            <text:p>x</text:p>
          </table:table-cell>
          <table:table-cell table:style-name="ce493" office:value-type="string">
            <text:p>x</text:p>
          </table:table-cell>
          <table:table-cell table:style-name="ce493" office:value-type="string">
            <text:p>x</text:p>
          </table:table-cell>
          <table:table-cell table:style-name="ce493"/>
          <table:table-cell table:style-name="ce507" office:value-type="string">
            <text:p>x</text:p>
          </table:table-cell>
          <table:table-cell table:style-name="ce541" office:value-type="string">
            <text:p>x</text:p>
          </table:table-cell>
          <table:table-cell/>
          <table:table-cell table:style-name="ce555" table:number-columns-repeated="241"/>
        </table:table-row>
        <table:table-row table:style-name="ro1">
          <table:table-cell/>
          <table:table-cell table:style-name="ce494" office:value-type="string">
            <text:p>Könnyű kopja</text:p>
          </table:table-cell>
          <table:table-cell table:style-name="ce507" office:value-type="string">
            <text:p>kétkezes</text:p>
          </table:table-cell>
          <table:table-cell table:style-name="ce515"/>
          <table:table-cell table:style-name="ce508" table:number-columns-repeated="6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3" office:value-type="float" office:value="9">
            <text:p>9</text:p>
          </table:table-cell>
          <table:table-cell table:style-name="ce539" office:value-type="string">
            <text:p>hajítás</text:p>
          </table:table-cell>
          <table:table-cell table:style-name="ce550" office:value-type="string">
            <text:p>Követelmény: Erő +3</text:p>
          </table:table-cell>
          <table:table-cell table:style-name="ce556" table:number-columns-repeated="241"/>
        </table:table-row>
        <table:table-row table:style-name="ro1">
          <table:table-cell/>
          <table:table-cell table:style-name="ce494" office:value-type="string">
            <text:p>Lándzsa</text:p>
          </table:table-cell>
          <table:table-cell table:style-name="ce508" table:number-columns-repeated="8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4" office:value-type="float" office:value="8">
            <text:p>8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5" office:value-type="string">
            <text:p>Dárda, hajító</text:p>
          </table:table-cell>
          <table:table-cell table:style-name="ce509"/>
          <table:table-cell table:style-name="ce509" office:value-type="string">
            <text:p>a</text:p>
          </table:table-cell>
          <table:table-cell table:style-name="ce509" table:number-columns-repeated="6"/>
          <table:table-cell table:style-name="ce495" office:value-type="float" office:value="2">
            <text:p>2</text:p>
          </table:table-cell>
          <table:table-cell table:style-name="ce528" office:value-type="string">
            <text:p>60m</text:p>
          </table:table-cell>
          <table:table-cell table:style-name="ce535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0</text:p>
          </table:table-cell>
          <table:table-cell table:style-name="ce39" table:number-columns-repeated="241"/>
        </table:table-row>
        <table:table-row table:style-name="ro1">
          <table:table-cell table:style-name="ce485" office:value-type="string">
            <text:p>Hajítófegyverek</text:p>
          </table:table-cell>
          <table:table-cell table:style-name="ce496" office:value-type="string">
            <text:p>Bola</text:p>
          </table:table-cell>
          <table:table-cell table:style-name="ce496" office:value-type="string">
            <text:p>egykezes</text:p>
          </table:table-cell>
          <table:table-cell table:style-name="ce516" office:value-type="float" office:value="2">
            <text:p>2</text:p>
          </table:table-cell>
          <table:table-cell table:style-name="ce516" office:value-type="string">
            <text:p>S</text:p>
          </table:table-cell>
          <table:table-cell table:style-name="ce516" office:value-type="float" office:value="6">
            <text:p>6</text:p>
          </table:table-cell>
          <table:table-cell table:style-name="ce516" table:number-columns-repeated="2"/>
          <table:table-cell table:style-name="ce510"/>
          <table:table-cell table:style-name="ce510" office:value-type="float" office:value="2">
            <text:p>2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20m</text:p>
          </table:table-cell>
          <table:table-cell table:style-name="ce536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0"/>
          <table:table-cell table:number-columns-repeated="241"/>
        </table:table-row>
        <table:table-row table:style-name="ro1">
          <table:table-cell/>
          <table:table-cell table:style-name="ce497" office:value-type="string">
            <text:p>Hajítóbárd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0">
          <table:table-cell/>
          <table:table-cell table:style-name="ce497" office:value-type="string">
            <text:p>Hajítótőr</text:p>
          </table:table-cell>
          <table:table-cell table:style-name="ce497" office:value-type="string">
            <text:p>egykezes</text:p>
          </table:table-cell>
          <table:table-cell table:style-name="ce497" office:value-type="float" office:value="0">
            <text:p>0</text:p>
          </table:table-cell>
          <table:table-cell table:style-name="ce497" office:value-type="string">
            <text:p>S</text:p>
          </table:table-cell>
          <table:table-cell table:style-name="ce517" table:number-columns-repeated="4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15m</text:p>
          </table:table-cell>
          <table:table-cell table:style-name="ce537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2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3"><text:s/></text:span><text:span text:style-name="T34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ő, alm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Paritty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7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Ramier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1">
            <text:p>1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/>
          <table:table-cell table:style-name="ce497" office:value-type="string">
            <text:p>Slan csillag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3">
            <text:p>3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5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1">
          <table:table-cell table:style-name="ce39"/>
          <table:table-cell table:style-name="ce498" office:value-type="string">
            <text:p>Tőr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2">
            <text:p>2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hajítás</text:p>
          </table:table-cell>
          <table:table-cell table:style-name="ce551"/>
          <table:table-cell table:style-name="ce39" table:number-columns-repeated="241"/>
        </table:table-row>
        <table:table-row table:style-name="ro1">
          <table:table-cell table:style-name="ce485" office:value-type="string">
            <text:p>Egyéb hajítófegyverek</text:p>
          </table:table-cell>
          <table:table-cell table:style-name="ce496" office:value-type="string">
            <text:p>Dobóháló</text:p>
          </table:table-cell>
          <table:table-cell table:style-name="ce510" table:number-columns-repeated="7"/>
          <table:table-cell table:style-name="ce510" office:value-type="float" office:value="0">
            <text:p>0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4m</text:p>
          </table:table-cell>
          <table:table-cell table:style-name="ce536" office:value-type="float" office:value="2">
            <text:p>2</text:p>
          </table:table-cell>
          <table:table-cell table:style-name="ce539" office:value-type="string">
            <text:p>hajítás</text:p>
          </table:table-cell>
          <table:table-cell table:style-name="ce553" office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öpeny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9"/>
          <table:table-cell table:style-name="ce498" office:value-type="string">
            <text:p>Lasszó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39" table:number-columns-repeated="242"/>
        </table:table-row>
        <table:table-row table:style-name="ro1">
          <table:table-cell table:style-name="ce485" office:value-type="string">
            <text:p>Íjász lőfegyverek</text:p>
          </table:table-cell>
          <table:table-cell table:style-name="ce496" office:value-type="string">
            <text:p>Rövid íj</text:p>
          </table:table-cell>
          <table:table-cell table:style-name="ce496" office:value-type="string">
            <text:p>kétkezes</text:p>
          </table:table-cell>
          <table:table-cell table:style-name="ce510" table:number-columns-repeated="6"/>
          <table:table-cell table:style-name="ce510" office:value-type="float" office:value="10">
            <text:p>10</text:p>
          </table:table-cell>
          <table:table-cell table:style-name="ce496" office:value-type="float" office:value="2">
            <text:p>2</text:p>
          </table:table-cell>
          <table:table-cell table:style-name="ce529"/>
          <table:table-cell table:style-name="ce536" office:value-type="float" office:value="4">
            <text:p>4</text:p>
          </table:table-cell>
          <table:table-cell table:style-name="ce539" office:value-type="string">
            <text:p>íjászat</text:p>
          </table:table-cell>
          <table:table-cell table:style-name="ce55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Hosszú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2">
            <text:p>12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6">
            <text:p>6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Visszacsapó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7">
            <text:p>7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Elf íj</text:p>
          </table:table-cell>
          <table:table-cell table:style-name="ce497" office:value-type="string">
            <text:p>kétkezes</text:p>
          </table:table-cell>
          <table:table-cell table:style-name="ce519" office:value-type="float" office:value="1">
            <text:p>1</text:p>
          </table:table-cell>
          <table:table-cell table:style-name="ce519" office:value-type="string">
            <text:p>S</text:p>
          </table:table-cell>
          <table:table-cell table:style-name="ce519" office:value-type="float" office:value="0">
            <text:p>0</text:p>
          </table:table-cell>
          <table:table-cell table:style-name="ce519" table:number-columns-repeated="2"/>
          <table:table-cell table:style-name="ce519" office:value-type="float" office:value="5">
            <text:p>5</text:p>
          </table:table-cell>
          <table:table-cell table:style-name="ce517" office:value-type="float" office:value="13">
            <text:p>13</text:p>
          </table:table-cell>
          <table:table-cell table:style-name="ce497" office:value-type="string">
            <text:p>3(4)</text:p>
          </table:table-cell>
          <table:table-cell table:style-name="ce530"/>
          <table:table-cell table:style-name="ce537" office:value-type="float" office:value="9">
            <text:p>9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Fúvócső, kicsi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8">
            <text:p>8</text:p>
          </table:table-cell>
          <table:table-cell table:style-name="ce497" office:value-type="float" office:value="1">
            <text:p>1</text:p>
          </table:table-cell>
          <table:table-cell table:style-name="ce530"/>
          <table:table-cell table:style-name="ce537" office:value-type="float" office:value="3">
            <text:p>3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9"/>
          <table:table-cell table:style-name="ce498" office:value-type="string">
            <text:p>Fúvócső, vadász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2">
            <text:p>2</text:p>
          </table:table-cell>
          <table:table-cell table:style-name="ce540" office:value-type="string">
            <text:p>íjászat</text:p>
          </table:table-cell>
          <table:table-cell table:style-name="ce554"/>
          <table:table-cell table:style-name="ce39" table:number-columns-repeated="241"/>
        </table:table-row>
        <table:table-row table:style-name="ro1">
          <table:table-cell table:style-name="ce485" office:value-type="string">
            <text:p>Lövész lőfegyverek</text:p>
          </table:table-cell>
          <table:table-cell table:style-name="ce496" office:value-type="string">
            <text:p>Kézi nyílpuska</text:p>
          </table:table-cell>
          <table:table-cell table:style-name="ce496" office:value-type="string">
            <text:p>egykezes</text:p>
          </table:table-cell>
          <table:table-cell table:style-name="ce496"/>
          <table:table-cell table:style-name="ce496" office:value-type="string">
            <text:p>S</text:p>
          </table:table-cell>
          <table:table-cell table:style-name="ce496" table:number-columns-repeated="4"/>
          <table:table-cell table:style-name="ce496" office:value-type="float" office:value="10">
            <text:p>10</text:p>
          </table:table-cell>
          <table:table-cell table:style-name="ce496" office:value-type="float" office:value="3">
            <text:p>3</text:p>
          </table:table-cell>
          <table:table-cell table:style-name="ce529" office:value-type="string">
            <text:p>20m</text:p>
          </table:table-cell>
          <table:table-cell table:style-name="ce536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3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9">
          <table:table-cell/>
          <table:table-cell table:style-name="ce497" office:value-type="string">
            <text:p>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6">
            <text:p>6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Nehéz 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14">
            <text:p>14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8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9">
          <table:table-cell/>
          <table:table-cell table:style-name="ce497" office:value-type="string">
            <text:p>Shadoni páncéltörő</text:p>
          </table:table-cell>
          <table:table-cell table:style-name="ce497" office:value-type="string">
            <text:p>kétkezes</text:p>
          </table:table-cell>
          <table:table-cell table:style-name="ce497"/>
          <table:table-cell table:style-name="ce497" office:value-type="string">
            <text:p>Z</text:p>
          </table:table-cell>
          <table:table-cell table:style-name="ce497" office:value-type="string">
            <text:p>??</text:p>
          </table:table-cell>
          <table:table-cell table:style-name="ce497" table:number-columns-repeated="3"/>
          <table:table-cell table:style-name="ce497" office:value-type="float" office:value="4">
            <text:p>4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120m</text:p>
          </table:table-cell>
          <table:table-cell table:style-name="ce537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497" office:value-type="string">
            <text:p>Khare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4">
            <text:p>14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2">
            <text:p>2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Míg ki nem fogy a tár. Újratöltés: 1 kör</text:p>
          </table:table-cell>
          <table:table-cell table:number-columns-repeated="241"/>
        </table:table-row>
        <table:table-row table:style-name="ro20">
          <table:table-cell table:style-name="ce39"/>
          <table:table-cell table:style-name="ce498" office:value-type="string">
            <text:p>Aquir nyílpuska</text:p>
          </table:table-cell>
          <table:table-cell table:style-name="ce498" office:value-type="string">
            <text:p>egykezes</text:p>
          </table:table-cell>
          <table:table-cell table:style-name="ce498" office:value-type="string">
            <text:p>halál / +6</text:p>
          </table:table-cell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6">
            <text:p>16</text:p>
          </table:table-cell>
          <table:table-cell table:style-name="ce498" office:value-type="float" office:value="3">
            <text:p>3</text:p>
          </table:table-cell>
          <table:table-cell table:style-name="ce531" office:value-type="string">
            <text:p>50m</text:p>
          </table:table-cell>
          <table:table-cell table:style-name="ce538" office:value-type="float" office:value="1">
            <text:p>1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9" table:number-columns-repeated="241"/>
        </table:table-row>
        <table:table-row table:style-name="ro20" table:number-rows-repeated="2">
          <table:table-cell table:number-columns-repeated="256"/>
        </table:table-row>
        <table:table-row table:style-name="ro20">
          <table:table-cell table:number-columns-repeated="2"/>
          <table:table-cell table:style-name="ce511"/>
          <table:table-cell table:number-columns-repeated="253"/>
        </table:table-row>
        <table:table-row table:style-name="ro20" table:number-rows-repeated="65438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KP_tablazat" table:style-name="ta1" table:print="false">
        <table:table-column table:style-name="co46" table:default-cell-style-name="ce559"/>
        <table:table-column table:style-name="co47" table:default-cell-style-name="ce573"/>
        <table:table-column table:style-name="co48" table:default-cell-style-name="ce573"/>
        <table:table-column table:style-name="co49" table:default-cell-style-name="ce573"/>
        <table:table-column table:style-name="co48" table:default-cell-style-name="ce176"/>
        <table:table-column table:style-name="co50" table:default-cell-style-name="ce605"/>
        <table:table-column table:style-name="co51" table:default-cell-style-name="ce176"/>
        <table:table-column table:style-name="co52" table:default-cell-style-name="ce176"/>
        <table:table-column table:style-name="co53" table:default-cell-style-name="ce176"/>
        <table:table-column table:style-name="co54" table:number-columns-repeated="2" table:default-cell-style-name="ce176"/>
        <table:table-column table:style-name="co55" table:default-cell-style-name="ce176"/>
        <table:table-column table:style-name="co56" table:default-cell-style-name="ce642"/>
        <table:table-column table:style-name="co57" table:default-cell-style-name="ce653"/>
        <table:table-column table:style-name="co58" table:default-cell-style-name="ce653"/>
        <table:table-column table:style-name="co59" table:default-cell-style-name="ce176"/>
        <table:table-column table:style-name="co60" table:default-cell-style-name="ce176"/>
        <table:table-column table:style-name="co13" table:number-columns-repeated="237" table:default-cell-style-name="ce176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557"/>
          <table:table-cell table:style-name="ce567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7"/>
          <table:covered-table-cell table:style-name="ce582"/>
          <table:covered-table-cell table:style-name="ce591"/>
          <table:covered-table-cell table:style-name="ce599"/>
          <table:covered-table-cell table:style-name="ce591"/>
          <table:covered-table-cell table:style-name="ce591"/>
          <table:covered-table-cell table:style-name="ce591"/>
          <table:covered-table-cell table:style-name="ce591"/>
          <table:covered-table-cell table:style-name="ce591"/>
          <table:covered-table-cell table:style-name="ce591"/>
          <table:covered-table-cell table:style-name="ce641"/>
          <table:covered-table-cell table:style-name="ce641"/>
          <table:covered-table-cell table:style-name="ce641"/>
          <table:table-cell table:style-name="ce591" table:number-columns-repeated="239"/>
          <table:table-cell table:style-name="ce654" table:number-columns-repeated="2"/>
        </table:table-row>
        <table:table-row table:style-name="ro21">
          <table:table-cell table:style-name="ce557"/>
          <table:table-cell table:style-name="ce568"/>
          <table:table-cell table:style-name="ce577"/>
          <table:table-cell table:style-name="ce582"/>
          <table:table-cell table:style-name="ce591"/>
          <table:table-cell table:style-name="ce599"/>
          <table:table-cell table:style-name="ce591" table:number-columns-repeated="6"/>
          <table:table-cell table:style-name="ce641" table:number-columns-repeated="3"/>
          <table:table-cell table:style-name="ce591" table:number-columns-repeated="239"/>
          <table:table-cell table:style-name="ce654" table:number-columns-repeated="2"/>
        </table:table-row>
        <table:table-row table:style-name="ro1">
          <table:table-cell table:style-name="ce558"/>
          <table:table-cell table:style-name="ce569" office:value-type="string" table:number-columns-spanned="7" table:number-rows-spanned="1">
            <text:p>Képzettségek KP igénye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style-name="ce592"/>
          <table:covered-table-cell table:style-name="ce592"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style-name="ce655" table:number-columns-repeated="2"/>
        </table:table-row>
        <table:table-row table:style-name="ro1">
          <table:table-cell table:style-name="ce558"/>
          <table:table-cell table:style-name="ce570" office:value-type="string">
            <text:p>Szint</text:p>
          </table:table-cell>
          <table:table-cell table:style-name="ce570" office:value-type="string" table:number-columns-spanned="2" table:number-rows-spanned="1">
            <text:p>Átfogó</text:p>
          </table:table-cell>
          <table:covered-table-cell table:style-name="ce570"/>
          <table:table-cell table:style-name="ce570" office:value-type="string" table:number-columns-spanned="2" table:number-rows-spanned="1">
            <text:p>Átlagos</text:p>
          </table:table-cell>
          <table:covered-table-cell table:style-name="ce570"/>
          <table:table-cell table:style-name="ce570" office:value-type="string" table:number-columns-spanned="2" table:number-rows-spanned="1">
            <text:p>Spec.</text:p>
          </table:table-cell>
          <table:covered-table-cell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number-columns-repeated="2"/>
        </table:table-row>
        <table:table-row table:style-name="ro3">
          <table:table-cell/>
          <table:table-cell table:style-name="ce571" office:value-type="float" office:value="0">
            <text:p>0</text:p>
          </table:table-cell>
          <table:table-cell table:style-name="ce571" table:number-columns-repeated="5"/>
          <table:table-cell table:style-name="ce610"/>
          <table:table-cell table:style-name="ce605"/>
          <table:table-cell table:style-name="ce592" table:number-columns-repeated="3"/>
          <table:table-cell/>
          <table:table-cell table:style-name="ce642" table:number-columns-repeated="2"/>
          <table:table-cell table:style-name="ce592"/>
          <table:table-cell table:number-columns-repeated="238"/>
          <table:table-cell table:style-name="ce176"/>
          <table:table-cell/>
        </table:table-row>
        <table:table-row table:style-name="ro1">
          <table:table-cell table:style-name="ce560"/>
          <table:table-cell table:style-name="ce572" office:value-type="float" office:value="1">
            <text:p>1</text:p>
          </table:table-cell>
          <table:table-cell table:style-name="ce579" office:value-type="float" office:value="6">
            <text:p>6</text:p>
          </table:table-cell>
          <table:table-cell table:style-name="ce584" table:formula="of:=[.C7]" office:value-type="float" office:value="6">
            <text:p>+6KP</text:p>
          </table:table-cell>
          <table:table-cell table:style-name="ce579" office:value-type="float" office:value="4">
            <text:p>4</text:p>
          </table:table-cell>
          <table:table-cell table:style-name="ce584" table:formula="of:=[.E7]" office:value-type="float" office:value="4">
            <text:p>+4KP</text:p>
          </table:table-cell>
          <table:table-cell table:style-name="ce606" office:value-type="float" office:value="2">
            <text:p>2</text:p>
          </table:table-cell>
          <table:table-cell table:style-name="ce584" table:formula="of:=[.G7]" office:value-type="float" office:value="2">
            <text:p>+2KP</text:p>
          </table:table-cell>
          <table:table-cell table:style-name="ce611"/>
          <table:table-cell table:style-name="ce612" office:value-type="string">
            <text:p>KP Alap</text:p>
          </table:table-cell>
          <table:table-cell table:style-name="ce624" office:value-type="float" office:value="150">
            <office:annotation draw:style-name="gr1" draw:text-style-name="P1" svg:width="2.825cm" svg:height="0.596cm" svg:x="17.703cm" svg:y="0.229cm" draw:caption-point-x="4.254cm" draw:caption-point-y="2.148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3" office:value-type="string" table:number-columns-spanned="3" table:number-rows-spanned="1">
            <text:p>Képzettségpróba célszámai</text:p>
          </table:table-cell>
          <table:covered-table-cell table:style-name="ce573"/>
          <table:covered-table-cell table:style-name="ce573"/>
          <table:table-cell table:style-name="ce592"/>
          <table:table-cell table:style-name="ce611" table:number-columns-repeated="239"/>
          <table:table-cell/>
        </table:table-row>
        <table:table-row table:style-name="ro1">
          <table:table-cell/>
          <table:table-cell table:style-name="ce572" office:value-type="float" office:value="2">
            <text:p>2</text:p>
          </table:table-cell>
          <table:table-cell table:style-name="ce580" office:value-type="float" office:value="10">
            <text:p>10</text:p>
          </table:table-cell>
          <table:table-cell table:style-name="ce584" table:formula="of:=[.C8]-[.C7]" office:value-type="float" office:value="4">
            <text:p>+4KP</text:p>
          </table:table-cell>
          <table:table-cell table:style-name="ce580" office:value-type="float" office:value="6">
            <text:p>6</text:p>
          </table:table-cell>
          <table:table-cell table:style-name="ce584" table:formula="of:=[.E8]-[.E7]" office:value-type="float" office:value="2">
            <text:p>+2KP</text:p>
          </table:table-cell>
          <table:table-cell table:style-name="ce607" office:value-type="float" office:value="3">
            <text:p>3</text:p>
          </table:table-cell>
          <table:table-cell table:style-name="ce584" table:formula="of:=[.G8]-[.G7]" office:value-type="float" office:value="1">
            <text:p>+1KP</text:p>
          </table:table-cell>
          <table:table-cell/>
          <table:table-cell table:style-name="ce612" office:value-type="string">
            <text:p>KP/Szint</text:p>
          </table:table-cell>
          <table:table-cell table:style-name="ce624" office:value-type="float" office:value="70">
            <office:annotation draw:style-name="gr1" draw:text-style-name="P1" svg:width="2.825cm" svg:height="0.596cm" svg:x="17.703cm" svg:y="0.655cm" draw:caption-point-x="4.254cm" draw:caption-point-y="2.198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4" office:value-type="string" table:number-columns-spanned="2" table:number-rows-spanned="1">
            <text:p>Könnyű</text:p>
          </table:table-cell>
          <table:covered-table-cell table:style-name="ce652"/>
          <table:table-cell table:style-name="ce596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2" office:value-type="float" office:value="3">
            <text:p>3</text:p>
          </table:table-cell>
          <table:table-cell table:style-name="ce580" office:value-type="float" office:value="16">
            <text:p>16</text:p>
          </table:table-cell>
          <table:table-cell table:style-name="ce584" table:formula="of:=[.C9]-[.C8]" office:value-type="float" office:value="6">
            <text:p>+6KP</text:p>
          </table:table-cell>
          <table:table-cell table:style-name="ce580" office:value-type="float" office:value="9">
            <text:p>9</text:p>
          </table:table-cell>
          <table:table-cell table:style-name="ce584" table:formula="of:=[.E9]-[.E8]" office:value-type="float" office:value="3">
            <text:p>+3KP</text:p>
          </table:table-cell>
          <table:table-cell table:style-name="ce607" office:value-type="float" office:value="5">
            <text:p>5</text:p>
          </table:table-cell>
          <table:table-cell table:style-name="ce584" table:formula="of:=[.G9]-[.G8]" office:value-type="float" office:value="2">
            <text:p>+2KP</text:p>
          </table:table-cell>
          <table:table-cell/>
          <table:table-cell table:style-name="ce612" office:value-type="string">
            <text:p>Kiegészítő KP/szint</text:p>
          </table:table-cell>
          <table:table-cell table:style-name="ce624" office:value-type="float" office:value="20">
            <office:annotation draw:style-name="gr1" draw:text-style-name="P1" svg:width="2.835cm" svg:height="0.596cm" svg:x="22.457cm" svg:y="1.525cm" draw:caption-point-x="-0.5cm" draw:caption-point-y="1.804cm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644" office:value-type="string" table:number-columns-spanned="2" table:number-rows-spanned="1">
            <text:p>Átlagos</text:p>
          </table:table-cell>
          <table:covered-table-cell table:style-name="ce652"/>
          <table:table-cell table:style-name="ce596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4">
            <text:p>4</text:p>
          </table:table-cell>
          <table:table-cell table:style-name="ce580" office:value-type="float" office:value="24">
            <text:p>24</text:p>
          </table:table-cell>
          <table:table-cell table:style-name="ce584" table:formula="of:=[.C10]-[.C9]" office:value-type="float" office:value="8">
            <text:p>+8KP</text:p>
          </table:table-cell>
          <table:table-cell table:style-name="ce580" office:value-type="float" office:value="13">
            <text:p>13</text:p>
          </table:table-cell>
          <table:table-cell table:style-name="ce584" table:formula="of:=[.E10]-[.E9]" office:value-type="float" office:value="4">
            <text:p>+4KP</text:p>
          </table:table-cell>
          <table:table-cell table:style-name="ce607" office:value-type="float" office:value="7">
            <text:p>7</text:p>
          </table:table-cell>
          <table:table-cell table:style-name="ce584" table:formula="of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Nehéz</text:p>
          </table:table-cell>
          <table:covered-table-cell table:style-name="ce652"/>
          <table:table-cell table:style-name="ce596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5">
            <text:p>5</text:p>
          </table:table-cell>
          <table:table-cell table:style-name="ce580" office:value-type="float" office:value="34">
            <text:p>34</text:p>
          </table:table-cell>
          <table:table-cell table:style-name="ce584" table:formula="of:=[.C11]-[.C10]" office:value-type="float" office:value="10">
            <text:p>+10KP</text:p>
          </table:table-cell>
          <table:table-cell table:style-name="ce580" office:value-type="float" office:value="18">
            <text:p>18</text:p>
          </table:table-cell>
          <table:table-cell table:style-name="ce584" table:formula="of:=[.E11]-[.E10]" office:value-type="float" office:value="5">
            <text:p>+5KP</text:p>
          </table:table-cell>
          <table:table-cell table:style-name="ce607" office:value-type="float" office:value="10">
            <text:p>10</text:p>
          </table:table-cell>
          <table:table-cell table:style-name="ce584" table:formula="of:=[.G11]-[.G10]" office:value-type="float" office:value="3">
            <text:p>+3KP</text:p>
          </table:table-cell>
          <table:table-cell/>
          <table:table-cell table:style-name="ce613" office:value-type="string">
            <text:p>Képzettség max szint</text:p>
          </table:table-cell>
          <table:table-cell table:style-name="ce625" office:value-type="float" office:value="8">
            <text:p>Szint +8</text:p>
          </table:table-cell>
          <table:table-cell table:style-name="Default"/>
          <table:table-cell table:style-name="ce644" office:value-type="string" table:number-columns-spanned="2" table:number-rows-spanned="1">
            <text:p>Nagyon nehéz</text:p>
          </table:table-cell>
          <table:covered-table-cell table:style-name="ce652"/>
          <table:table-cell table:style-name="ce596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2" office:value-type="float" office:value="6">
            <text:p>6</text:p>
          </table:table-cell>
          <table:table-cell table:style-name="ce580" office:value-type="float" office:value="46">
            <text:p>46</text:p>
          </table:table-cell>
          <table:table-cell table:style-name="ce584" table:formula="of:=[.C12]-[.C11]" office:value-type="float" office:value="12">
            <text:p>+12KP</text:p>
          </table:table-cell>
          <table:table-cell table:style-name="ce580" office:value-type="float" office:value="24">
            <text:p>24</text:p>
          </table:table-cell>
          <table:table-cell table:style-name="ce584" table:formula="of:=[.E12]-[.E11]" office:value-type="float" office:value="6">
            <text:p>+6KP</text:p>
          </table:table-cell>
          <table:table-cell table:style-name="ce607" office:value-type="float" office:value="13">
            <text:p>13</text:p>
          </table:table-cell>
          <table:table-cell table:style-name="ce584" table:formula="of:=[.G12]-[.G11]" office:value-type="float" office:value="3">
            <text:p>+3KP</text:p>
          </table:table-cell>
          <table:table-cell/>
          <table:table-cell table:style-name="ce613" office:value-type="string">
            <text:p>Harci+miszt képz szint</text:p>
          </table:table-cell>
          <table:table-cell table:style-name="ce625" office:value-type="float" office:value="3">
            <text:p>Szint +3</text:p>
          </table:table-cell>
          <table:table-cell table:style-name="Default"/>
          <table:table-cell table:style-name="ce644" office:value-type="string" table:number-columns-spanned="2" table:number-rows-spanned="1">
            <text:p>Hősies</text:p>
          </table:table-cell>
          <table:covered-table-cell table:style-name="ce652"/>
          <table:table-cell table:style-name="ce596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7">
            <text:p>7</text:p>
          </table:table-cell>
          <table:table-cell table:style-name="ce580" office:value-type="float" office:value="60">
            <text:p>60</text:p>
          </table:table-cell>
          <table:table-cell table:style-name="ce584" table:formula="of:=[.C13]-[.C12]" office:value-type="float" office:value="14">
            <text:p>+14KP</text:p>
          </table:table-cell>
          <table:table-cell table:style-name="ce580" office:value-type="float" office:value="31">
            <text:p>31</text:p>
          </table:table-cell>
          <table:table-cell table:style-name="ce584" table:formula="of:=[.E13]-[.E12]" office:value-type="float" office:value="7">
            <text:p>+7KP</text:p>
          </table:table-cell>
          <table:table-cell table:style-name="ce607" office:value-type="float" office:value="17">
            <text:p>17</text:p>
          </table:table-cell>
          <table:table-cell table:style-name="ce584" table:formula="of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Emberfeletti</text:p>
          </table:table-cell>
          <table:covered-table-cell table:style-name="ce652"/>
          <table:table-cell table:style-name="ce596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8">
            <text:p>8</text:p>
          </table:table-cell>
          <table:table-cell table:style-name="ce580" office:value-type="float" office:value="76">
            <text:p>76</text:p>
          </table:table-cell>
          <table:table-cell table:style-name="ce584" table:formula="of:=[.C14]-[.C13]" office:value-type="float" office:value="16">
            <text:p>+16KP</text:p>
          </table:table-cell>
          <table:table-cell table:style-name="ce580" office:value-type="float" office:value="39">
            <text:p>39</text:p>
          </table:table-cell>
          <table:table-cell table:style-name="ce584" table:formula="of:=[.E14]-[.E13]" office:value-type="float" office:value="8">
            <text:p>+8KP</text:p>
          </table:table-cell>
          <table:table-cell table:style-name="ce607" office:value-type="float" office:value="21">
            <text:p>21</text:p>
          </table:table-cell>
          <table:table-cell table:style-name="ce584" table:formula="of:=[.G14]-[.G13]" office:value-type="float" office:value="4">
            <text:p>+4KP</text:p>
          </table:table-cell>
          <table:table-cell/>
          <table:table-cell table:style-name="ce614" office:value-type="string">
            <text:p>1 fortély fok</text:p>
          </table:table-cell>
          <table:table-cell table:style-name="ce62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72" office:value-type="float" office:value="9">
            <text:p>9</text:p>
          </table:table-cell>
          <table:table-cell table:style-name="ce580" office:value-type="float" office:value="94">
            <text:p>94</text:p>
          </table:table-cell>
          <table:table-cell table:style-name="ce584" table:formula="of:=[.C15]-[.C14]" office:value-type="float" office:value="18">
            <text:p>+18KP</text:p>
          </table:table-cell>
          <table:table-cell table:style-name="ce580" office:value-type="float" office:value="48">
            <text:p>48</text:p>
          </table:table-cell>
          <table:table-cell table:style-name="ce584" table:formula="of:=[.E15]-[.E14]" office:value-type="float" office:value="9">
            <text:p>+9KP</text:p>
          </table:table-cell>
          <table:table-cell table:style-name="ce607" office:value-type="float" office:value="26">
            <text:p>26</text:p>
          </table:table-cell>
          <table:table-cell table:style-name="ce584" table:formula="of:=[.G15]-[.G14]" office:value-type="float" office:value="5">
            <text:p>+5KP</text:p>
          </table:table-cell>
          <table:table-cell/>
          <table:table-cell table:style-name="ce396" table:number-columns-repeated="2"/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0">
            <text:p>10</text:p>
          </table:table-cell>
          <table:table-cell table:style-name="ce580" office:value-type="float" office:value="114">
            <text:p>114</text:p>
          </table:table-cell>
          <table:table-cell table:style-name="ce584" table:formula="of:=[.C16]-[.C15]" office:value-type="float" office:value="20">
            <text:p>+20KP</text:p>
          </table:table-cell>
          <table:table-cell table:style-name="ce580" office:value-type="float" office:value="58">
            <text:p>58</text:p>
          </table:table-cell>
          <table:table-cell table:style-name="ce584" table:formula="of:=[.E16]-[.E15]" office:value-type="float" office:value="10">
            <text:p>+10KP</text:p>
          </table:table-cell>
          <table:table-cell table:style-name="ce607" office:value-type="float" office:value="31">
            <text:p>31</text:p>
          </table:table-cell>
          <table:table-cell table:style-name="ce584" table:formula="of:=[.G16]-[.G15]" office:value-type="float" office:value="5">
            <text:p>+5KP</text:p>
          </table:table-cell>
          <table:table-cell/>
          <table:table-cell table:style-name="ce615" office:value-type="string">
            <text:p>1 manőver</text:p>
          </table:table-cell>
          <table:table-cell table:style-name="ce627" office:value-type="float" office:value="3">
            <text:p>3 MFP</text:p>
          </table:table-cell>
          <table:table-cell table:style-name="Default"/>
          <table:table-cell table:style-name="ce603" office:value-type="string" table:number-columns-spanned="4" table:number-rows-spanned="1">
            <text:p>Egészség kategóriák alap TÉ-levonásai</text:p>
          </table:table-cell>
          <table:covered-table-cell table:style-name="ce68"/>
          <table:covered-table-cell table:style-name="ce68"/>
          <table:covered-table-cell table:style-name="ce68"/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1">
            <text:p>11</text:p>
          </table:table-cell>
          <table:table-cell table:style-name="ce580" office:value-type="float" office:value="136">
            <text:p>136</text:p>
          </table:table-cell>
          <table:table-cell table:style-name="ce584" table:formula="of:=[.C17]-[.C16]" office:value-type="float" office:value="22">
            <text:p>+22KP</text:p>
          </table:table-cell>
          <table:table-cell table:style-name="ce580" office:value-type="float" office:value="69">
            <text:p>69</text:p>
          </table:table-cell>
          <table:table-cell table:style-name="ce584" table:formula="of:=[.E17]-[.E16]" office:value-type="float" office:value="11">
            <text:p>+11KP</text:p>
          </table:table-cell>
          <table:table-cell table:style-name="ce607" office:value-type="float" office:value="37">
            <text:p>37</text:p>
          </table:table-cell>
          <table:table-cell table:style-name="ce584" table:formula="of:=[.G17]-[.G16]" office:value-type="float" office:value="6">
            <text:p>+6KP</text:p>
          </table:table-cell>
          <table:table-cell/>
          <table:table-cell table:style-name="ce616" office:value-type="string">
            <text:p>CÉ konstans</text:p>
          </table:table-cell>
          <table:table-cell table:style-name="ce628" office:value-type="float" office:value="-30">
            <office:annotation draw:style-name="gr2" draw:text-style-name="P1" svg:width="5.746cm" svg:height="1.746cm" svg:x="22.457cm" svg:y="5.023cm" draw:caption-point-x="-0.5cm" draw:caption-point-y="2.116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5" office:value-type="string">
            <text:p>S1</text:p>
          </table:table-cell>
          <table:table-cell table:style-name="ce645" office:value-type="string">
            <text:p>S2</text:p>
          </table:table-cell>
          <table:table-cell table:style-name="ce645" office:value-type="string">
            <text:p>S3</text:p>
          </table:table-cell>
          <table:table-cell table:style-name="ce645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 table:style-name="ce561" office:value-type="string">
            <text:p>Nagymester</text:p>
          </table:table-cell>
          <table:table-cell table:style-name="ce572" office:value-type="float" office:value="12">
            <text:p>12</text:p>
          </table:table-cell>
          <table:table-cell table:style-name="ce580" office:value-type="float" office:value="160">
            <text:p>160</text:p>
          </table:table-cell>
          <table:table-cell table:style-name="ce584" table:formula="of:=[.C18]-[.C17]" office:value-type="float" office:value="24">
            <text:p>+24KP</text:p>
          </table:table-cell>
          <table:table-cell table:style-name="ce580" office:value-type="float" office:value="81">
            <text:p>81</text:p>
          </table:table-cell>
          <table:table-cell table:style-name="ce584" table:formula="of:=[.E18]-[.E17]" office:value-type="float" office:value="12">
            <text:p>+12KP</text:p>
          </table:table-cell>
          <table:table-cell table:style-name="ce607" office:value-type="float" office:value="43">
            <text:p>43</text:p>
          </table:table-cell>
          <table:table-cell table:style-name="ce584" table:formula="of:=[.G18]-[.G17]" office:value-type="float" office:value="6">
            <text:p>+6KP</text:p>
          </table:table-cell>
          <table:table-cell/>
          <table:table-cell table:style-name="ce396" table:number-columns-repeated="2"/>
          <table:table-cell table:style-name="Default"/>
          <table:table-cell table:style-name="ce68" office:value-type="float" office:value="0">
            <text:p>0</text:p>
          </table:table-cell>
          <table:table-cell table:style-name="ce68" office:value-type="float" office:value="-10">
            <text:p>-1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3">
            <text:p>13</text:p>
          </table:table-cell>
          <table:table-cell table:style-name="ce580" office:value-type="float" office:value="186">
            <text:p>186</text:p>
          </table:table-cell>
          <table:table-cell table:style-name="ce584" table:formula="of:=[.C19]-[.C18]" office:value-type="float" office:value="26">
            <text:p>+26KP</text:p>
          </table:table-cell>
          <table:table-cell table:style-name="ce580" office:value-type="float" office:value="94">
            <text:p>94</text:p>
          </table:table-cell>
          <table:table-cell table:style-name="ce584" table:formula="of:=[.E19]-[.E18]" office:value-type="float" office:value="13">
            <text:p>+13KP</text:p>
          </table:table-cell>
          <table:table-cell table:style-name="ce607" office:value-type="float" office:value="50">
            <text:p>50</text:p>
          </table:table-cell>
          <table:table-cell table:style-name="ce584" table:formula="of:=[.G19]-[.G18]" office:value-type="float" office:value="7">
            <text:p>+7KP</text:p>
          </table:table-cell>
          <table:table-cell/>
          <table:table-cell table:style-name="ce615" office:value-type="string">
            <text:p>1HM:</text:p>
          </table:table-cell>
          <table:table-cell table:style-name="ce629" office:value-type="float" office:value="4">
            <office:annotation draw:style-name="gr3" draw:text-style-name="P1" svg:width="2.846cm" svg:height="0.936cm" svg:x="22.457cm" svg:y="5.874cm" draw:caption-point-x="-0.5cm" draw:caption-point-y="2.217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/>
          <table:table-cell table:style-name="ce572" office:value-type="float" office:value="14">
            <text:p>14</text:p>
          </table:table-cell>
          <table:table-cell table:style-name="ce580" office:value-type="float" office:value="214">
            <text:p>214</text:p>
          </table:table-cell>
          <table:table-cell table:style-name="ce584" table:formula="of:=[.C20]-[.C19]" office:value-type="float" office:value="28">
            <text:p>+28KP</text:p>
          </table:table-cell>
          <table:table-cell table:style-name="ce580" office:value-type="float" office:value="108">
            <text:p>108</text:p>
          </table:table-cell>
          <table:table-cell table:style-name="ce584" table:formula="of:=[.E20]-[.E19]" office:value-type="float" office:value="14">
            <text:p>+14KP</text:p>
          </table:table-cell>
          <table:table-cell table:style-name="ce607" office:value-type="float" office:value="57">
            <text:p>57</text:p>
          </table:table-cell>
          <table:table-cell table:style-name="ce584" table:formula="of:=[.G20]-[.G19]" office:value-type="float" office:value="7">
            <text:p>+7KP</text:p>
          </table:table-cell>
          <table:table-cell/>
          <table:table-cell table:style-name="ce615" office:value-type="string">
            <text:p>Max HM/szint</text:p>
          </table:table-cell>
          <table:table-cell table:style-name="ce630" office:value-type="float" office:value="8">
            <office:annotation draw:style-name="gr4" draw:text-style-name="P1" svg:width="2.846cm" svg:height="0.984cm" svg:x="22.457cm" svg:y="6.299cm" draw:caption-point-x="-0.5cm" draw:caption-point-y="2.269cm">
              <dc:creator>FB</dc:creator>
              <dc:date>2007-01-26T00:00:00</dc:date>
              <text:p text:style-name="P1"><text:span text:style-name="T1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176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72" office:value-type="float" office:value="15">
            <text:p>15</text:p>
          </table:table-cell>
          <table:table-cell table:style-name="ce580" office:value-type="float" office:value="244">
            <text:p>244</text:p>
          </table:table-cell>
          <table:table-cell table:style-name="ce584" table:formula="of:=[.C21]-[.C20]" office:value-type="float" office:value="30">
            <text:p>+30KP</text:p>
          </table:table-cell>
          <table:table-cell table:style-name="ce580" office:value-type="float" office:value="123">
            <text:p>123</text:p>
          </table:table-cell>
          <table:table-cell table:style-name="ce584" table:formula="of:=[.E21]-[.E20]" office:value-type="float" office:value="15">
            <text:p>+15KP</text:p>
          </table:table-cell>
          <table:table-cell table:style-name="ce607" office:value-type="float" office:value="65">
            <text:p>65</text:p>
          </table:table-cell>
          <table:table-cell table:style-name="ce584" table:formula="of:=[.G21]-[.G20]" office:value-type="float" office:value="8">
            <text:p>+8KP</text:p>
          </table:table-cell>
          <table:table-cell/>
          <table:table-cell table:style-name="ce396" table:number-columns-repeated="2"/>
          <table:table-cell table:style-name="Default"/>
          <table:table-cell table:style-name="ce346" office:value-type="string" table:number-columns-spanned="3" table:number-rows-spanned="1">
            <text:p>Érzékek</text:p>
          </table:table-cell>
          <table:covered-table-cell table:style-name="ce357"/>
          <table:covered-table-cell table:style-name="Default"/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table:style-name="Default"/>
          <table:table-cell table:number-columns-repeated="4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1 CHM:</text:p>
          </table:table-cell>
          <table:table-cell table:style-name="ce629" office:value-type="float" office:value="4">
            <office:annotation draw:style-name="gr3" draw:text-style-name="P1" svg:width="2.846cm" svg:height="0.936cm" svg:x="22.457cm" svg:y="7.15cm" draw:caption-point-x="-0.5cm" draw:caption-point-y="2.37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50" office:value-type="string" table:number-columns-spanned="2" table:number-rows-spanned="1">
            <text:p>Érzék</text:p>
          </table:table-cell>
          <table:covered-table-cell table:style-name="Default"/>
          <table:table-cell table:style-name="ce350" office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176"/>
          <table:table-cell/>
        </table:table-row>
        <table:table-row table:style-name="ro1">
          <table:table-cell table:number-columns-repeated="5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Max CHM/szint</text:p>
          </table:table-cell>
          <table:table-cell table:style-name="ce631" office:value-type="float" office:value="4">
            <office:annotation draw:style-name="gr4" draw:text-style-name="P1" svg:width="2.846cm" svg:height="0.984cm" svg:x="22.457cm" svg:y="7.575cm" draw:caption-point-x="-0.5cm" draw:caption-point-y="2.421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6" office:value-type="string" table:number-columns-spanned="2" table:number-rows-spanned="1">
            <text:p>Intuíció</text:p>
          </table:table-cell>
          <table:covered-table-cell table:style-name="Default"/>
          <table:table-cell table:style-name="ce68" office:value-type="float" office:value="10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6" table:number-columns-repeated="2"/>
          <table:table-cell table:style-name="Default"/>
          <table:table-cell table:style-name="ce646" office:value-type="string" table:number-columns-spanned="2" table:number-rows-spanned="1">
            <text:p>Lá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2" office:value-type="string" table:number-columns-spanned="2" table:number-rows-spanned="1">
            <text:p>Tulajdonságok</text:p>
          </table:table-cell>
          <table:covered-table-cell table:style-name="ce68"/>
          <table:table-cell/>
          <table:table-cell table:style-name="ce585" office:value-type="string" table:number-columns-spanned="4" table:number-rows-spanned="1">
            <text:p>Harcmodor képzettségek harcértékei</text:p>
          </table:table-cell>
          <table:covered-table-cell table:style-name="ce593"/>
          <table:covered-table-cell table:style-name="ce593"/>
          <table:covered-table-cell table:style-name="ce593"/>
          <table:table-cell table:style-name="Default" table:number-columns-repeated="2"/>
          <table:table-cell table:style-name="ce617" table:content-validation-name="val142" office:value-type="string">
            <text:p>Egyik HM nagyobb lehet</text:p>
          </table:table-cell>
          <table:table-cell table:style-name="ce358" table:content-validation-name="val142" office:value-type="float" office:value="3">
            <text:p>3</text:p>
          </table:table-cell>
          <table:table-cell table:style-name="Default"/>
          <table:table-cell table:style-name="ce646" office:value-type="string" table:number-columns-spanned="2" table:number-rows-spanned="1">
            <text:p>Hall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3" office:value-type="string">
            <text:p>Érték</text:p>
          </table:table-cell>
          <table:table-cell table:style-name="ce563" office:value-type="string">
            <text:p>Pont költség</text:p>
          </table:table-cell>
          <table:table-cell table:style-name="ce581"/>
          <table:table-cell table:style-name="ce586" office:value-type="string">
            <text:p>Szint</text:p>
          </table:table-cell>
          <table:table-cell table:style-name="ce594" office:value-type="string">
            <text:p>KÉ</text:p>
          </table:table-cell>
          <table:table-cell table:style-name="ce594" office:value-type="string">
            <text:p>TÉ/CÉ</text:p>
          </table:table-cell>
          <table:table-cell table:style-name="ce594" office:value-type="string">
            <text:p>VÉ</text:p>
          </table:table-cell>
          <table:table-cell table:style-name="Default" table:number-columns-repeated="5"/>
          <table:table-cell table:style-name="ce647" office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68" office:value-type="float" office:value="7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float" office:value="-5">
            <text:p>-5</text:p>
          </table:table-cell>
          <table:table-cell table:style-name="ce564" office:value-type="float" office:value="0">
            <text:p>0</text:p>
          </table:table-cell>
          <table:table-cell table:style-name="ce581"/>
          <table:table-cell table:style-name="ce587" office:value-type="float" office:value="0">
            <text:p>0</text:p>
          </table:table-cell>
          <table:table-cell table:style-name="ce595" office:value-type="float" office:value="-20">
            <text:p>-20</text:p>
          </table:table-cell>
          <table:table-cell table:style-name="ce602" office:value-type="float" office:value="-30">
            <text:p>-30</text:p>
          </table:table-cell>
          <table:table-cell table:style-name="ce602" office:value-type="float" office:value="-30">
            <text:p>-30</text:p>
          </table:table-cell>
          <table:table-cell table:style-name="Default" table:number-columns-repeated="2"/>
          <table:table-cell table:style-name="ce618" office:value-type="string">
            <text:p>Tradíció</text:p>
          </table:table-cell>
          <table:table-cell table:style-name="ce632" office:value-type="float" office:value="50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4" office:value-type="float" office:value="-4">
            <text:p>-4</text:p>
          </table:table-cell>
          <table:table-cell table:style-name="ce564" office:value-type="float" office:value="1">
            <text:p>1</text:p>
          </table:table-cell>
          <table:table-cell table:style-name="ce581"/>
          <table:table-cell table:style-name="ce587" office:value-type="float" office:value="1">
            <text:p>1</text:p>
          </table:table-cell>
          <table:table-cell table:style-name="ce595" office:value-type="float" office:value="-10">
            <text:p>-10</text:p>
          </table:table-cell>
          <table:table-cell table:style-name="ce602" office:value-type="float" office:value="-20">
            <text:p>-20</text:p>
          </table:table-cell>
          <table:table-cell table:style-name="ce602" office:value-type="float" office:value="-20">
            <text:p>-20</text:p>
          </table:table-cell>
          <table:table-cell table:style-name="Default" table:number-columns-repeated="2"/>
          <table:table-cell table:style-name="ce618" office:value-type="string">
            <text:p>Céltradíció</text:p>
          </table:table-cell>
          <table:table-cell table:style-name="ce632" office:value-type="float" office:value="25">
            <text:p>25 KP</text:p>
          </table:table-cell>
          <table:table-cell table:style-name="Default"/>
          <table:table-cell table:style-name="ce648" office:value-type="string" table:number-columns-spanned="2" table:number-rows-spanned="1">
            <text:p>Vakság</text:p>
          </table:table-cell>
          <table:covered-table-cell table:style-name="ce648"/>
          <table:table-cell table:style-name="ce632" office:value-type="float" office:value="45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564" office:value-type="float" office:value="-3">
            <text:p>-3</text:p>
          </table:table-cell>
          <table:table-cell table:style-name="ce564" office:value-type="float" office:value="2">
            <text:p>2</text:p>
          </table:table-cell>
          <table:table-cell table:style-name="ce581"/>
          <table:table-cell table:style-name="ce587" office:value-type="float" office:value="2">
            <text:p>2</text:p>
          </table:table-cell>
          <table:table-cell table:style-name="ce595" office:value-type="float" office:value="-5">
            <text:p>-5</text:p>
          </table:table-cell>
          <table:table-cell table:style-name="ce602" office:value-type="float" office:value="-10">
            <text:p>-10</text:p>
          </table:table-cell>
          <table:table-cell table:style-name="ce602" office:value-type="float" office:value="-10">
            <text:p>-10</text:p>
          </table:table-cell>
          <table:table-cell table:style-name="Default" table:number-columns-repeated="2"/>
          <table:table-cell table:style-name="ce615" office:value-type="string">
            <text:p>1 Mana Pont</text:p>
          </table:table-cell>
          <table:table-cell table:style-name="ce629" office:value-type="float" office:value="3">
            <office:annotation draw:style-name="gr3" draw:text-style-name="P1" svg:width="2.872cm" svg:height="0.936cm" svg:x="22.457cm" svg:y="10.65cm" draw:caption-point-x="-0.5cm" draw:caption-point-y="2.204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648" office:value-type="string" table:number-columns-spanned="2" table:number-rows-spanned="1">
            <text:p>Süketség</text:p>
          </table:table-cell>
          <table:covered-table-cell table:style-name="ce648"/>
          <table:table-cell table:style-name="ce632" office:value-type="float" office:value="35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4" office:value-type="float" office:value="-2">
            <text:p>-2</text:p>
          </table:table-cell>
          <table:table-cell table:style-name="ce564" office:value-type="float" office:value="3">
            <text:p>3</text:p>
          </table:table-cell>
          <table:table-cell table:style-name="ce581"/>
          <table:table-cell table:style-name="ce587" office:value-type="float" office:value="3">
            <text:p>3</text:p>
          </table:table-cell>
          <table:table-cell table:style-name="ce595" office:value-type="float" office:value="0">
            <text:p>0</text:p>
          </table:table-cell>
          <table:table-cell table:style-name="ce602" office:value-type="float" office:value="0">
            <text:p>0</text:p>
          </table:table-cell>
          <table:table-cell table:style-name="ce602" office:value-type="float" office:value="0">
            <text:p>0</text:p>
          </table:table-cell>
          <table:table-cell table:style-name="Default" table:number-columns-repeated="2"/>
          <table:table-cell table:style-name="ce615" office:value-type="string">
            <text:p>Max Mana/szint</text:p>
          </table:table-cell>
          <table:table-cell table:style-name="ce633" office:value-type="float" office:value="10">
            <office:annotation draw:style-name="gr5" draw:text-style-name="P1" svg:width="2.872cm" svg:height="1.772cm" svg:x="22.457cm" svg:y="11.1cm" draw:caption-point-x="-0.5cm" draw:caption-point-y="2.23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648" office:value-type="string" table:number-columns-spanned="2" table:number-rows-spanned="1">
            <text:p>Tartós sérülés / fok</text:p>
          </table:table-cell>
          <table:covered-table-cell table:style-name="ce648"/>
          <table:table-cell table:style-name="ce632" office:value-type="float" office:value="10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564" office:value-type="float" office:value="-1">
            <text:p>-1</text:p>
          </table:table-cell>
          <table:table-cell table:style-name="ce564" office:value-type="float" office:value="4">
            <text:p>4</text:p>
          </table:table-cell>
          <table:table-cell table:style-name="ce581"/>
          <table:table-cell table:style-name="ce587" office:value-type="float" office:value="4">
            <text:p>4</text:p>
          </table:table-cell>
          <table:table-cell table:style-name="ce595" office:value-type="float" office:value="1">
            <text:p>1</text:p>
          </table:table-cell>
          <table:table-cell table:style-name="ce602" office:value-type="float" office:value="3">
            <text:p>3</text:p>
          </table:table-cell>
          <table:table-cell table:style-name="ce602" office:value-type="float" office:value="3">
            <text:p>3</text:p>
          </table:table-cell>
          <table:table-cell table:style-name="Default" table:number-columns-repeated="2"/>
          <table:table-cell table:style-name="ce396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0">
            <text:p>0</text:p>
          </table:table-cell>
          <table:table-cell table:style-name="ce564" office:value-type="float" office:value="5">
            <text:p>5</text:p>
          </table:table-cell>
          <table:table-cell table:style-name="ce581"/>
          <table:table-cell table:style-name="ce587" office:value-type="float" office:value="5">
            <text:p>5</text:p>
          </table:table-cell>
          <table:table-cell table:style-name="ce595" office:value-type="float" office:value="2">
            <text:p>2</text:p>
          </table:table-cell>
          <table:table-cell table:style-name="ce602" office:value-type="float" office:value="6">
            <text:p>6</text:p>
          </table:table-cell>
          <table:table-cell table:style-name="ce602" office:value-type="float" office:value="6">
            <text:p>6</text:p>
          </table:table-cell>
          <table:table-cell table:style-name="Default" table:number-columns-repeated="2"/>
          <table:table-cell table:style-name="ce615" office:value-type="string">
            <text:p>1 <text:span text:style-name="T11">Ψ</text:span> pont</text:p>
          </table:table-cell>
          <table:table-cell table:style-name="ce629" office:value-type="float" office:value="2">
            <office:annotation draw:style-name="gr3" draw:text-style-name="P1" svg:width="2.872cm" svg:height="0.936cm" svg:x="22.457cm" svg:y="12cm" draw:caption-point-x="-0.5cm" draw:caption-point-y="2.282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1">
            <text:p>1</text:p>
          </table:table-cell>
          <table:table-cell table:style-name="ce564" office:value-type="float" office:value="6">
            <text:p>6</text:p>
          </table:table-cell>
          <table:table-cell table:style-name="ce581"/>
          <table:table-cell table:style-name="ce587" office:value-type="float" office:value="6">
            <text:p>6</text:p>
          </table:table-cell>
          <table:table-cell table:style-name="ce595" office:value-type="float" office:value="3">
            <text:p>3</text:p>
          </table:table-cell>
          <table:table-cell table:style-name="ce602" office:value-type="float" office:value="9">
            <text:p>9</text:p>
          </table:table-cell>
          <table:table-cell table:style-name="ce602" office:value-type="float" office:value="9">
            <text:p>9</text:p>
          </table:table-cell>
          <table:table-cell table:style-name="Default" table:number-columns-repeated="2"/>
          <table:table-cell table:style-name="ce619" office:value-type="string">
            <text:p>Pszí fortély max. fok</text:p>
          </table:table-cell>
          <table:table-cell table:style-name="ce634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2">
            <text:p>2</text:p>
          </table:table-cell>
          <table:table-cell table:style-name="ce564" office:value-type="float" office:value="8">
            <text:p>8</text:p>
          </table:table-cell>
          <table:table-cell table:style-name="ce581"/>
          <table:table-cell table:style-name="ce587" office:value-type="float" office:value="7">
            <text:p>7</text:p>
          </table:table-cell>
          <table:table-cell table:style-name="ce595" office:value-type="float" office:value="4">
            <text:p>4</text:p>
          </table:table-cell>
          <table:table-cell table:style-name="ce602" office:value-type="float" office:value="12">
            <text:p>12</text:p>
          </table:table-cell>
          <table:table-cell table:style-name="ce602" office:value-type="float" office:value="12">
            <text:p>12</text:p>
          </table:table-cell>
          <table:table-cell table:style-name="Default" table:number-columns-repeated="2"/>
          <table:table-cell table:style-name="ce358" office:value-type="string">
            <text:p><text:span text:style-name="T11">Max Ψ</text:span> pont / szint</text:p>
          </table:table-cell>
          <table:table-cell table:style-name="ce635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3">
            <text:p>3</text:p>
          </table:table-cell>
          <table:table-cell table:style-name="ce564" office:value-type="float" office:value="11">
            <text:p>11</text:p>
          </table:table-cell>
          <table:table-cell table:style-name="ce581"/>
          <table:table-cell table:style-name="ce587" office:value-type="float" office:value="8">
            <text:p>8</text:p>
          </table:table-cell>
          <table:table-cell table:style-name="ce595" office:value-type="float" office:value="5">
            <text:p>5</text:p>
          </table:table-cell>
          <table:table-cell table:style-name="ce602" office:value-type="float" office:value="15">
            <text:p>15</text:p>
          </table:table-cell>
          <table:table-cell table:style-name="ce602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4" office:value-type="float" office:value="4">
            <text:p>4</text:p>
          </table:table-cell>
          <table:table-cell table:style-name="ce564" office:value-type="float" office:value="15">
            <text:p>15</text:p>
          </table:table-cell>
          <table:table-cell table:style-name="ce581"/>
          <table:table-cell table:style-name="ce587" office:value-type="float" office:value="9">
            <text:p>9</text:p>
          </table:table-cell>
          <table:table-cell table:style-name="ce595" office:value-type="float" office:value="6">
            <text:p>6</text:p>
          </table:table-cell>
          <table:table-cell table:style-name="ce602" office:value-type="float" office:value="18">
            <text:p>18</text:p>
          </table:table-cell>
          <table:table-cell table:style-name="ce602" office:value-type="float" office:value="18">
            <text:p>18</text:p>
          </table:table-cell>
          <table:table-cell table:style-name="Default" table:number-columns-repeated="2"/>
          <table:table-cell table:style-name="ce358" office:value-type="string">
            <text:p>Erőbónusz</text:p>
          </table:table-cell>
          <table:table-cell table:style-name="ce358" table:formula="of:=IF([Tulajdonságok_képzettségek.C18]&gt;2;[Tulajdonságok_képzettségek.C18]-2;0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4" office:value-type="float" office:value="5">
            <text:p>5</text:p>
          </table:table-cell>
          <table:table-cell table:style-name="ce564" office:value-type="float" office:value="20">
            <text:p>20</text:p>
          </table:table-cell>
          <table:table-cell table:style-name="ce566"/>
          <table:table-cell table:style-name="ce587" office:value-type="float" office:value="10">
            <text:p>10</text:p>
          </table:table-cell>
          <table:table-cell table:style-name="ce595" office:value-type="float" office:value="7">
            <text:p>7</text:p>
          </table:table-cell>
          <table:table-cell table:style-name="ce602" office:value-type="float" office:value="21">
            <text:p>21</text:p>
          </table:table-cell>
          <table:table-cell table:style-name="ce602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65" office:value-type="float" office:value="6">
            <text:p>6</text:p>
          </table:table-cell>
          <table:table-cell table:style-name="ce565" office:value-type="float" office:value="26">
            <text:p>26</text:p>
          </table:table-cell>
          <table:table-cell table:style-name="ce566"/>
          <table:table-cell table:style-name="ce587" office:value-type="float" office:value="11">
            <text:p>11</text:p>
          </table:table-cell>
          <table:table-cell table:style-name="ce595" office:value-type="float" office:value="8">
            <text:p>8</text:p>
          </table:table-cell>
          <table:table-cell table:style-name="ce602" office:value-type="float" office:value="24">
            <text:p>24</text:p>
          </table:table-cell>
          <table:table-cell table:style-name="ce602" office:value-type="float" office:value="24">
            <text:p>24</text:p>
          </table:table-cell>
          <table:table-cell table:style-name="Default" table:number-columns-repeated="2"/>
          <table:table-cell table:style-name="ce609" office:value-type="string">
            <text:p>Nincs adat string</text:p>
          </table:table-cell>
          <table:table-cell table:style-name="ce358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566" table:number-columns-repeated="3"/>
          <table:table-cell table:style-name="ce587" office:value-type="float" office:value="12">
            <text:p>12</text:p>
          </table:table-cell>
          <table:table-cell table:style-name="ce595" office:value-type="float" office:value="9">
            <text:p>9</text:p>
          </table:table-cell>
          <table:table-cell table:style-name="ce602" office:value-type="float" office:value="27">
            <text:p>27</text:p>
          </table:table-cell>
          <table:table-cell table:style-name="ce602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3">
            <text:p>13</text:p>
          </table:table-cell>
          <table:table-cell table:style-name="ce595" office:value-type="float" office:value="10">
            <text:p>10</text:p>
          </table:table-cell>
          <table:table-cell table:style-name="ce602" office:value-type="float" office:value="30">
            <text:p>30</text:p>
          </table:table-cell>
          <table:table-cell table:style-name="ce602" office:value-type="float" office:value="30">
            <text:p>30</text:p>
          </table:table-cell>
          <table:table-cell table:style-name="Default" table:number-columns-repeated="2"/>
          <table:table-cell table:style-name="ce609" office:value-type="string">
            <text:p>Íves fegyver bónusz</text:p>
          </table:table-cell>
          <table:table-cell table:style-name="ce636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4">
            <text:p>14</text:p>
          </table:table-cell>
          <table:table-cell table:style-name="ce595" office:value-type="float" office:value="11">
            <text:p>11</text:p>
          </table:table-cell>
          <table:table-cell table:style-name="ce602" office:value-type="float" office:value="33">
            <text:p>33</text:p>
          </table:table-cell>
          <table:table-cell table:style-name="ce602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87" office:value-type="float" office:value="15">
            <text:p>15</text:p>
          </table:table-cell>
          <table:table-cell table:style-name="ce595" office:value-type="float" office:value="12">
            <text:p>12</text:p>
          </table:table-cell>
          <table:table-cell table:style-name="ce602" office:value-type="float" office:value="36">
            <text:p>36</text:p>
          </table:table-cell>
          <table:table-cell table:style-name="ce602" office:value-type="float" office:value="36">
            <text:p>36</text:p>
          </table:table-cell>
          <table:table-cell table:style-name="Default" table:number-columns-repeated="2"/>
          <table:table-cell table:style-name="ce358" office:value-type="string" table:number-columns-spanned="2" table:number-rows-spanned="1">
            <text:p>Másfélkezes fegyverek 1 kézzel forgatva</text:p>
          </table:table-cell>
          <table:covered-table-cell table:style-name="ce35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0" office:value-type="string">
            <text:p>KÉ levonás</text:p>
          </table:table-cell>
          <table:table-cell table:style-name="ce620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620" office:value-type="string">
            <text:p>T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588" office:value-type="string" table:number-columns-spanned="5" table:number-rows-spanned="1">
            <text:p>Mesterfegyver fortély bónuszai fokonként</text:p>
          </table:table-cell>
          <table:covered-table-cell table:style-name="ce357"/>
          <table:covered-table-cell table:style-name="ce357"/>
          <table:covered-table-cell table:style-name="ce357"/>
          <table:covered-table-cell table:style-name="ce357"/>
          <table:table-cell table:style-name="Default"/>
          <table:table-cell table:style-name="ce620" office:value-type="string">
            <text:p>V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357"/>
          <table:table-cell table:style-name="ce596" office:value-type="string">
            <text:p>KÉ</text:p>
          </table:table-cell>
          <table:table-cell table:style-name="ce596" office:value-type="string">
            <text:p>TÉ/CÉ</text:p>
          </table:table-cell>
          <table:table-cell table:style-name="ce596" office:value-type="string">
            <text:p>VÉ</text:p>
          </table:table-cell>
          <table:table-cell table:style-name="ce596" office:value-type="string">
            <text:p>SP</text:p>
          </table:table-cell>
          <table:table-cell table:style-name="Default"/>
          <table:table-cell table:style-name="ce620" office:value-type="string">
            <text:p>Átütés</text:p>
          </table:table-cell>
          <table:table-cell table:style-name="ce620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57"/>
          <table:table-cell table:style-name="ce596" office:value-type="float" office:value="2">
            <text:p>2</text:p>
          </table:table-cell>
          <table:table-cell table:style-name="ce596" office:value-type="float" office:value="3">
            <text:p>3</text:p>
          </table:table-cell>
          <table:table-cell table:style-name="ce596" office:value-type="float" office:value="3">
            <text:p>3</text:p>
          </table:table-cell>
          <table:table-cell table:style-name="ce596" office:value-type="float" office:value="1">
            <text:p>1</text:p>
          </table:table-cell>
          <table:table-cell table:style-name="Default"/>
          <table:table-cell table:style-name="ce68" office:value-type="string">
            <text:p>Erőbónusz</text:p>
          </table:table-cell>
          <table:table-cell table:style-name="ce68" office:value-type="float" office:value="-1">
            <text:p>-1</text:p>
          </table:table-cell>
          <table:table-cell table:style-name="ce640" office:value-type="string" table:number-columns-spanned="6" table:number-rows-spanned="1">
            <text:p>Mert csak az Erő +2 feletti része számít be és az Erőbónusz meg Erő/2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1">
          <table:table-cell table:style-name="Default" table:number-columns-repeated="3"/>
          <table:table-cell table:style-name="ce588" office:value-type="string" table:number-columns-spanned="5" table:number-rows-spanned="1">
            <text:p>Mesterfegyver fortély követelményei</text:p>
          </table:table-cell>
          <table:covered-table-cell table:style-name="ce357"/>
          <table:covered-table-cell table:style-name="ce357"/>
          <table:covered-table-cell table:style-name="ce357"/>
          <table:covered-table-cell table:style-name="ce357"/>
          <table:table-cell table:style-name="Default"/>
          <table:table-cell table:style-name="ce35" office:value-type="string">
            <text:p>Gyors kezd. Gyorsaság köv.</text:p>
          </table:table-cell>
          <table:table-cell table:style-name="ce637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89" office:value-type="string">
            <text:p>Fok</text:p>
          </table:table-cell>
          <table:table-cell table:style-name="ce589" office:value-type="string" table:number-columns-spanned="4" table:number-rows-spanned="1">
            <text:p>Követelmény</text:p>
          </table:table-cell>
          <table:covered-table-cell table:style-name="ce357"/>
          <table:covered-table-cell table:style-name="ce609"/>
          <table:covered-table-cell table:style-name="ce60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0">
            <text:p>0</text:p>
          </table:table-cell>
          <table:table-cell table:style-name="ce597" office:value-type="float" office:value="0" table:number-columns-spanned="4" table:number-rows-spanned="1">
            <text:p>0</text:p>
          </table:table-cell>
          <table:covered-table-cell table:style-name="ce68"/>
          <table:covered-table-cell table:style-name="ce68"/>
          <table:covered-table-cell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1">
            <text:p>1</text:p>
          </table:table-cell>
          <table:table-cell table:style-name="ce598" office:value-type="float" office:value="4" table:number-columns-spanned="4" table:number-rows-spanned="1">
            <text:p>4.szint a harcmodorban</text:p>
          </table:table-cell>
          <table:covered-table-cell table:style-name="ce68"/>
          <table:covered-table-cell table:style-name="ce68"/>
          <table:covered-table-cell table:style-name="ce6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2">
            <text:p>2</text:p>
          </table:table-cell>
          <table:table-cell table:style-name="ce598" office:value-type="float" office:value="8" table:number-columns-spanned="4" table:number-rows-spanned="1">
            <text:p>8.szint a harcmodorban</text:p>
          </table:table-cell>
          <table:covered-table-cell table:style-name="ce357"/>
          <table:covered-table-cell table:style-name="ce357"/>
          <table:covered-table-cell table:style-name="ce357"/>
          <table:table-cell table:style-name="Default"/>
          <table:table-cell table:style-name="ce621" office:value-type="string" table:number-columns-spanned="4" table:number-rows-spanned="1">
            <text:p>Megoldandó problémák:</text:p>
          </table:table-cell>
          <table:covered-table-cell table:style-name="ce638"/>
          <table:covered-table-cell table:style-name="ce638"/>
          <table:covered-table-cell table:style-name="ce649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8" office:value-type="float" office:value="3">
            <text:p>3</text:p>
          </table:table-cell>
          <table:table-cell table:style-name="ce598" office:value-type="float" office:value="12" table:number-columns-spanned="4" table:number-rows-spanned="1">
            <text:p>12.szint a harcmodorban</text:p>
          </table:table-cell>
          <table:covered-table-cell table:style-name="ce357"/>
          <table:covered-table-cell table:style-name="ce357"/>
          <table:covered-table-cell table:style-name="ce357"/>
          <table:table-cell table:style-name="Default"/>
          <table:table-cell table:style-name="ce622" table:number-columns-spanned="4" table:number-rows-spanned="1"/>
          <table:covered-table-cell table:style-name="Default"/>
          <table:covered-table-cell table:style-name="Default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2" office:value-type="string" table:number-columns-spanned="4" table:number-rows-spanned="1">
            <text:p>- Képzettség halmazok kezelése!!! </text:p>
          </table:table-cell>
          <table:covered-table-cell table:style-name="Default"/>
          <table:covered-table-cell table:style-name="Default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603" office:value-type="string" table:number-columns-spanned="3" table:number-rows-spanned="1">
            <text:p>Pajzshasználat fok</text:p>
          </table:table-cell>
          <table:covered-table-cell table:style-name="Default"/>
          <table:covered-table-cell table:style-name="Default"/>
          <table:table-cell table:style-name="Default"/>
          <table:table-cell table:style-name="ce622" office:value-type="string" table:number-columns-spanned="4" table:number-rows-spanned="1">
            <text:p><text:s text:c="2"/>(max eltérést is figyelembe venni)</text:p>
          </table:table-cell>
          <table:covered-table-cell table:style-name="ce400"/>
          <table:covered-table-cell table:style-name="ce400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4" office:value-type="string" table:number-columns-spanned="2" table:number-rows-spanned="1">
            <text:p>Pajzs</text:p>
          </table:table-cell>
          <table:covered-table-cell table:style-name="Default"/>
          <table:table-cell table:style-name="ce574" office:value-type="string">
            <text:p>VÉ</text:p>
          </table:table-cell>
          <table:table-cell table:style-name="ce574" office:value-type="string">
            <text:p>MGT</text:p>
          </table:table-cell>
          <table:table-cell table:style-name="ce604" office:value-type="float" office:value="0">
            <text:p>0.fok</text:p>
          </table:table-cell>
          <table:table-cell table:style-name="ce604" office:value-type="float" office:value="1">
            <text:p>1.fok</text:p>
          </table:table-cell>
          <table:table-cell table:style-name="ce604" office:value-type="float" office:value="2">
            <text:p>2.fok</text:p>
          </table:table-cell>
          <table:table-cell table:style-name="Default"/>
          <table:table-cell table:style-name="ce622" office:value-type="string" table:number-columns-spanned="4" table:number-rows-spanned="1">
            <text:p>- Pajzs KÉ?</text:p>
          </table:table-cell>
          <table:covered-table-cell table:style-name="ce400"/>
          <table:covered-table-cell table:style-name="ce400"/>
          <table:covered-table-cell table:style-name="ce65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nincs</text:p>
          </table:table-cell>
          <table:covered-table-cell table:style-name="Default"/>
          <table:table-cell table:style-name="ce590" office:value-type="float" office:value="0">
            <text:p>0</text:p>
          </table:table-cell>
          <table:table-cell table:style-name="ce590" office:value-type="string">
            <text:p>x</text:p>
          </table:table-cell>
          <table:table-cell table:style-name="ce590" office:value-type="float" office:value="0">
            <text:p>0</text:p>
          </table:table-cell>
          <table:table-cell table:style-name="ce590" office:value-type="float" office:value="0">
            <text:p>0</text:p>
          </table:table-cell>
          <table:table-cell table:style-name="ce590" office:value-type="float" office:value="0">
            <text:p>0</text:p>
          </table:table-cell>
          <table:table-cell table:style-name="Default"/>
          <table:table-cell table:style-name="ce623" table:number-columns-spanned="4" table:number-rows-spanned="1"/>
          <table:covered-table-cell table:style-name="ce639"/>
          <table:covered-table-cell table:style-name="ce639"/>
          <table:covered-table-cell table:style-name="ce651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Kis pajzs</text:p>
          </table:table-cell>
          <table:covered-table-cell table:style-name="Default"/>
          <table:table-cell table:style-name="ce590" office:value-type="float" office:value="10">
            <text:p>10</text:p>
          </table:table-cell>
          <table:table-cell table:style-name="ce590" office:value-type="string">
            <text:p>x</text:p>
          </table:table-cell>
          <table:table-cell table:style-name="ce590" office:value-type="float" office:value="-10">
            <text:p>-10</text:p>
          </table:table-cell>
          <table:table-cell table:style-name="ce590" office:value-type="float" office:value="0">
            <text:p>0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6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0" office:value-type="float" office:value="30">
            <text:p>30</text:p>
          </table:table-cell>
          <table:table-cell table:style-name="ce590" office:value-type="string">
            <text:p>x</text:p>
          </table:table-cell>
          <table:table-cell table:style-name="ce590" office:value-type="float" office:value="-15">
            <text:p>-15</text:p>
          </table:table-cell>
          <table:table-cell table:style-name="ce590" office:value-type="float" office:value="-5">
            <text:p>-5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575" office:value-type="string" table:number-columns-spanned="2" table:number-rows-spanned="1">
            <text:p>Nagy pajzs</text:p>
          </table:table-cell>
          <table:covered-table-cell table:style-name="Default"/>
          <table:table-cell table:style-name="ce590" office:value-type="float" office:value="50">
            <text:p>50</text:p>
          </table:table-cell>
          <table:table-cell table:style-name="ce590" office:value-type="string">
            <text:p>x</text:p>
          </table:table-cell>
          <table:table-cell table:style-name="ce590" office:value-type="float" office:value="-20">
            <text:p>-20</text:p>
          </table:table-cell>
          <table:table-cell table:style-name="ce590" office:value-type="float" office:value="-10">
            <text:p>-10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17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17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1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O26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target-range-address="Tulajdonságok_képzettségek.N51:Tulajdonságok_képzettségek.N51" table:contains-header="false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2010.02.01</text:date>, <text:time>17:26:2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0-02-01T17:26:21.89</dc:date>
    <meta:editing-cycles>19</meta:editing-cycles>
    <meta:editing-duration>PT15H08M31S</meta:editing-duration>
    <meta:document-statistic meta:table-count="9" meta:cell-count="2521" meta:object-count="0"/>
    <meta:user-defined meta:name="Info 1"/>
    <meta:user-defined meta:name="Info 2"/>
    <meta:user-defined meta:name="Info 3"/>
    <meta:user-defined meta:name="Info 4"/>
  </office:meta>
</office:document-meta>
</file>